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4" style:family="table-column">
      <style:table-column-properties style:column-width="2.8666in" style:use-optimal-column-width="false"/>
    </style:style>
    <style:style style:name="TableColumn35" style:family="table-column">
      <style:table-column-properties style:column-width="1.7201in" style:use-optimal-column-width="false"/>
    </style:style>
    <style:style style:name="TableColumn36" style:family="table-column">
      <style:table-column-properties style:column-width="1.9097in" style:use-optimal-column-width="false"/>
    </style:style>
    <style:style style:name="Table33" style:family="table">
      <style:table-properties style:width="6.4965in" style:rel-width="100%" fo:margin-left="0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15%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" style:parent-style-name="ОбычныйИнтернет" style:family="paragraph">
      <style:paragraph-properties fo:line-height="150%" fo:text-indent="0.4916in"/>
      <style:text-properties fo:font-weight="bold" style:font-weight-asian="bold" fo:font-size="14pt" style:font-size-asian="14pt"/>
    </style:style>
    <style:style style:name="P63" style:parent-style-name="ОбычныйИнтернет" style:family="paragraph">
      <style:paragraph-properties fo:line-height="150%" fo:text-indent="0.4916in"/>
      <style:text-properties fo:font-size="14pt" style:font-size-asian="14pt" style:font-size-complex="14pt"/>
    </style:style>
    <style:style style:name="P64" style:parent-style-name="ОбычныйИнтернет" style:family="paragraph">
      <style:paragraph-properties fo:line-height="150%" fo:text-indent="0.4916in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66" style:parent-style-name="ОбычныйИнтернет" style:family="paragraph">
      <style:paragraph-properties fo:text-align="center" fo:text-indent="0.4916in"/>
      <style:text-properties fo:font-size="14pt" style:font-size-asian="14pt" style:font-size-complex="14pt"/>
    </style:style>
    <style:style style:name="P67" style:parent-style-name="ОбычныйИнтернет" style:family="paragraph">
      <style:text-properties fo:font-size="14pt" style:font-size-asian="14pt" style:font-size-complex="14pt"/>
    </style:style>
    <style:style style:name="P68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69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0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1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2" style:parent-style-name="ОбычныйИнтернет" style:family="paragraph">
      <style:text-properties fo:font-size="14pt" style:font-size-asian="14pt" style:font-size-complex="14pt"/>
    </style:style>
    <style:style style:name="P73" style:parent-style-name="ОбычныйИнтернет" style:family="paragraph">
      <style:text-properties fo:font-size="14pt" style:font-size-asian="14pt" style:font-size-complex="14pt"/>
    </style:style>
    <style:style style:name="P74" style:parent-style-name="ОбычныйИнтернет" style:family="paragraph">
      <style:text-properties fo:font-size="14pt" style:font-size-asian="14pt" style:font-size-complex="14pt"/>
    </style:style>
    <style:style style:name="P75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76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77" style:parent-style-name="ОбычныйИнтернет" style:family="paragraph">
      <style:text-properties fo:font-size="14pt" style:font-size-asian="14pt" style:font-size-complex="14pt"/>
    </style:style>
    <style:style style:name="P78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79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80" style:parent-style-name="ОбычныйИнтернет" style:family="paragraph">
      <style:text-properties fo:font-size="14pt" style:font-size-asian="14pt" style:font-size-complex="14pt"/>
    </style:style>
    <style:style style:name="P81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82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83" style:parent-style-name="ОбычныйИнтернет" style:family="paragraph"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85" style:parent-style-name="ОбычныйИнтернет" style:family="paragraph">
      <style:text-properties fo:font-size="14pt" style:font-size-asian="14pt" style:font-size-complex="14pt"/>
    </style:style>
    <style:style style:name="P86" style:parent-style-name="ОбычныйИнтернет" style:family="paragraph">
      <style:paragraph-properties fo:text-align="center"/>
      <style:text-properties fo:font-size="14pt" style:font-size-asian="14pt" style:font-size-complex="14pt"/>
    </style:style>
    <style:style style:name="P87" style:parent-style-name="ОбычныйИнтернет" style:family="paragraph">
      <style:text-properties fo:font-size="14pt" style:font-size-asian="14pt" style:font-size-complex="14pt"/>
    </style:style>
    <style:style style:name="P88" style:parent-style-name="ОбычныйИнтернет" style:family="paragraph">
      <style:paragraph-properties fo:line-height="150%" fo:text-indent="0.4916in"/>
    </style:style>
    <style:style style:name="T8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0" style:parent-style-name="ОбычныйИнтернет" style:family="paragraph">
      <style:paragraph-properties fo:line-height="150%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margin-top="0in" fo:margin-bottom="0in" fo:line-height="115%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margin-top="0in" fo:margin-bottom="0in" fo:line-height="115%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margin-top="0in" fo:margin-bottom="0in" fo:line-height="115%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ОбычныйИнтернет" style:family="paragraph">
      <style:paragraph-properties fo:text-align="justify" fo:margin-top="0in" fo:margin-bottom="0in" fo:line-height="115%"/>
    </style:style>
    <style:style style:name="P112" style:parent-style-name="ОбычныйИнтернет" style:family="paragraph">
      <style:paragraph-properties fo:text-align="justify" fo:margin-top="0in" fo:margin-bottom="0in" fo:line-height="115%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Интернет" style:family="paragraph">
      <style:paragraph-properties fo:text-align="justify" fo:margin-top="0in" fo:margin-bottom="0in" fo:line-height="115%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Интернет" style:family="paragraph">
      <style:paragraph-properties fo:text-align="justify" fo:margin-top="0in" fo:margin-bottom="0in" fo:line-height="115%"/>
    </style:style>
    <style:style style:name="P122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text-align="center" fo:margin-top="0in" fo:margin-bottom="0in" fo:line-height="115%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126" style:parent-style-name="ОбычныйИнтернет" style:family="paragraph">
      <style:paragraph-properties fo:text-align="justify" fo:margin-top="0in" fo:margin-bottom="0in" fo:line-height="115%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Интернет" style:family="paragraph">
      <style:paragraph-properties fo:text-align="justify" fo:margin-top="0in" fo:margin-bottom="0in" fo:line-height="115%"/>
    </style:style>
    <style:style style:name="T129" style:parent-style-name="Основнойшрифтабзаца" style:family="text">
      <style:text-properties fo:font-size="14pt" style:font-size-asian="14pt"/>
    </style:style>
    <style:style style:name="T130" style:parent-style-name="Основнойшрифтабзаца" style:family="text">
      <style:text-properties fo:font-size="14pt" style:font-size-asian="14pt" fo:language="en" fo:country="US"/>
    </style:style>
    <style:style style:name="T131" style:parent-style-name="Основнойшрифтабзаца" style:family="text">
      <style:text-properties fo:font-size="14pt" style:font-size-asian="14pt"/>
    </style:style>
    <style:style style:name="T132" style:parent-style-name="Основнойшрифтабзаца" style:family="text">
      <style:text-properties fo:font-size="14pt" style:font-size-asian="14pt" fo:language="en" fo:country="US"/>
    </style:style>
    <style:style style:name="T133" style:parent-style-name="Основнойшрифтабзаца" style:family="text">
      <style:text-properties fo:font-size="14pt" style:font-size-asian="14pt"/>
    </style:style>
    <style:style style:name="T134" style:parent-style-name="Основнойшрифтабзаца" style:family="text">
      <style:text-properties fo:font-size="14pt" style:font-size-asian="14pt" fo:language="en" fo:country="US"/>
    </style:style>
    <style:style style:name="T135" style:parent-style-name="Основнойшрифтабзаца" style:family="text">
      <style:text-properties fo:font-size="14pt" style:font-size-asian="14pt"/>
    </style:style>
    <style:style style:name="T136" style:parent-style-name="Основнойшрифтабзаца" style:family="text">
      <style:text-properties fo:font-size="14pt" style:font-size-asian="14pt" fo:language="en" fo:country="US"/>
    </style:style>
    <style:style style:name="T137" style:parent-style-name="Основнойшрифтабзаца" style:family="text">
      <style:text-properties fo:font-size="14pt" style:font-size-asian="14pt"/>
    </style:style>
    <style:style style:name="T138" style:parent-style-name="Основнойшрифтабзаца" style:family="text">
      <style:text-properties fo:font-size="14pt" style:font-size-asian="14pt" fo:language="en" fo:country="US"/>
    </style:style>
    <style:style style:name="T139" style:parent-style-name="Основнойшрифтабзаца" style:family="text">
      <style:text-properties fo:font-size="14pt" style:font-size-asian="14pt"/>
    </style:style>
    <style:style style:name="T140" style:parent-style-name="Основнойшрифтабзаца" style:family="text">
      <style:text-properties fo:font-size="14pt" style:font-size-asian="14pt" fo:language="en" fo:country="US"/>
    </style:style>
    <style:style style:name="T141" style:parent-style-name="Основнойшрифтабзаца" style:family="text">
      <style:text-properties fo:font-size="14pt" style:font-size-asian="14pt"/>
    </style:style>
    <style:style style:name="T142" style:parent-style-name="Основнойшрифтабзаца" style:family="text">
      <style:text-properties fo:font-size="14pt" style:font-size-asian="14pt" fo:language="en" fo:country="US"/>
    </style:style>
    <style:style style:name="T143" style:parent-style-name="Основнойшрифтабзаца" style:family="text">
      <style:text-properties fo:font-size="14pt" style:font-size-asian="14pt"/>
    </style:style>
    <style:style style:name="T144" style:parent-style-name="Основнойшрифтабзаца" style:family="text">
      <style:text-properties fo:font-size="14pt" style:font-size-asian="14pt" fo:language="en" fo:country="US"/>
    </style:style>
    <style:style style:name="T145" style:parent-style-name="Основнойшрифтабзаца" style:family="text">
      <style:text-properties fo:font-size="14pt" style:font-size-asian="14pt"/>
    </style:style>
    <style:style style:name="T146" style:parent-style-name="Основнойшрифтабзаца" style:family="text">
      <style:text-properties fo:font-size="14pt" style:font-size-asian="14pt" fo:language="en" fo:country="US"/>
    </style:style>
    <style:style style:name="T147" style:parent-style-name="Основнойшрифтабзаца" style:family="text">
      <style:text-properties fo:font-size="14pt" style:font-size-asian="14pt"/>
    </style:style>
    <style:style style:name="T148" style:parent-style-name="Основнойшрифтабзаца" style:family="text">
      <style:text-properties fo:font-size="14pt" style:font-size-asian="14pt" fo:language="en" fo:country="US"/>
    </style:style>
    <style:style style:name="T149" style:parent-style-name="Основнойшрифтабзаца" style:family="text">
      <style:text-properties fo:font-size="14pt" style:font-size-asian="14pt"/>
    </style:style>
    <style:style style:name="T150" style:parent-style-name="Основнойшрифтабзаца" style:family="text">
      <style:text-properties fo:font-size="14pt" style:font-size-asian="14pt" fo:language="en" fo:country="US"/>
    </style:style>
    <style:style style:name="T151" style:parent-style-name="Основнойшрифтабзаца" style:family="text">
      <style:text-properties fo:font-size="14pt" style:font-size-asian="14pt"/>
    </style:style>
    <style:style style:name="T152" style:parent-style-name="Основнойшрифтабзаца" style:family="text">
      <style:text-properties fo:font-size="14pt" style:font-size-asian="14pt" fo:language="en" fo:country="US"/>
    </style:style>
    <style:style style:name="T153" style:parent-style-name="Основнойшрифтабзаца" style:family="text">
      <style:text-properties fo:font-size="14pt" style:font-size-asian="14pt"/>
    </style:style>
    <style:style style:name="T154" style:parent-style-name="Основнойшрифтабзаца" style:family="text">
      <style:text-properties fo:font-size="14pt" style:font-size-asian="14pt" fo:language="en" fo:country="US"/>
    </style:style>
    <style:style style:name="T155" style:parent-style-name="Основнойшрифтабзаца" style:family="text">
      <style:text-properties fo:font-size="14pt" style:font-size-asian="14pt"/>
    </style:style>
    <style:style style:name="TableColumn157" style:family="table-column">
      <style:table-column-properties style:column-width="0.884in" style:use-optimal-column-width="false"/>
    </style:style>
    <style:style style:name="TableColumn158" style:family="table-column">
      <style:table-column-properties style:column-width="1.6777in" style:use-optimal-column-width="false"/>
    </style:style>
    <style:style style:name="TableColumn159" style:family="table-column">
      <style:table-column-properties style:column-width="1.0798in" style:use-optimal-column-width="false"/>
    </style:style>
    <style:style style:name="TableColumn160" style:family="table-column">
      <style:table-column-properties style:column-width="1.475in" style:use-optimal-column-width="false"/>
    </style:style>
    <style:style style:name="TableColumn161" style:family="table-column">
      <style:table-column-properties style:column-width="1.55in" style:use-optimal-column-width="false"/>
    </style:style>
    <style:style style:name="Table156" style:family="table">
      <style:table-properties style:width="6.6666in" fo:margin-left="0in" table:align="center"/>
    </style:style>
    <style:style style:name="TableRow162" style:family="table-row">
      <style:table-row-properties style:min-row-height="0.1993in" style:use-optimal-row-height="false" fo:keep-together="always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Текст" style:family="paragraph">
      <style:paragraph-properties fo:text-align="justify" fo:margin-bottom="0in"/>
    </style:style>
    <style:style style:name="T1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6" style:parent-style-name="Текст" style:family="paragraph">
      <style:paragraph-properties fo:text-align="justify" fo:margin-bottom="0in"/>
    </style:style>
    <style:style style:name="T1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Текст" style:family="paragraph">
      <style:paragraph-properties fo:text-align="justify" fo:margin-bottom="0in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1" style:parent-style-name="Текст" style:family="paragraph">
      <style:paragraph-properties fo:text-align="justify" fo:margin-bottom="0in"/>
    </style:style>
    <style:style style:name="T1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Текст" style:family="paragraph">
      <style:paragraph-properties fo:text-align="justify" fo:margin-bottom="0in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6" style:parent-style-name="Текст" style:family="paragraph">
      <style:paragraph-properties fo:text-align="justify" fo:margin-bottom="0in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" style:parent-style-name="Текст" style:family="paragraph">
      <style:paragraph-properties fo:text-align="justify" fo:margin-bottom="0in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81" style:family="table-row">
      <style:table-row-properties style:min-row-height="0.1986in" style:use-optimal-row-height="false" fo:keep-together="always"/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3" style:parent-style-name="Текст" style:family="paragraph">
      <style:paragraph-properties fo:text-align="justify" fo:margin-bottom="0in"/>
    </style:style>
    <style:style style:name="T1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Текст" style:family="paragraph">
      <style:paragraph-properties fo:text-align="justify" fo:margin-bottom="0in"/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88" style:family="table-row">
      <style:table-row-properties style:min-row-height="0.5722in" style:use-optimal-row-height="false" fo:keep-together="always"/>
    </style:style>
    <style:style style:name="TableCell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90" style:parent-style-name="Текст" style:family="paragraph">
      <style:paragraph-properties fo:text-align="center" fo:margin-bottom="0in"/>
    </style:style>
    <style:style style:name="T1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Текст" style:family="paragraph">
      <style:paragraph-properties fo:text-align="center" fo:margin-bottom="0in"/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96" style:parent-style-name="Текст" style:family="paragraph">
      <style:paragraph-properties fo:text-align="center" fo:margin-bottom="0in"/>
    </style:style>
    <style:style style:name="T1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Текст" style:family="paragraph">
      <style:paragraph-properties fo:text-align="justify" fo:margin-bottom="0in"/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Текст" style:family="paragraph">
      <style:paragraph-properties fo:text-align="justify" fo:margin-bottom="0in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06" style:family="table-row">
      <style:table-row-properties style:min-row-height="0.5722in" style:use-optimal-row-height="false" fo:keep-together="always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Текст" style:family="paragraph">
      <style:paragraph-properties fo:text-align="center" fo:margin-bottom="0in"/>
    </style:style>
    <style:style style:name="T2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Текст" style:family="paragraph">
      <style:paragraph-properties fo:text-align="center" fo:margin-bottom="0in"/>
    </style:style>
    <style:style style:name="T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Текст" style:family="paragraph">
      <style:paragraph-properties fo:text-align="center" fo:margin-bottom="0in"/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Текст" style:family="paragraph">
      <style:paragraph-properties fo:text-align="justify" fo:margin-bottom="0in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Текст" style:family="paragraph">
      <style:paragraph-properties fo:text-align="justify" fo:margin-bottom="0in"/>
    </style:style>
    <style:style style:name="T2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24" style:family="table-row">
      <style:table-row-properties style:min-row-height="0.5722in" style:use-optimal-row-height="false" fo:keep-together="always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Текст" style:family="paragraph">
      <style:paragraph-properties fo:text-align="center" fo:margin-bottom="0in"/>
    </style:style>
    <style:style style:name="T2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Текст" style:family="paragraph">
      <style:paragraph-properties fo:text-align="center" fo:margin-bottom="0in"/>
    </style:style>
    <style:style style:name="T2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Текст" style:family="paragraph">
      <style:paragraph-properties fo:text-align="center" fo:margin-bottom="0in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Текст" style:family="paragraph">
      <style:paragraph-properties fo:text-align="justify" fo:margin-bottom="0in"/>
    </style:style>
    <style:style style:name="T2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7" style:parent-style-name="Текст" style:family="paragraph">
      <style:paragraph-properties fo:text-align="justify" fo:margin-bottom="0in"/>
    </style:style>
    <style:style style:name="T2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Текст" style:family="paragraph">
      <style:paragraph-properties fo:text-align="justify" fo:margin-bottom="0in"/>
    </style:style>
    <style:style style:name="T2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Текст" style:family="paragraph">
      <style:paragraph-properties fo:text-align="justify" fo:margin-bottom="0in"/>
    </style:style>
    <style:style style:name="T2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44" style:family="table-row">
      <style:table-row-properties style:min-row-height="0.4152in" style:use-optimal-row-height="false" fo:keep-together="always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Текст" style:family="paragraph">
      <style:paragraph-properties fo:text-align="center" fo:margin-bottom="0in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Текст" style:family="paragraph">
      <style:paragraph-properties fo:text-align="center" fo:margin-bottom="0in"/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Текст" style:family="paragraph">
      <style:paragraph-properties fo:text-align="center" fo:margin-bottom="0in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Текст" style:family="paragraph">
      <style:paragraph-properties fo:text-align="justify" fo:margin-bottom="0in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Текст" style:family="paragraph">
      <style:paragraph-properties fo:text-align="justify" fo:margin-bottom="0in"/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Текст" style:family="paragraph">
      <style:paragraph-properties fo:text-align="justify" fo:margin-bottom="0in"/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3" style:family="table-row">
      <style:table-row-properties style:min-row-height="0.2402in" style:use-optimal-row-height="false" fo:keep-together="always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Текст" style:family="paragraph">
      <style:paragraph-properties fo:text-align="center" fo:margin-bottom="0in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P268" style:parent-style-name="Текст" style:family="paragraph">
      <style:paragraph-properties fo:text-align="center" fo:margin-bottom="0in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Текст" style:family="paragraph">
      <style:paragraph-properties fo:text-align="center" fo:margin-bottom="0in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Текст" style:family="paragraph">
      <style:paragraph-properties fo:text-align="justify" fo:margin-bottom="0in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Текст" style:family="paragraph">
      <style:paragraph-properties fo:text-align="justify" fo:margin-bottom="0in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79" style:family="table-row">
      <style:table-row-properties style:min-row-height="0.3986in" style:use-optimal-row-height="false" fo:keep-together="always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P281" style:parent-style-name="Текст" style:family="paragraph">
      <style:paragraph-properties fo:text-align="center" fo:margin-bottom="0in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P284" style:parent-style-name="Текст" style:family="paragraph">
      <style:paragraph-properties fo:text-align="center" fo:margin-bottom="0in"/>
    </style:style>
    <style:style style:name="T2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Текст" style:family="paragraph">
      <style:paragraph-properties fo:text-align="center" fo:margin-bottom="0in"/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Текст" style:family="paragraph">
      <style:paragraph-properties fo:text-align="justify" fo:margin-bottom="0in"/>
    </style:style>
    <style:style style:name="T2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3" style:parent-style-name="Текст" style:family="paragraph">
      <style:paragraph-properties fo:text-align="justify" fo:margin-bottom="0in"/>
    </style:style>
    <style:style style:name="T2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Текст" style:family="paragraph">
      <style:paragraph-properties fo:text-align="justify" fo:margin-bottom="0in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9" style:parent-style-name="Текст" style:family="paragraph">
      <style:paragraph-properties fo:text-align="justify" fo:margin-bottom="0in"/>
    </style:style>
    <style:style style:name="T3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301" style:family="table-row">
      <style:table-row-properties style:min-row-height="0.5722in" style:use-optimal-row-height="false" fo:keep-together="always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Текст" style:family="paragraph">
      <style:paragraph-properties fo:text-align="center" fo:margin-bottom="0in"/>
    </style:style>
    <style:style style:name="T3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Текст" style:family="paragraph">
      <style:paragraph-properties fo:text-align="center" fo:margin-bottom="0in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Текст" style:family="paragraph">
      <style:paragraph-properties fo:text-align="center" fo:margin-bottom="0in"/>
    </style:style>
    <style:style style:name="T3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Текст" style:family="paragraph">
      <style:paragraph-properties fo:text-align="justify" fo:margin-bottom="0in"/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5" style:parent-style-name="Текст" style:family="paragraph">
      <style:paragraph-properties fo:text-align="justify" fo:margin-bottom="0in"/>
    </style:style>
    <style:style style:name="T3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Текст" style:family="paragraph">
      <style:paragraph-properties fo:text-align="justify" fo:margin-bottom="0in"/>
    </style:style>
    <style:style style:name="T3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Текст" style:family="paragraph">
      <style:paragraph-properties fo:text-align="justify" fo:margin-bottom="0in"/>
    </style:style>
    <style:style style:name="T3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Текст" style:family="paragraph">
      <style:paragraph-properties fo:text-align="justify" fo:margin-bottom="0in"/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Текст" style:family="paragraph">
      <style:paragraph-properties fo:text-align="justify" fo:margin-bottom="0in"/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327" style:parent-style-name="Standard" style:family="paragraph">
      <style:paragraph-properties fo:text-align="center" fo:line-height="150%"/>
    </style:style>
    <style:style style:name="T328" style:parent-style-name="Основнойшрифтабзаца" style:family="text">
      <style:text-properties fo:font-weight="bold" style:font-weight-asian="bold" fo:font-size="14pt" style:font-size-asian="14pt"/>
    </style:style>
    <style:style style:name="P329" style:parent-style-name="Standard" style:family="paragraph">
      <style:paragraph-properties fo:text-align="justify" fo:line-height="115%"/>
    </style:style>
    <style:style style:name="T330" style:parent-style-name="Основнойшрифтабзаца" style:family="text">
      <style:text-properties fo:font-size="14pt" style:font-size-asian="14pt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P338" style:parent-style-name="Standard" style:family="paragraph">
      <style:paragraph-properties fo:line-height="115%"/>
    </style:style>
    <style:style style:name="T339" style:parent-style-name="Основнойшрифтабзаца" style:family="text">
      <style:text-properties fo:font-size="14pt" style:font-size-asian="14pt"/>
    </style:style>
    <style:style style:name="T340" style:parent-style-name="Основнойшрифтабзаца" style:family="text">
      <style:text-properties fo:font-size="14pt" style:font-size-asian="14pt"/>
    </style:style>
    <style:style style:name="T341" style:parent-style-name="Основнойшрифтабзаца" style:family="text">
      <style:text-properties fo:font-size="14pt" style:font-size-asian="14pt" fo:language="en" fo:country="US"/>
    </style:style>
    <style:style style:name="T342" style:parent-style-name="Основнойшрифтабзаца" style:family="text">
      <style:text-properties fo:font-size="14pt" style:font-size-asian="14pt"/>
    </style:style>
    <style:style style:name="T343" style:parent-style-name="Основнойшрифтабзаца" style:family="text">
      <style:text-properties fo:font-size="14pt" style:font-size-asian="14pt" fo:language="en" fo:country="US"/>
    </style:style>
    <style:style style:name="T344" style:parent-style-name="Основнойшрифтабзаца" style:family="text">
      <style:text-properties fo:font-size="14pt" style:font-size-asian="14pt"/>
    </style:style>
    <style:style style:name="P345" style:parent-style-name="Standard" style:family="paragraph">
      <style:paragraph-properties fo:line-height="115%"/>
    </style:style>
    <style:style style:name="T346" style:parent-style-name="Основнойшрифтабзаца" style:family="text">
      <style:text-properties fo:font-size="14pt" style:font-size-asian="14pt"/>
    </style:style>
    <style:style style:name="T347" style:parent-style-name="Основнойшрифтабзаца" style:family="text">
      <style:text-properties fo:font-size="14pt" style:font-size-asian="14pt" fo:language="en" fo:country="US"/>
    </style:style>
    <style:style style:name="T348" style:parent-style-name="Основнойшрифтабзаца" style:family="text">
      <style:text-properties fo:font-size="14pt" style:font-size-asian="14pt"/>
    </style:style>
    <style:style style:name="T349" style:parent-style-name="Основнойшрифтабзаца" style:family="text">
      <style:text-properties fo:font-size="14pt" style:font-size-asian="14pt" fo:language="en" fo:country="US"/>
    </style:style>
    <style:style style:name="T350" style:parent-style-name="Основнойшрифтабзаца" style:family="text">
      <style:text-properties fo:font-size="14pt" style:font-size-asian="14pt"/>
    </style:style>
    <style:style style:name="T351" style:parent-style-name="Основнойшрифтабзаца" style:family="text">
      <style:text-properties fo:font-size="14pt" style:font-size-asian="14pt" fo:language="en" fo:country="US"/>
    </style:style>
    <style:style style:name="T352" style:parent-style-name="Основнойшрифтабзаца" style:family="text">
      <style:text-properties fo:font-size="14pt" style:font-size-asian="14pt"/>
    </style:style>
    <style:style style:name="P353" style:parent-style-name="Standard" style:family="paragraph">
      <style:paragraph-properties fo:line-height="115%"/>
    </style:style>
    <style:style style:name="T354" style:parent-style-name="Основнойшрифтабзаца" style:family="text">
      <style:text-properties fo:font-size="14pt" style:font-size-asian="14pt"/>
    </style:style>
    <style:style style:name="T355" style:parent-style-name="Основнойшрифтабзаца" style:family="text">
      <style:text-properties fo:font-size="14pt" style:font-size-asian="14pt"/>
    </style:style>
    <style:style style:name="P356" style:parent-style-name="Standard" style:family="paragraph">
      <style:paragraph-properties fo:line-height="115%"/>
    </style:style>
    <style:style style:name="T357" style:parent-style-name="Основнойшрифтабзаца" style:family="text">
      <style:text-properties fo:font-size="14pt" style:font-size-asian="14pt"/>
    </style:style>
    <style:style style:name="T358" style:parent-style-name="Основнойшрифтабзаца" style:family="text">
      <style:text-properties fo:font-size="14pt" style:font-size-asian="14pt" fo:language="en" fo:country="US"/>
    </style:style>
    <style:style style:name="T359" style:parent-style-name="Основнойшрифтабзаца" style:family="text">
      <style:text-properties fo:font-size="14pt" style:font-size-asian="14pt"/>
    </style:style>
    <style:style style:name="P360" style:parent-style-name="Standard" style:family="paragraph">
      <style:paragraph-properties fo:line-height="115%"/>
    </style:style>
    <style:style style:name="T361" style:parent-style-name="Основнойшрифтабзаца" style:family="text">
      <style:text-properties fo:font-size="14pt" style:font-size-asian="14pt"/>
    </style:style>
    <style:style style:name="T362" style:parent-style-name="Основнойшрифтабзаца" style:family="text">
      <style:text-properties fo:font-size="14pt" style:font-size-asian="14pt" fo:language="en" fo:country="US"/>
    </style:style>
    <style:style style:name="T363" style:parent-style-name="Основнойшрифтабзаца" style:family="text">
      <style:text-properties fo:font-size="14pt" style:font-size-asian="14pt"/>
    </style:style>
    <style:style style:name="T364" style:parent-style-name="Основнойшрифтабзаца" style:family="text">
      <style:text-properties fo:font-size="14pt" style:font-size-asian="14pt" fo:language="en" fo:country="US"/>
    </style:style>
    <style:style style:name="T365" style:parent-style-name="Основнойшрифтабзаца" style:family="text">
      <style:text-properties fo:font-size="14pt" style:font-size-asian="14pt"/>
    </style:style>
    <style:style style:name="P366" style:parent-style-name="Standard" style:family="paragraph">
      <style:paragraph-properties fo:text-align="center" fo:line-height="115%"/>
    </style:style>
    <style:style style:name="T367" style:parent-style-name="Основнойшрифтабзаца" style:family="text">
      <style:text-properties fo:font-size="14pt" style:font-size-asian="14pt"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font-size="14pt" style:font-size-asian="14pt" fo:language="en" fo:country="US"/>
    </style:style>
    <style:style style:name="P370" style:parent-style-name="Standard" style:family="paragraph">
      <style:paragraph-properties fo:text-align="center" fo:line-height="115%"/>
    </style:style>
    <style:style style:name="T371" style:parent-style-name="Основнойшрифтабзаца" style:family="text">
      <style:text-properties fo:font-size="14pt" style:font-size-asian="14pt" fo:language="en" fo:country="US"/>
    </style:style>
    <style:style style:name="T372" style:parent-style-name="Основнойшрифтабзаца" style:family="text">
      <style:text-properties fo:font-size="14pt" style:font-size-asian="14pt" fo:language="en" fo:country="US"/>
    </style:style>
    <style:style style:name="T373" style:parent-style-name="Основнойшрифтабзаца" style:family="text">
      <style:text-properties fo:font-size="14pt" style:font-size-asian="14pt" fo:language="en" fo:country="US"/>
    </style:style>
    <style:style style:name="T374" style:parent-style-name="Основнойшрифтабзаца" style:family="text">
      <style:text-properties fo:font-size="14pt" style:font-size-asian="14pt" fo:language="en" fo:country="US"/>
    </style:style>
    <style:style style:name="T375" style:parent-style-name="Основнойшрифтабзаца" style:family="text">
      <style:text-properties fo:font-size="14pt" style:font-size-asian="14pt" fo:language="en" fo:country="US"/>
    </style:style>
    <style:style style:name="T376" style:parent-style-name="Основнойшрифтабзаца" style:family="text">
      <style:text-properties fo:font-size="14pt" style:font-size-asian="14pt" fo:language="en" fo:country="US"/>
    </style:style>
    <style:style style:name="T377" style:parent-style-name="Основнойшрифтабзаца" style:family="text">
      <style:text-properties fo:font-size="14pt" style:font-size-asian="14pt" fo:language="en" fo:country="US"/>
    </style:style>
    <style:style style:name="T378" style:parent-style-name="Основнойшрифтабзаца" style:family="text">
      <style:text-properties fo:font-size="14pt" style:font-size-asian="14pt" fo:language="en" fo:country="US"/>
    </style:style>
    <style:style style:name="T379" style:parent-style-name="Основнойшрифтабзаца" style:family="text">
      <style:text-properties fo:font-size="14pt" style:font-size-asian="14pt" fo:language="en" fo:country="US"/>
    </style:style>
    <style:style style:name="T380" style:parent-style-name="Основнойшрифтабзаца" style:family="text">
      <style:text-properties fo:font-size="14pt" style:font-size-asian="14pt" fo:language="en" fo:country="US"/>
    </style:style>
    <style:style style:name="P381" style:parent-style-name="Standard" style:family="paragraph">
      <style:paragraph-properties fo:text-align="center" fo:line-height="115%"/>
    </style:style>
    <style:style style:name="T382" style:parent-style-name="Основнойшрифтабзаца" style:family="text">
      <style:text-properties fo:font-size="14pt" style:font-size-asian="14pt"/>
    </style:style>
    <style:style style:name="T383" style:parent-style-name="Основнойшрифтабзаца" style:family="text">
      <style:text-properties fo:font-size="14pt" style:font-size-asian="14pt"/>
    </style:style>
    <style:style style:name="T384" style:parent-style-name="Основнойшрифтабзаца" style:family="text">
      <style:text-properties fo:font-size="14pt" style:font-size-asian="14pt" fo:language="en" fo:country="US"/>
    </style:style>
    <style:style style:name="T385" style:parent-style-name="Основнойшрифтабзаца" style:family="text">
      <style:text-properties fo:font-size="14pt" style:font-size-asian="14pt"/>
    </style:style>
    <style:style style:name="T386" style:parent-style-name="Основнойшрифтабзаца" style:family="text">
      <style:text-properties fo:font-size="14pt" style:font-size-asian="14pt" fo:language="en" fo:country="US"/>
    </style:style>
    <style:style style:name="T387" style:parent-style-name="Основнойшрифтабзаца" style:family="text">
      <style:text-properties fo:font-size="14pt" style:font-size-asian="14pt"/>
    </style:style>
    <style:style style:name="P388" style:parent-style-name="Standard" style:family="paragraph">
      <style:paragraph-properties fo:line-height="115%"/>
      <style:text-properties fo:font-size="14pt" style:font-size-asian="14pt"/>
    </style:style>
    <style:style style:name="P389" style:parent-style-name="ОбычныйИнтернет" style:family="paragraph">
      <style:paragraph-properties fo:text-align="justify" fo:margin-top="0in" fo:margin-bottom="0in" fo:line-height="115%"/>
    </style:style>
    <style:style style:name="T390" style:parent-style-name="Основнойшрифтабзаца" style:family="text">
      <style:text-properties fo:font-size="14pt" style:font-size-asian="14pt"/>
    </style:style>
    <style:style style:name="T391" style:parent-style-name="Основнойшрифтабзаца" style:family="text">
      <style:text-properties fo:font-size="14pt" style:font-size-asian="14pt" fo:language="en" fo:country="US"/>
    </style:style>
    <style:style style:name="T392" style:parent-style-name="Основнойшрифтабзаца" style:family="text">
      <style:text-properties fo:font-size="14pt" style:font-size-asian="14pt"/>
    </style:style>
    <style:style style:name="T393" style:parent-style-name="Основнойшрифтабзаца" style:family="text">
      <style:text-properties fo:font-size="14pt" style:font-size-asian="14pt" fo:language="en" fo:country="US"/>
    </style:style>
    <style:style style:name="T394" style:parent-style-name="Основнойшрифтабзаца" style:family="text">
      <style:text-properties fo:font-size="14pt" style:font-size-asian="14pt"/>
    </style:style>
    <style:style style:name="T395" style:parent-style-name="Основнойшрифтабзаца" style:family="text">
      <style:text-properties fo:font-size="14pt" style:font-size-asian="14pt" fo:language="en" fo:country="US"/>
    </style:style>
    <style:style style:name="T396" style:parent-style-name="Основнойшрифтабзаца" style:family="text">
      <style:text-properties fo:font-size="14pt" style:font-size-asian="14pt"/>
    </style:style>
    <style:style style:name="T397" style:parent-style-name="Основнойшрифтабзаца" style:family="text">
      <style:text-properties fo:font-size="14pt" style:font-size-asian="14pt" fo:language="en" fo:country="US"/>
    </style:style>
    <style:style style:name="T398" style:parent-style-name="Основнойшрифтабзаца" style:family="text">
      <style:text-properties fo:font-size="14pt" style:font-size-asian="14pt"/>
    </style:style>
    <style:style style:name="T399" style:parent-style-name="Основнойшрифтабзаца" style:family="text">
      <style:text-properties fo:font-size="14pt" style:font-size-asian="14pt" fo:language="en" fo:country="US"/>
    </style:style>
    <style:style style:name="T400" style:parent-style-name="Основнойшрифтабзаца" style:family="text">
      <style:text-properties fo:font-size="14pt" style:font-size-asian="14pt"/>
    </style:style>
    <style:style style:name="T401" style:parent-style-name="Основнойшрифтабзаца" style:family="text">
      <style:text-properties fo:font-size="14pt" style:font-size-asian="14pt" fo:language="en" fo:country="US"/>
    </style:style>
    <style:style style:name="T402" style:parent-style-name="Основнойшрифтабзаца" style:family="text">
      <style:text-properties fo:font-size="14pt" style:font-size-asian="14pt"/>
    </style:style>
    <style:style style:name="T403" style:parent-style-name="Основнойшрифтабзаца" style:family="text">
      <style:text-properties fo:font-size="14pt" style:font-size-asian="14pt" fo:language="en" fo:country="US"/>
    </style:style>
    <style:style style:name="T404" style:parent-style-name="Основнойшрифтабзаца" style:family="text">
      <style:text-properties fo:font-size="14pt" style:font-size-asian="14pt"/>
    </style:style>
    <style:style style:name="T405" style:parent-style-name="Основнойшрифтабзаца" style:family="text">
      <style:text-properties fo:font-size="14pt" style:font-size-asian="14pt" fo:language="en" fo:country="US"/>
    </style:style>
    <style:style style:name="T406" style:parent-style-name="Основнойшрифтабзаца" style:family="text">
      <style:text-properties fo:font-size="14pt" style:font-size-asian="14pt"/>
    </style:style>
    <style:style style:name="T407" style:parent-style-name="Основнойшрифтабзаца" style:family="text">
      <style:text-properties fo:font-size="14pt" style:font-size-asian="14pt" fo:language="en" fo:country="US"/>
    </style:style>
    <style:style style:name="T408" style:parent-style-name="Основнойшрифтабзаца" style:family="text">
      <style:text-properties fo:font-size="14pt" style:font-size-asian="14pt"/>
    </style:style>
    <style:style style:name="T409" style:parent-style-name="Основнойшрифтабзаца" style:family="text">
      <style:text-properties fo:font-size="14pt" style:font-size-asian="14pt" fo:language="en" fo:country="US"/>
    </style:style>
    <style:style style:name="T410" style:parent-style-name="Основнойшрифтабзаца" style:family="text">
      <style:text-properties fo:font-size="14pt" style:font-size-asian="14pt"/>
    </style:style>
    <style:style style:name="T411" style:parent-style-name="Основнойшрифтабзаца" style:family="text">
      <style:text-properties fo:font-size="14pt" style:font-size-asian="14pt" fo:language="en" fo:country="US"/>
    </style:style>
    <style:style style:name="T412" style:parent-style-name="Основнойшрифтабзаца" style:family="text">
      <style:text-properties fo:font-size="14pt" style:font-size-asian="14pt"/>
    </style:style>
    <style:style style:name="T413" style:parent-style-name="Основнойшрифтабзаца" style:family="text">
      <style:text-properties fo:font-size="14pt" style:font-size-asian="14pt" fo:language="en" fo:country="US"/>
    </style:style>
    <style:style style:name="T414" style:parent-style-name="Основнойшрифтабзаца" style:family="text">
      <style:text-properties fo:font-size="14pt" style:font-size-asian="14pt"/>
    </style:style>
    <style:style style:name="T415" style:parent-style-name="Основнойшрифтабзаца" style:family="text">
      <style:text-properties fo:font-size="14pt" style:font-size-asian="14pt" fo:language="en" fo:country="US"/>
    </style:style>
    <style:style style:name="T416" style:parent-style-name="Основнойшрифтабзаца" style:family="text">
      <style:text-properties fo:font-size="14pt" style:font-size-asian="14pt"/>
    </style:style>
    <style:style style:name="P417" style:parent-style-name="Standard" style:family="paragraph">
      <style:paragraph-properties fo:text-align="end"/>
    </style:style>
    <style:style style:name="T418" style:parent-style-name="Основнойшрифтабзаца" style:family="text">
      <style:text-properties fo:color="#000000" fo:font-size="14pt" style:font-size-asian="14pt"/>
    </style:style>
    <style:style style:name="TableColumn420" style:family="table-column">
      <style:table-column-properties style:column-width="0.884in" style:use-optimal-column-width="false"/>
    </style:style>
    <style:style style:name="TableColumn421" style:family="table-column">
      <style:table-column-properties style:column-width="1.6777in" style:use-optimal-column-width="false"/>
    </style:style>
    <style:style style:name="TableColumn422" style:family="table-column">
      <style:table-column-properties style:column-width="1.0798in" style:use-optimal-column-width="false"/>
    </style:style>
    <style:style style:name="TableColumn423" style:family="table-column">
      <style:table-column-properties style:column-width="1.475in" style:use-optimal-column-width="false"/>
    </style:style>
    <style:style style:name="TableColumn424" style:family="table-column">
      <style:table-column-properties style:column-width="1.55in" style:use-optimal-column-width="false"/>
    </style:style>
    <style:style style:name="Table419" style:family="table">
      <style:table-properties style:width="6.6666in" fo:margin-left="0in" table:align="center"/>
    </style:style>
    <style:style style:name="TableRow425" style:family="table-row">
      <style:table-row-properties style:min-row-height="0.1993in" style:use-optimal-row-height="false" fo:keep-together="always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Текст" style:family="paragraph">
      <style:paragraph-properties fo:text-align="justify" fo:margin-bottom="0in"/>
    </style:style>
    <style:style style:name="T4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9" style:parent-style-name="Текст" style:family="paragraph">
      <style:paragraph-properties fo:text-align="justify" fo:margin-bottom="0in"/>
    </style:style>
    <style:style style:name="T4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Текст" style:family="paragraph">
      <style:paragraph-properties fo:text-align="justify" fo:margin-bottom="0in"/>
    </style:style>
    <style:style style:name="T4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4" style:parent-style-name="Текст" style:family="paragraph">
      <style:paragraph-properties fo:text-align="justify" fo:margin-bottom="0in"/>
    </style:style>
    <style:style style:name="T4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84in" fo:padding-bottom="0in" fo:padding-right="0.075in"/>
    </style:style>
    <style:style style:name="P437" style:parent-style-name="Текст" style:family="paragraph">
      <style:paragraph-properties fo:text-align="justify" fo:margin-bottom="0in"/>
    </style:style>
    <style:style style:name="T4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0" style:parent-style-name="Текст" style:family="paragraph">
      <style:paragraph-properties fo:text-align="justify" fo:margin-bottom="0in"/>
    </style:style>
    <style:style style:name="T4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Текст" style:family="paragraph">
      <style:paragraph-properties fo:text-align="justify" fo:margin-bottom="0in"/>
    </style:style>
    <style:style style:name="T4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445" style:family="table-row">
      <style:table-row-properties style:min-row-height="0.1986in" style:use-optimal-row-height="false" fo:keep-together="always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Текст" style:family="paragraph">
      <style:paragraph-properties fo:text-align="justify" fo:margin-bottom="0in"/>
    </style:style>
    <style:style style:name="T4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Текст" style:family="paragraph">
      <style:paragraph-properties fo:text-align="justify" fo:margin-bottom="0in"/>
    </style:style>
    <style:style style:name="T4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53" style:family="table-row">
      <style:table-row-properties style:min-row-height="0.5722in" style:use-optimal-row-height="false" fo:keep-together="always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P455" style:parent-style-name="Текст" style:family="paragraph">
      <style:paragraph-properties fo:text-align="center" fo:margin-bottom="0in"/>
    </style:style>
    <style:style style:name="T4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84in" fo:padding-bottom="0in" fo:padding-right="0.075in"/>
    </style:style>
    <style:style style:name="P459" style:parent-style-name="Текст" style:family="paragraph">
      <style:paragraph-properties fo:text-align="center" fo:margin-bottom="0in"/>
    </style:style>
    <style:style style:name="T4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P462" style:parent-style-name="Текст" style:family="paragraph">
      <style:paragraph-properties fo:text-align="center" fo:margin-bottom="0in"/>
    </style:style>
    <style:style style:name="T4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Текст" style:family="paragraph">
      <style:paragraph-properties fo:text-align="justify" fo:margin-bottom="0in"/>
    </style:style>
    <style:style style:name="T4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7" style:parent-style-name="Текст" style:family="paragraph">
      <style:paragraph-properties fo:text-align="justify" fo:margin-bottom="0in"/>
    </style:style>
    <style:style style:name="T4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9" style:parent-style-name="Текст" style:family="paragraph">
      <style:paragraph-properties fo:text-align="justify" fo:margin-bottom="0in"/>
    </style:style>
    <style:style style:name="T4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1" style:parent-style-name="Текст" style:family="paragraph">
      <style:paragraph-properties fo:text-align="justify" fo:margin-bottom="0in"/>
    </style:style>
    <style:style style:name="T4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3" style:parent-style-name="Текст" style:family="paragraph">
      <style:paragraph-properties fo:text-align="justify" fo:margin-bottom="0in"/>
    </style:style>
    <style:style style:name="T4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5" style:parent-style-name="Текст" style:family="paragraph">
      <style:paragraph-properties fo:text-align="justify" fo:margin-bottom="0in"/>
    </style:style>
    <style:style style:name="T4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Текст" style:family="paragraph">
      <style:paragraph-properties fo:text-align="justify" fo:margin-bottom="0in"/>
    </style:style>
    <style:style style:name="T4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0" style:parent-style-name="Текст" style:family="paragraph">
      <style:paragraph-properties fo:text-align="justify" fo:margin-bottom="0in"/>
    </style:style>
    <style:style style:name="T4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2" style:parent-style-name="Текст" style:family="paragraph">
      <style:paragraph-properties fo:text-align="justify" fo:margin-bottom="0in"/>
    </style:style>
    <style:style style:name="T4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4" style:parent-style-name="Текст" style:family="paragraph">
      <style:paragraph-properties fo:text-align="justify" fo:margin-bottom="0in"/>
    </style:style>
    <style:style style:name="T4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6" style:parent-style-name="Текст" style:family="paragraph">
      <style:paragraph-properties fo:text-align="justify" fo:margin-bottom="0in"/>
    </style:style>
    <style:style style:name="T4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8" style:parent-style-name="Текст" style:family="paragraph">
      <style:paragraph-properties fo:text-align="justify" fo:margin-bottom="0in"/>
    </style:style>
    <style:style style:name="T4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91" style:family="table-row">
      <style:table-row-properties style:min-row-height="0.5722in" style:use-optimal-row-height="false" fo:keep-together="always"/>
    </style:style>
    <style:style style:name="TableCell492" style:family="table-cell">
      <style:table-cell-properties fo:border="0.0069in solid #000000" style:writing-mode="lr-tb" fo:padding-top="0in" fo:padding-left="0.0784in" fo:padding-bottom="0in" fo:padding-right="0.075in"/>
    </style:style>
    <style:style style:name="P493" style:parent-style-name="Текст" style:family="paragraph">
      <style:paragraph-properties fo:text-align="center" fo:margin-bottom="0in"/>
    </style:style>
    <style:style style:name="T4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Текст" style:family="paragraph">
      <style:paragraph-properties fo:text-align="center" fo:margin-bottom="0in"/>
    </style:style>
    <style:style style:name="T4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8" style:family="table-cell">
      <style:table-cell-properties fo:border="0.0069in solid #000000" style:writing-mode="lr-tb" fo:padding-top="0in" fo:padding-left="0.0784in" fo:padding-bottom="0in" fo:padding-right="0.075in"/>
    </style:style>
    <style:style style:name="P499" style:parent-style-name="Текст" style:family="paragraph">
      <style:paragraph-properties fo:text-align="center" fo:margin-bottom="0in"/>
    </style:style>
    <style:style style:name="T5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P502" style:parent-style-name="Текст" style:family="paragraph">
      <style:paragraph-properties fo:text-align="justify" fo:margin-bottom="0in"/>
    </style:style>
    <style:style style:name="T5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4" style:parent-style-name="Текст" style:family="paragraph">
      <style:paragraph-properties fo:text-align="justify" fo:margin-bottom="0in"/>
    </style:style>
    <style:style style:name="T5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Текст" style:family="paragraph">
      <style:paragraph-properties fo:text-align="justify" fo:margin-bottom="0in"/>
    </style:style>
    <style:style style:name="T5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9" style:parent-style-name="Текст" style:family="paragraph">
      <style:paragraph-properties fo:text-align="justify" fo:margin-bottom="0in"/>
    </style:style>
    <style:style style:name="T5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11" style:family="table-row">
      <style:table-row-properties style:min-row-height="0.5722in" style:use-optimal-row-height="false" fo:keep-together="always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Текст" style:family="paragraph">
      <style:paragraph-properties fo:text-align="center" fo:margin-bottom="0in"/>
    </style:style>
    <style:style style:name="T5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Текст" style:family="paragraph">
      <style:paragraph-properties fo:text-align="center" fo:margin-bottom="0in"/>
    </style:style>
    <style:style style:name="T5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Текст" style:family="paragraph">
      <style:paragraph-properties fo:text-align="center" fo:margin-bottom="0in"/>
    </style:style>
    <style:style style:name="T5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P522" style:parent-style-name="Текст" style:family="paragraph">
      <style:paragraph-properties fo:text-align="justify" fo:margin-bottom="0in"/>
    </style:style>
    <style:style style:name="T5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4" style:parent-style-name="Текст" style:family="paragraph">
      <style:paragraph-properties fo:text-align="justify" fo:margin-bottom="0in"/>
    </style:style>
    <style:style style:name="T5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6" style:parent-style-name="Текст" style:family="paragraph">
      <style:paragraph-properties fo:text-align="justify" fo:margin-bottom="0in"/>
    </style:style>
    <style:style style:name="T5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8" style:parent-style-name="Текст" style:family="paragraph">
      <style:paragraph-properties fo:text-align="justify" fo:margin-bottom="0in"/>
    </style:style>
    <style:style style:name="T5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0" style:parent-style-name="Текст" style:family="paragraph">
      <style:paragraph-properties fo:text-align="justify" fo:margin-bottom="0in"/>
    </style:style>
    <style:style style:name="T5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2" style:parent-style-name="Текст" style:family="paragraph">
      <style:paragraph-properties fo:text-align="justify" fo:margin-bottom="0in"/>
    </style:style>
    <style:style style:name="T5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Текст" style:family="paragraph">
      <style:paragraph-properties fo:text-align="justify" fo:margin-bottom="0in"/>
    </style:style>
    <style:style style:name="T5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7" style:parent-style-name="Текст" style:family="paragraph">
      <style:paragraph-properties fo:text-align="justify" fo:margin-bottom="0in"/>
    </style:style>
    <style:style style:name="T5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9" style:parent-style-name="Текст" style:family="paragraph">
      <style:paragraph-properties fo:text-align="justify" fo:margin-bottom="0in"/>
    </style:style>
    <style:style style:name="T5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1" style:parent-style-name="Текст" style:family="paragraph">
      <style:paragraph-properties fo:text-align="justify" fo:margin-bottom="0in"/>
    </style:style>
    <style:style style:name="T5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3" style:parent-style-name="Текст" style:family="paragraph">
      <style:paragraph-properties fo:text-align="justify" fo:margin-bottom="0in"/>
    </style:style>
    <style:style style:name="T5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5" style:parent-style-name="Текст" style:family="paragraph">
      <style:paragraph-properties fo:text-align="justify" fo:margin-bottom="0in"/>
    </style:style>
    <style:style style:name="T5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47" style:family="table-row">
      <style:table-row-properties style:min-row-height="0.5722in" style:use-optimal-row-height="false" fo:keep-together="always"/>
    </style:style>
    <style:style style:name="TableCell548" style:family="table-cell">
      <style:table-cell-properties fo:border="0.0069in solid #000000" style:writing-mode="lr-tb" fo:padding-top="0in" fo:padding-left="0.0784in" fo:padding-bottom="0in" fo:padding-right="0.075in"/>
    </style:style>
    <style:style style:name="P549" style:parent-style-name="Текст" style:family="paragraph">
      <style:paragraph-properties fo:text-align="center" fo:margin-bottom="0in"/>
    </style:style>
    <style:style style:name="T5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Текст" style:family="paragraph">
      <style:paragraph-properties fo:text-align="center" fo:margin-bottom="0in"/>
    </style:style>
    <style:style style:name="T5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P556" style:parent-style-name="Текст" style:family="paragraph">
      <style:paragraph-properties fo:text-align="center" fo:margin-bottom="0in"/>
    </style:style>
    <style:style style:name="T5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Текст" style:family="paragraph">
      <style:paragraph-properties fo:text-align="justify" fo:margin-bottom="0in"/>
    </style:style>
    <style:style style:name="T5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1" style:parent-style-name="Текст" style:family="paragraph">
      <style:paragraph-properties fo:text-align="justify" fo:margin-bottom="0in"/>
    </style:style>
    <style:style style:name="T5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P564" style:parent-style-name="Текст" style:family="paragraph">
      <style:paragraph-properties fo:text-align="justify" fo:margin-bottom="0in"/>
    </style:style>
    <style:style style:name="T5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6" style:parent-style-name="Текст" style:family="paragraph">
      <style:paragraph-properties fo:text-align="justify" fo:margin-bottom="0in"/>
    </style:style>
    <style:style style:name="T5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68" style:family="table-row">
      <style:table-row-properties style:min-row-height="0.5722in" style:use-optimal-row-height="false" fo:keep-together="always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Текст" style:family="paragraph">
      <style:paragraph-properties fo:text-align="center" fo:margin-bottom="0in"/>
    </style:style>
    <style:style style:name="T5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Текст" style:family="paragraph">
      <style:paragraph-properties fo:text-align="center" fo:margin-bottom="0in"/>
    </style:style>
    <style:style style:name="T5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P576" style:parent-style-name="Текст" style:family="paragraph">
      <style:paragraph-properties fo:text-align="center" fo:margin-bottom="0in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Текст" style:family="paragraph">
      <style:paragraph-properties fo:text-align="justify" fo:margin-bottom="0in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1" style:parent-style-name="Текст" style:family="paragraph">
      <style:paragraph-properties fo:text-align="justify" fo:margin-bottom="0in"/>
    </style:style>
    <style:style style:name="T5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3" style:parent-style-name="Текст" style:family="paragraph">
      <style:paragraph-properties fo:text-align="justify" fo:margin-bottom="0in"/>
    </style:style>
    <style:style style:name="T5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Текст" style:family="paragraph">
      <style:paragraph-properties fo:text-align="justify" fo:margin-bottom="0in"/>
    </style:style>
    <style:style style:name="T5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8" style:parent-style-name="Текст" style:family="paragraph">
      <style:paragraph-properties fo:text-align="justify" fo:margin-bottom="0in"/>
    </style:style>
    <style:style style:name="T5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0" style:parent-style-name="Текст" style:family="paragraph">
      <style:paragraph-properties fo:text-align="justify" fo:margin-bottom="0in"/>
    </style:style>
    <style:style style:name="T5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92" style:family="table-row">
      <style:table-row-properties style:min-row-height="0.4236in" style:use-optimal-row-height="false" fo:keep-together="always"/>
    </style:style>
    <style:style style:name="TableCell593" style:family="table-cell">
      <style:table-cell-properties fo:border="0.0069in solid #000000" style:writing-mode="lr-tb" fo:padding-top="0in" fo:padding-left="0.0784in" fo:padding-bottom="0in" fo:padding-right="0.075in"/>
    </style:style>
    <style:style style:name="P594" style:parent-style-name="Текст" style:family="paragraph">
      <style:paragraph-properties fo:text-align="center" fo:margin-bottom="0in"/>
    </style:style>
    <style:style style:name="T5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P597" style:parent-style-name="Текст" style:family="paragraph">
      <style:paragraph-properties fo:text-align="center" fo:margin-bottom="0in"/>
    </style:style>
    <style:style style:name="T5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Текст" style:family="paragraph">
      <style:paragraph-properties fo:text-align="center" fo:margin-bottom="0in"/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P603" style:parent-style-name="Текст" style:family="paragraph">
      <style:paragraph-properties fo:text-align="justify" fo:margin-bottom="0in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5" style:parent-style-name="Текст" style:family="paragraph">
      <style:paragraph-properties fo:text-align="justify" fo:margin-bottom="0in"/>
    </style:style>
    <style:style style:name="T6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7" style:family="table-cell">
      <style:table-cell-properties fo:border="0.0069in solid #000000" style:writing-mode="lr-tb" fo:padding-top="0in" fo:padding-left="0.0784in" fo:padding-bottom="0in" fo:padding-right="0.075in"/>
    </style:style>
    <style:style style:name="P608" style:parent-style-name="Текст" style:family="paragraph">
      <style:paragraph-properties fo:text-align="justify" fo:margin-bottom="0in"/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0" style:parent-style-name="Текст" style:family="paragraph">
      <style:paragraph-properties fo:text-align="justify" fo:margin-bottom="0in"/>
    </style:style>
    <style:style style:name="T6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12" style:family="table-row">
      <style:table-row-properties style:min-row-height="0.5722in" style:use-optimal-row-height="false" fo:keep-together="always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P614" style:parent-style-name="Текст" style:family="paragraph">
      <style:paragraph-properties fo:text-align="center" fo:margin-bottom="0in"/>
    </style:style>
    <style:style style:name="T6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P617" style:parent-style-name="Текст" style:family="paragraph">
      <style:paragraph-properties fo:text-align="center" fo:margin-bottom="0in"/>
    </style:style>
    <style:style style:name="T6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P620" style:parent-style-name="Текст" style:family="paragraph">
      <style:paragraph-properties fo:text-align="center" fo:margin-bottom="0in"/>
    </style:style>
    <style:style style:name="T6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Текст" style:family="paragraph">
      <style:paragraph-properties fo:text-align="justify" fo:margin-bottom="0in"/>
    </style:style>
    <style:style style:name="T6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5" style:parent-style-name="Текст" style:family="paragraph">
      <style:paragraph-properties fo:text-align="justify" fo:margin-bottom="0in"/>
    </style:style>
    <style:style style:name="T6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7" style:parent-style-name="Текст" style:family="paragraph">
      <style:paragraph-properties fo:text-align="justify" fo:margin-bottom="0in"/>
    </style:style>
    <style:style style:name="T6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Текст" style:family="paragraph">
      <style:paragraph-properties fo:text-align="justify" fo:margin-bottom="0in"/>
    </style:style>
    <style:style style:name="T6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Текст" style:family="paragraph">
      <style:paragraph-properties fo:text-align="justify" fo:margin-bottom="0in"/>
    </style:style>
    <style:style style:name="T6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P634" style:parent-style-name="Текст" style:family="paragraph">
      <style:paragraph-properties fo:text-align="justify" fo:margin-bottom="0in"/>
    </style:style>
    <style:style style:name="T6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6" style:parent-style-name="Текст" style:family="paragraph">
      <style:paragraph-properties fo:text-align="justify" fo:margin-bottom="0in"/>
    </style:style>
    <style:style style:name="T6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Текст" style:family="paragraph">
      <style:paragraph-properties fo:text-align="justify" fo:margin-bottom="0in"/>
    </style:style>
    <style:style style:name="T6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0" style:parent-style-name="Текст" style:family="paragraph">
      <style:paragraph-properties fo:text-align="justify" fo:margin-bottom="0in"/>
    </style:style>
    <style:style style:name="T6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2" style:parent-style-name="Текст" style:family="paragraph">
      <style:paragraph-properties fo:text-align="justify" fo:margin-bottom="0in"/>
    </style:style>
    <style:style style:name="T6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44" style:family="table-row">
      <style:table-row-properties style:min-row-height="0.4069in" style:use-optimal-row-height="false" fo:keep-together="always"/>
    </style:style>
    <style:style style:name="TableCell645" style:family="table-cell">
      <style:table-cell-properties fo:border="0.0069in solid #000000" style:writing-mode="lr-tb" fo:padding-top="0in" fo:padding-left="0.0784in" fo:padding-bottom="0in" fo:padding-right="0.075in"/>
    </style:style>
    <style:style style:name="P646" style:parent-style-name="Текст" style:family="paragraph">
      <style:paragraph-properties fo:text-align="center" fo:margin-bottom="0in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48" style:family="table-cell">
      <style:table-cell-properties fo:border="0.0069in solid #000000" style:writing-mode="lr-tb" fo:padding-top="0in" fo:padding-left="0.0784in" fo:padding-bottom="0in" fo:padding-right="0.075in"/>
    </style:style>
    <style:style style:name="P649" style:parent-style-name="Текст" style:family="paragraph">
      <style:paragraph-properties fo:text-align="center" fo:margin-bottom="0in"/>
    </style:style>
    <style:style style:name="T6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P652" style:parent-style-name="Текст" style:family="paragraph">
      <style:paragraph-properties fo:text-align="center" fo:margin-bottom="0in"/>
    </style:style>
    <style:style style:name="T6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P655" style:parent-style-name="Текст" style:family="paragraph">
      <style:paragraph-properties fo:text-align="justify" fo:margin-bottom="0in"/>
    </style:style>
    <style:style style:name="T6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59" style:parent-style-name="Текст" style:family="paragraph">
      <style:paragraph-properties fo:text-align="justify" fo:margin-bottom="0in"/>
    </style:style>
    <style:style style:name="T6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P662" style:parent-style-name="Текст" style:family="paragraph">
      <style:paragraph-properties fo:text-align="justify" fo:margin-bottom="0in"/>
    </style:style>
    <style:style style:name="T6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4" style:parent-style-name="Текст" style:family="paragraph">
      <style:paragraph-properties fo:text-align="justify" fo:margin-bottom="0in"/>
    </style:style>
    <style:style style:name="T6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66" style:family="table-row">
      <style:table-row-properties style:min-row-height="0.2986in" style:use-optimal-row-height="false" fo:keep-together="always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Текст" style:family="paragraph">
      <style:paragraph-properties fo:text-align="center" fo:margin-bottom="0in"/>
    </style:style>
    <style:style style:name="T6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Текст" style:family="paragraph">
      <style:paragraph-properties fo:text-align="center" fo:margin-bottom="0in"/>
    </style:style>
    <style:style style:name="T6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P674" style:parent-style-name="Текст" style:family="paragraph">
      <style:paragraph-properties fo:text-align="center" fo:margin-bottom="0in"/>
    </style:style>
    <style:style style:name="T6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P677" style:parent-style-name="Текст" style:family="paragraph">
      <style:paragraph-properties fo:text-align="justify" fo:margin-bottom="0in"/>
    </style:style>
    <style:style style:name="T6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P680" style:parent-style-name="Текст" style:family="paragraph">
      <style:paragraph-properties fo:text-align="justify" fo:margin-bottom="0in"/>
    </style:style>
    <style:style style:name="T6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82" style:family="table-row">
      <style:table-row-properties style:min-row-height="0.5722in" style:use-optimal-row-height="false" fo:keep-together="always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P684" style:parent-style-name="Текст" style:family="paragraph">
      <style:paragraph-properties fo:text-align="center" fo:margin-bottom="0in"/>
    </style:style>
    <style:style style:name="T6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Текст" style:family="paragraph">
      <style:paragraph-properties fo:text-align="center" fo:margin-bottom="0in"/>
    </style:style>
    <style:style style:name="T6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Текст" style:family="paragraph">
      <style:paragraph-properties fo:text-align="center" fo:margin-bottom="0in"/>
    </style:style>
    <style:style style:name="T6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P693" style:parent-style-name="Текст" style:family="paragraph">
      <style:paragraph-properties fo:text-align="justify" fo:margin-bottom="0in"/>
    </style:style>
    <style:style style:name="T6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6" style:parent-style-name="Текст" style:family="paragraph">
      <style:paragraph-properties fo:text-align="justify" fo:margin-bottom="0in"/>
    </style:style>
    <style:style style:name="T6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8" style:parent-style-name="Текст" style:family="paragraph">
      <style:paragraph-properties fo:text-align="justify" fo:margin-bottom="0in"/>
    </style:style>
    <style:style style:name="T6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0" style:parent-style-name="Текст" style:family="paragraph">
      <style:paragraph-properties fo:text-align="justify" fo:margin-bottom="0in"/>
    </style:style>
    <style:style style:name="T7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2" style:parent-style-name="Текст" style:family="paragraph">
      <style:paragraph-properties fo:text-align="justify" fo:margin-bottom="0in"/>
    </style:style>
    <style:style style:name="T7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P705" style:parent-style-name="Текст" style:family="paragraph">
      <style:paragraph-properties fo:text-align="justify" fo:margin-bottom="0in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7" style:parent-style-name="Текст" style:family="paragraph">
      <style:paragraph-properties fo:text-align="justify" fo:margin-bottom="0in"/>
    </style:style>
    <style:style style:name="T7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9" style:parent-style-name="Текст" style:family="paragraph">
      <style:paragraph-properties fo:text-align="justify" fo:margin-bottom="0in"/>
    </style:style>
    <style:style style:name="T7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1" style:parent-style-name="Текст" style:family="paragraph">
      <style:paragraph-properties fo:text-align="justify" fo:margin-bottom="0in"/>
    </style:style>
    <style:style style:name="T7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3" style:parent-style-name="Текст" style:family="paragraph">
      <style:paragraph-properties fo:text-align="justify" fo:margin-bottom="0in"/>
    </style:style>
    <style:style style:name="T7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15" style:family="table-row">
      <style:table-row-properties style:min-row-height="0.4236in" style:use-optimal-row-height="false" fo:keep-together="always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Текст" style:family="paragraph">
      <style:paragraph-properties fo:text-align="center" fo:margin-bottom="0in"/>
    </style:style>
    <style:style style:name="T7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P720" style:parent-style-name="Текст" style:family="paragraph">
      <style:paragraph-properties fo:text-align="center" fo:margin-bottom="0in"/>
    </style:style>
    <style:style style:name="T7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Текст" style:family="paragraph">
      <style:paragraph-properties fo:text-align="center" fo:margin-bottom="0in"/>
    </style:style>
    <style:style style:name="T7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Текст" style:family="paragraph">
      <style:paragraph-properties fo:text-align="justify" fo:margin-bottom="0in"/>
    </style:style>
    <style:style style:name="T7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8" style:parent-style-name="Текст" style:family="paragraph">
      <style:paragraph-properties fo:text-align="justify" fo:margin-bottom="0in"/>
    </style:style>
    <style:style style:name="T7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P731" style:parent-style-name="Текст" style:family="paragraph">
      <style:paragraph-properties fo:text-align="justify" fo:margin-bottom="0in"/>
    </style:style>
    <style:style style:name="T7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3" style:parent-style-name="Текст" style:family="paragraph">
      <style:paragraph-properties fo:text-align="justify" fo:margin-bottom="0in"/>
    </style:style>
    <style:style style:name="T7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35" style:family="table-row">
      <style:table-row-properties style:min-row-height="0.5722in" style:use-optimal-row-height="false" fo:keep-together="always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Текст" style:family="paragraph">
      <style:paragraph-properties fo:text-align="center" fo:margin-bottom="0in"/>
    </style:style>
    <style:style style:name="T7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P740" style:parent-style-name="Текст" style:family="paragraph">
      <style:paragraph-properties fo:text-align="center" fo:margin-bottom="0in"/>
    </style:style>
    <style:style style:name="T7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Текст" style:family="paragraph">
      <style:paragraph-properties fo:text-align="center" fo:margin-bottom="0in"/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Текст" style:family="paragraph">
      <style:paragraph-properties fo:text-align="justify" fo:margin-bottom="0in"/>
    </style:style>
    <style:style style:name="T7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8" style:parent-style-name="Текст" style:family="paragraph">
      <style:paragraph-properties fo:text-align="justify" fo:margin-bottom="0in"/>
    </style:style>
    <style:style style:name="T7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51" style:parent-style-name="Текст" style:family="paragraph">
      <style:paragraph-properties fo:text-align="justify" fo:margin-bottom="0in"/>
    </style:style>
    <style:style style:name="T7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3" style:parent-style-name="Текст" style:family="paragraph">
      <style:paragraph-properties fo:text-align="justify" fo:margin-bottom="0in"/>
    </style:style>
    <style:style style:name="T7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5" style:parent-style-name="Текст" style:family="paragraph">
      <style:paragraph-properties fo:text-align="justify" fo:margin-bottom="0in"/>
    </style:style>
    <style:style style:name="T7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Текст" style:family="paragraph">
      <style:paragraph-properties fo:text-align="justify" fo:margin-bottom="0in"/>
    </style:style>
    <style:style style:name="T7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0" style:parent-style-name="Текст" style:family="paragraph">
      <style:paragraph-properties fo:text-align="justify" fo:margin-bottom="0in"/>
    </style:style>
    <style:style style:name="T7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2" style:parent-style-name="Текст" style:family="paragraph">
      <style:paragraph-properties fo:text-align="justify" fo:margin-bottom="0in"/>
    </style:style>
    <style:style style:name="T7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4" style:parent-style-name="Текст" style:family="paragraph">
      <style:paragraph-properties fo:text-align="justify" fo:margin-bottom="0in"/>
    </style:style>
    <style:style style:name="T7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6" style:parent-style-name="Текст" style:family="paragraph">
      <style:paragraph-properties fo:text-align="justify" fo:margin-bottom="0in"/>
    </style:style>
    <style:style style:name="T7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68" style:family="table-row">
      <style:table-row-properties style:min-row-height="0.5722in" style:use-optimal-row-height="false" fo:keep-together="always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Текст" style:family="paragraph">
      <style:paragraph-properties fo:text-align="center" fo:margin-bottom="0in"/>
    </style:style>
    <style:style style:name="T7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P773" style:parent-style-name="Текст" style:family="paragraph">
      <style:paragraph-properties fo:text-align="center" fo:margin-bottom="0in"/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Текст" style:family="paragraph">
      <style:paragraph-properties fo:text-align="center" fo:margin-bottom="0in"/>
    </style:style>
    <style:style style:name="T7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Текст" style:family="paragraph">
      <style:paragraph-properties fo:text-align="justify" fo:margin-bottom="0in"/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1" style:parent-style-name="Текст" style:family="paragraph">
      <style:paragraph-properties fo:text-align="justify" fo:margin-bottom="0in"/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3" style:family="table-cell">
      <style:table-cell-properties fo:border="0.0069in solid #000000" style:writing-mode="lr-tb" fo:padding-top="0in" fo:padding-left="0.0784in" fo:padding-bottom="0in" fo:padding-right="0.075in"/>
    </style:style>
    <style:style style:name="P784" style:parent-style-name="Текст" style:family="paragraph">
      <style:paragraph-properties fo:text-align="justify" fo:margin-bottom="0in"/>
    </style:style>
    <style:style style:name="T7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Текст" style:family="paragraph">
      <style:paragraph-properties fo:text-align="justify" fo:margin-bottom="0in"/>
    </style:style>
    <style:style style:name="T7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88" style:family="table-row">
      <style:table-row-properties style:min-row-height="0.2402in" style:use-optimal-row-height="false" fo:keep-together="always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P790" style:parent-style-name="Текст" style:family="paragraph">
      <style:paragraph-properties fo:text-align="center" fo:margin-bottom="0in"/>
    </style:style>
    <style:style style:name="T7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P793" style:parent-style-name="Текст" style:family="paragraph">
      <style:paragraph-properties fo:text-align="center" fo:margin-bottom="0in"/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5" style:family="table-cell">
      <style:table-cell-properties fo:border="0.0069in solid #000000" style:writing-mode="lr-tb" fo:padding-top="0in" fo:padding-left="0.0784in" fo:padding-bottom="0in" fo:padding-right="0.075in"/>
    </style:style>
    <style:style style:name="P796" style:parent-style-name="Текст" style:family="paragraph">
      <style:paragraph-properties fo:text-align="center" fo:margin-bottom="0in"/>
    </style:style>
    <style:style style:name="T7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8" style:family="table-cell">
      <style:table-cell-properties fo:border="0.0069in solid #000000" style:writing-mode="lr-tb" fo:padding-top="0in" fo:padding-left="0.0784in" fo:padding-bottom="0in" fo:padding-right="0.075in"/>
    </style:style>
    <style:style style:name="P799" style:parent-style-name="Текст" style:family="paragraph">
      <style:paragraph-properties fo:text-align="justify" fo:margin-bottom="0in"/>
    </style:style>
    <style:style style:name="T8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Текст" style:family="paragraph">
      <style:paragraph-properties fo:text-align="justify" fo:margin-bottom="0in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05" style:family="table-row">
      <style:table-row-properties style:min-row-height="0.5722in" style:use-optimal-row-height="false" fo:keep-together="always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Текст" style:family="paragraph">
      <style:paragraph-properties fo:text-align="center" fo:margin-bottom="0in"/>
    </style:style>
    <style:style style:name="T8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9" style:family="table-cell">
      <style:table-cell-properties fo:border="0.0069in solid #000000" style:writing-mode="lr-tb" fo:padding-top="0in" fo:padding-left="0.0784in" fo:padding-bottom="0in" fo:padding-right="0.075in"/>
    </style:style>
    <style:style style:name="P810" style:parent-style-name="Текст" style:family="paragraph">
      <style:paragraph-properties fo:text-align="center" fo:margin-bottom="0in"/>
    </style:style>
    <style:style style:name="T8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2" style:family="table-cell">
      <style:table-cell-properties fo:border="0.0069in solid #000000" style:writing-mode="lr-tb" fo:padding-top="0in" fo:padding-left="0.0784in" fo:padding-bottom="0in" fo:padding-right="0.075in"/>
    </style:style>
    <style:style style:name="P813" style:parent-style-name="Текст" style:family="paragraph">
      <style:paragraph-properties fo:text-align="center" fo:margin-bottom="0in"/>
    </style:style>
    <style:style style:name="T8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Текст" style:family="paragraph">
      <style:paragraph-properties fo:text-align="justify" fo:margin-bottom="0in"/>
    </style:style>
    <style:style style:name="T8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8" style:parent-style-name="Текст" style:family="paragraph">
      <style:paragraph-properties fo:text-align="justify" fo:margin-bottom="0in"/>
    </style:style>
    <style:style style:name="T8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0" style:parent-style-name="Текст" style:family="paragraph">
      <style:paragraph-properties fo:text-align="justify" fo:margin-bottom="0in"/>
    </style:style>
    <style:style style:name="T8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2" style:parent-style-name="Текст" style:family="paragraph">
      <style:paragraph-properties fo:text-align="justify" fo:margin-bottom="0in"/>
    </style:style>
    <style:style style:name="T8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4" style:parent-style-name="Текст" style:family="paragraph">
      <style:paragraph-properties fo:text-align="justify" fo:margin-bottom="0in"/>
    </style:style>
    <style:style style:name="T8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Текст" style:family="paragraph">
      <style:paragraph-properties fo:text-align="justify" fo:margin-bottom="0in"/>
    </style:style>
    <style:style style:name="T8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Текст" style:family="paragraph">
      <style:paragraph-properties fo:text-align="justify" fo:margin-bottom="0in"/>
    </style:style>
    <style:style style:name="T8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Текст" style:family="paragraph">
      <style:paragraph-properties fo:text-align="justify" fo:margin-bottom="0in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Текст" style:family="paragraph">
      <style:paragraph-properties fo:text-align="justify" fo:margin-bottom="0in"/>
    </style:style>
    <style:style style:name="T8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5" style:parent-style-name="Текст" style:family="paragraph">
      <style:paragraph-properties fo:text-align="justify" fo:margin-bottom="0in"/>
    </style:style>
    <style:style style:name="T8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37" style:family="table-row">
      <style:table-row-properties style:min-row-height="0.5722in" style:use-optimal-row-height="false" fo:keep-together="always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Текст" style:family="paragraph">
      <style:paragraph-properties fo:text-align="center" fo:margin-bottom="0in"/>
    </style:style>
    <style:style style:name="T8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1" style:family="table-cell">
      <style:table-cell-properties fo:border="0.0069in solid #000000" style:writing-mode="lr-tb" fo:padding-top="0in" fo:padding-left="0.0784in" fo:padding-bottom="0in" fo:padding-right="0.075in"/>
    </style:style>
    <style:style style:name="P842" style:parent-style-name="Текст" style:family="paragraph">
      <style:paragraph-properties fo:text-align="center" fo:margin-bottom="0in"/>
    </style:style>
    <style:style style:name="T8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4" style:family="table-cell">
      <style:table-cell-properties fo:border="0.0069in solid #000000" style:writing-mode="lr-tb" fo:padding-top="0in" fo:padding-left="0.0784in" fo:padding-bottom="0in" fo:padding-right="0.075in"/>
    </style:style>
    <style:style style:name="P845" style:parent-style-name="Текст" style:family="paragraph">
      <style:paragraph-properties fo:text-align="center" fo:margin-bottom="0in"/>
    </style:style>
    <style:style style:name="T8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P848" style:parent-style-name="Текст" style:family="paragraph">
      <style:paragraph-properties fo:text-align="justify" fo:margin-bottom="0in"/>
    </style:style>
    <style:style style:name="T8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Текст" style:family="paragraph">
      <style:paragraph-properties fo:text-align="justify" fo:margin-bottom="0in"/>
    </style:style>
    <style:style style:name="T8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2" style:parent-style-name="Текст" style:family="paragraph">
      <style:paragraph-properties fo:text-align="justify" fo:margin-bottom="0in"/>
    </style:style>
    <style:style style:name="T8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4" style:parent-style-name="Текст" style:family="paragraph">
      <style:paragraph-properties fo:text-align="justify" fo:margin-bottom="0in"/>
    </style:style>
    <style:style style:name="T8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6" style:parent-style-name="Текст" style:family="paragraph">
      <style:paragraph-properties fo:text-align="justify" fo:margin-bottom="0in"/>
    </style:style>
    <style:style style:name="T8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P859" style:parent-style-name="Текст" style:family="paragraph">
      <style:paragraph-properties fo:text-align="justify" fo:margin-bottom="0in"/>
    </style:style>
    <style:style style:name="T8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1" style:parent-style-name="Текст" style:family="paragraph">
      <style:paragraph-properties fo:text-align="justify" fo:margin-bottom="0in"/>
    </style:style>
    <style:style style:name="T8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3" style:parent-style-name="Текст" style:family="paragraph">
      <style:paragraph-properties fo:text-align="justify" fo:margin-bottom="0in"/>
    </style:style>
    <style:style style:name="T8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5" style:parent-style-name="Текст" style:family="paragraph">
      <style:paragraph-properties fo:text-align="justify" fo:margin-bottom="0in"/>
    </style:style>
    <style:style style:name="T8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7" style:parent-style-name="Текст" style:family="paragraph">
      <style:paragraph-properties fo:text-align="justify" fo:margin-bottom="0in"/>
    </style:style>
    <style:style style:name="T8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69" style:family="table-row">
      <style:table-row-properties style:min-row-height="0.5722in" style:use-optimal-row-height="false" fo:keep-together="always"/>
    </style:style>
    <style:style style:name="TableCell870" style:family="table-cell">
      <style:table-cell-properties fo:border="0.0069in solid #000000" style:writing-mode="lr-tb" fo:padding-top="0in" fo:padding-left="0.0784in" fo:padding-bottom="0in" fo:padding-right="0.075in"/>
    </style:style>
    <style:style style:name="P871" style:parent-style-name="Текст" style:family="paragraph">
      <style:paragraph-properties fo:text-align="center" fo:margin-bottom="0in"/>
    </style:style>
    <style:style style:name="T8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P874" style:parent-style-name="Текст" style:family="paragraph">
      <style:paragraph-properties fo:text-align="center" fo:margin-bottom="0in"/>
    </style:style>
    <style:style style:name="T8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Текст" style:family="paragraph">
      <style:paragraph-properties fo:text-align="center" fo:margin-bottom="0in"/>
    </style:style>
    <style:style style:name="T8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Текст" style:family="paragraph">
      <style:paragraph-properties fo:text-align="justify" fo:margin-bottom="0in"/>
    </style:style>
    <style:style style:name="T8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2" style:parent-style-name="Текст" style:family="paragraph">
      <style:paragraph-properties fo:text-align="justify" fo:margin-bottom="0in"/>
    </style:style>
    <style:style style:name="T8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4" style:parent-style-name="Текст" style:family="paragraph">
      <style:paragraph-properties fo:text-align="justify" fo:margin-bottom="0in"/>
    </style:style>
    <style:style style:name="T8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6" style:family="table-cell">
      <style:table-cell-properties fo:border="0.0069in solid #000000" style:writing-mode="lr-tb" fo:padding-top="0in" fo:padding-left="0.0784in" fo:padding-bottom="0in" fo:padding-right="0.075in"/>
    </style:style>
    <style:style style:name="P887" style:parent-style-name="Текст" style:family="paragraph">
      <style:paragraph-properties fo:text-align="justify" fo:margin-bottom="0in"/>
    </style:style>
    <style:style style:name="T8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9" style:parent-style-name="Текст" style:family="paragraph">
      <style:paragraph-properties fo:text-align="justify" fo:margin-bottom="0in"/>
    </style:style>
    <style:style style:name="T8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1" style:parent-style-name="Текст" style:family="paragraph">
      <style:paragraph-properties fo:text-align="justify" fo:margin-bottom="0in"/>
    </style:style>
    <style:style style:name="T8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3" style:parent-style-name="Текст" style:family="paragraph">
      <style:paragraph-properties fo:margin-top="0.0833in" fo:margin-bottom="0in"/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894" style:parent-style-name="Standard" style:family="paragraph">
      <style:paragraph-properties fo:line-height="115%" fo:text-indent="0.2916in"/>
    </style:style>
    <style:style style:name="T8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896" style:parent-style-name="Standard" style:family="paragraph">
      <style:paragraph-properties fo:text-align="justify" fo:line-height="115%" fo:text-indent="0.4923in"/>
    </style:style>
    <style:style style:name="T897" style:parent-style-name="Основнойшрифтабзаца" style:family="text">
      <style:text-properties fo:font-size="14pt" style:font-size-asian="14pt"/>
    </style:style>
    <style:style style:name="T898" style:parent-style-name="Основнойшрифтабзаца" style:family="text">
      <style:text-properties fo:font-size="14pt" style:font-size-asian="14pt"/>
    </style:style>
    <style:style style:name="T899" style:parent-style-name="Основнойшрифтабзаца" style:family="text">
      <style:text-properties fo:language="en" fo:country="US"/>
    </style:style>
    <style:style style:name="P900" style:parent-style-name="Standard" style:family="paragraph">
      <style:paragraph-properties fo:break-before="page" fo:text-align="justify" fo:line-height="150%" fo:text-indent="0.4923in"/>
    </style:style>
    <style:style style:name="P90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/>
    </style:style>
    <style:style style:name="P902" style:parent-style-name="Standard" style:family="paragraph">
      <style:paragraph-properties fo:text-align="justify" fo:line-height="150%" fo:text-indent="0.4923in"/>
    </style:style>
    <style:style style:name="T903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904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9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4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4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4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47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478" style:parent-style-name="Standard" style:family="paragraph">
      <style:paragraph-properties fo:text-align="justify" fo:line-height="115%" fo:text-indent="0.4923in"/>
    </style:style>
    <style:style style:name="T1479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48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81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482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83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84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8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486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 fo:language="en" fo:country="US"/>
    </style:style>
    <style:style style:name="P1487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88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8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0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1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2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3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4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5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6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7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8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49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00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01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02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03" style:parent-style-name="Standard" style:family="paragraph">
      <style:paragraph-properties fo:text-align="justify" fo:line-height="115%" fo:text-indent="0.5118in"/>
    </style:style>
    <style:style style:name="T150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0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1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520" style:parent-style-name="Standard" style:family="paragraph">
      <style:paragraph-properties fo:text-align="justify" fo:line-height="115%" fo:text-indent="0.5118in"/>
    </style:style>
    <style:style style:name="T15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2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2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31" style:parent-style-name="Standard" style:family="paragraph">
      <style:paragraph-properties fo:text-align="justify" fo:line-height="115%" fo:text-indent="0.5118in"/>
    </style:style>
    <style:style style:name="T15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38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3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40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41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42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1543" style:parent-style-name="Standard" style:family="paragraph">
      <style:paragraph-properties fo:text-align="justify" fo:line-height="115%" fo:text-indent="0.5118in"/>
    </style:style>
    <style:style style:name="T15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57" style:parent-style-name="Standard" style:family="paragraph">
      <style:paragraph-properties fo:text-align="justify" fo:line-height="115%" fo:text-indent="0.5118in"/>
    </style:style>
    <style:style style:name="T15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6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64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 fo:language="en" fo:country="US"/>
    </style:style>
    <style:style style:name="P1565" style:parent-style-name="Standard" style:family="paragraph">
      <style:paragraph-properties fo:text-align="justify" fo:line-height="115%" fo:text-indent="0.5118in"/>
    </style:style>
    <style:style style:name="T15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7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80" style:parent-style-name="Standard" style:family="paragraph">
      <style:paragraph-properties fo:text-align="justify" fo:line-height="115%" fo:text-indent="0.5118in"/>
    </style:style>
    <style:style style:name="T15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89" style:parent-style-name="Standard" style:family="paragraph">
      <style:paragraph-properties fo:text-align="justify" fo:line-height="115%" fo:text-indent="0.5118in"/>
    </style:style>
    <style:style style:name="T15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606" style:parent-style-name="Standard" style:family="paragraph">
      <style:paragraph-properties fo:text-align="justify" fo:line-height="115%" fo:text-indent="0.5118in"/>
    </style:style>
    <style:style style:name="T16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1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26" style:parent-style-name="Standard" style:family="paragraph">
      <style:paragraph-properties fo:text-align="justify" fo:line-height="115%" fo:text-indent="0.5118in"/>
    </style:style>
    <style:style style:name="T16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29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16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6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16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6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P16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6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6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6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7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7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7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9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9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9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1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190" style:parent-style-name="Standard" style:family="paragraph">
      <style:paragraph-properties fo:text-align="justify" fo:line-height="115%"/>
      <style:text-properties fo:language="en" fo:country="US"/>
    </style:style>
    <style:style style:name="P2191" style:parent-style-name="Обычный" style:family="paragraph">
      <style:paragraph-properties fo:break-before="page"/>
      <style:text-properties fo:language="en" fo:country="US" fo:hyphenate="true"/>
    </style:style>
    <style:style style:name="P2192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21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21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21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21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21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P219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19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0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1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2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3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2248" style:parent-style-name="Абзацсписка" style:family="paragraph">
      <style:paragraph-properties fo:text-align="justify" fo:line-height="115%"/>
    </style:style>
    <style:style style:name="T2249" style:parent-style-name="Основнойшрифтабзаца" style:family="text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1</text:span></text:p>
      <text:p text:style-name="P24">по<text:s/>дисциплине «Организация ЭВМ и систем»</text:p>
      <text:p text:style-name="P25"><text:span text:style-name="T26">Тема: Трансляции, отладка и выполнение программ на языке Ассемблера.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ка гр. 9382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я С.</text:span></text:p>
          </table:table-cell>
        </table:table-row>
        <table:table-row table:style-name="TableRow45">
          <table:table-cell table:style-name="TableCell46">
            <text:p text:style-name="Standard"><text:span text:style-name="T47">Преподаватель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Ефремов М</text:span><text:span text:style-name="T53">.</text:span><text:span text:style-name="T54">А</text:span><text:span text:style-name="T55">.</text:span></text:p>
          </table:table-cell>
        </table:table-row>
      </table:table>
      <text:p text:style-name="P56"/>
      <text:p text:style-name="P57"/>
      <text:p text:style-name="P58"><text:span text:style-name="T59">Санкт-Петербург</text:span></text:p>
      <text:p text:style-name="P60"><text:span text:style-name="T61">2020</text:span></text:p>
      <text:p text:style-name="P62">Цель работы.</text:p>
      <text:p text:style-name="P63">Изучить строение программ на языке Ассемблера,<text:s/>научиться следить за изменениями в ходе их выполнения, познакомиться с функционалом языка.<text:s/></text:p>
      <text:p text:style-name="P64"><text:span text:style-name="T65">Задание.</text:span></text:p>
      <text:p text:style-name="P66">Часть 1</text:p>
      <text:list text:style-name="LFO5" text:continue-numbering="true">
        <text:list-item>
          <text:p text:style-name="P67">Просмотреть программу hello1.asm, которая формирует и выводит на экран приветствие пользователя с помощью функции ОС MSDOS, вызываемой через<text:s/>прерывание с номером 21H (команда Int 21h).<text:s/></text:p>
        </text:list-item>
      </text:list>
      <text:p text:style-name="P68">Выполняемые функцией действия и задаваемые ей параметры - следующие:</text:p>
      <text:p text:style-name="P69"><text:s/>- обеспечивается вывод на экран строки символов, заканчивающейся знаком "$";<text:s/></text:p>
      <text:p text:style-name="P70">- требуется задание в регистре ah номера функции, равного 09h,<text:s/>а в регистре dx - смещения адреса выводимой строки;<text:s/></text:p>
      <text:p text:style-name="P71">- используется регистр ax и не сохраняется его содержимое.<text:s/></text:p>
      <text:list text:style-name="LFO5" text:continue-numbering="true">
        <text:list-item>
          <text:p text:style-name="P72">Разобраться в структуре и реализации каждого сегмента программы. Непонятные фрагменты прояснить у преподавателя. Строку-приветствие<text:s/>преобразовать в соответствии со своими личными данными.<text:s/></text:p>
        </text:list-item>
        <text:list-item>
          <text:p text:style-name="P73">Загрузить файл hello1.asm из каталога Задания в каталог Masm.<text:s/></text:p>
        </text:list-item>
        <text:list-item>
          <text:p text:style-name="P74">Протранслировать программу с помощью строки<text:s/></text:p>
        </text:list-item>
      </text:list>
      <text:p text:style-name="P75">&gt; masm hello1.asm</text:p>
      <text:p text:style-name="P76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list text:style-name="LFO5" text:continue-numbering="true">
        <text:list-item>
          <text:p text:style-name="P77">Скомпоновать загрузочный модуль с помощью строки<text:s/></text:p>
        </text:list-item>
      </text:list>
      <text:p text:style-name="P78">&gt; link hello1.obj</text:p>
      <text:p text:style-name="P79">с созданием карты памяти и исполняемого файла hello1.exe.<text:s/></text:p>
      <text:list text:style-name="LFO5" text:continue-numbering="true">
        <text:list-item>
          <text:p text:style-name="P80">Выполнить программу в автоматическом режиме путем набора строки<text:s/></text:p>
        </text:list-item>
      </text:list>
      <text:p text:style-name="P81">&gt; hello1.exe</text:p>
      <text:p text:style-name="P82">убедиться в корректности ее работы и зафиксировать результат выполнения в протоколе.<text:s/></text:p>
      <text:list text:style-name="LFO5" text:continue-numbering="true">
        <text:list-item>
          <text:p text:style-name="P83">Запустить выполнение программы под управлением отладчика с помощью команды<text:s/></text:p>
        </text:list-item>
      </text:list>
      <text:p text:style-name="P84">&gt; afd hello1.exe</text:p>
      <text:p text:style-name="P85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<text:s/>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 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text:s/></text:p>
      <text:p text:style-name="P86">Часть 2</text:p>
      <text:p text:style-name="P87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88"><text:span text:style-name="T89">Выполнение работы.</text:span></text:p>
      <text:p text:style-name="P90"><text:span text:style-name="T91">Часть 1.</text:span></text:p>
      <text:p text:style-name="P92"><text:span text:style-name="T93">1. Открыв в текстовом редакторе программу<text:s/></text:span><text:span text:style-name="T94">hello</text:span><text:span text:style-name="T95">1.</text:span><text:span text:style-name="T96">asm</text:span><text:span text:style-name="T97">, изучила ее строение, обратив особое внимание на команды вывода</text:span><text:span text:style-name="T98">.</text:span></text:p>
      <text:p text:style-name="P99"/>
      <text:p text:style-name="P100"><text:span text:style-name="T101">2. Пошагово разобралась в структуре кода и преобразовала строку-приветствие в соответствии со своими личными данными.</text:span></text:p>
      <text:p text:style-name="P102"/>
      <text:p text:style-name="P103"><text:span text:style-name="T104">3. Загрузила файл<text:s/></text:span><text:span text:style-name="T105">hello</text:span><text:span text:style-name="T106">1.</text:span><text:span text:style-name="T107">asm</text:span><text:span text:style-name="T108"><text:s/>в каталог<text:s/></text:span><text:span text:style-name="T109">Masm</text:span><text:span text:style-name="T110">.</text:span></text:p>
      <text:p text:style-name="P111"/>
      <text:p text:style-name="P112"><text:span text:style-name="T113">4. Протранслировала программу с созданием объектного файла и файла диагностических<text:s/></text:span><text:span text:style-name="T114">сообщений. Ошибок, как и предупреждений, не было обнаружено.<text:s/></text:span></text:p>
      <text:p text:style-name="P115"><text:span text:style-name="T116">5. Скомпилировала загрузочный модуль с созданием карты памяти и исполняемого файла<text:s/></text:span><text:span text:style-name="T117">hello</text:span><text:span text:style-name="T118">1.</text:span><text:span text:style-name="T119">exe</text:span><text:span text:style-name="T120">.</text:span></text:p>
      <text:p text:style-name="P121"/>
      <text:p text:style-name="P122">6. Выполнила программу, предварительно введя строку для правильного отображения русских слов, программа сработала корректно, вывод программы:</text:p>
      <text:p text:style-name="P123"><text:span text:style-name="T124">&gt; Вас приветствует ст.гр. 9382 – Пя С.</text:span></text:p>
      <text:p text:style-name="P125"/>
      <text:p text:style-name="P126"><text:span text:style-name="T127">7. Запустила выполнение программы под управлением отладчика.</text:span></text:p>
      <text:p text:style-name="P128"><text:span text:style-name="T129">Содержимое сегментных регистров до старта программы:<text:s/></text:span><text:span text:style-name="T130">CS</text:span><text:span text:style-name="T131">:1</text:span><text:span text:style-name="T132">A</text:span><text:span text:style-name="T133">05,<text:s/></text:span><text:span text:style-name="T134">DS</text:span><text:span text:style-name="T135">:19</text:span><text:span text:style-name="T136">F</text:span><text:span text:style-name="T137">5,<text:s/></text:span><text:span text:style-name="T138">ES</text:span><text:span text:style-name="T139">:19</text:span><text:span text:style-name="T140">F</text:span><text:span text:style-name="T141">5,<text:s/></text:span><text:span text:style-name="T142">SS</text:span><text:span text:style-name="T143">:1</text:span><text:span text:style-name="T144">A</text:span><text:span text:style-name="T145">0</text:span><text:span text:style-name="T146">A</text:span><text:span text:style-name="T147">,<text:s/></text:span><text:span text:style-name="T148">HS</text:span><text:span text:style-name="T149">:19</text:span><text:span text:style-name="T150">F</text:span><text:span text:style-name="T151">5,<text:s/></text:span><text:span text:style-name="T152">FS</text:span><text:span text:style-name="T153">:19</text:span><text:span text:style-name="T154">F</text:span><text:span text:style-name="T155">5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rows-spanned="2">
            <text:p text:style-name="P164"><text:span text:style-name="T165">Адрес</text:span></text:p>
            <text:p text:style-name="P166"><text:span text:style-name="T167">Команды</text:span></text:p>
          </table:table-cell>
          <table:table-cell table:style-name="TableCell168" table:number-rows-spanned="2">
            <text:p text:style-name="P169"><text:span text:style-name="T170">Символический</text:span></text:p>
            <text:p text:style-name="P171"><text:span text:style-name="T172">код <text:s/>команды</text:span></text:p>
          </table:table-cell>
          <table:table-cell table:style-name="TableCell173" table:number-rows-spanned="2">
            <text:p text:style-name="P174"><text:span text:style-name="T175">16-ричный</text:span></text:p>
            <text:p text:style-name="P176"><text:span text:style-name="T177">код команды</text:span></text:p>
          </table:table-cell>
          <table:table-cell table:style-name="TableCell178" table:number-columns-spanned="2">
            <text:p text:style-name="P179"><text:span text:style-name="T180">Содержимое регистров и ячеек памяти</text:span></text:p>
          </table:table-cell>
          <table:covered-table-cell/>
        </table:table-row>
        <table:table-row table:style-name="TableRow18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2">
            <text:p text:style-name="P183"><text:span text:style-name="T184">до выполнения .</text:span></text:p>
          </table:table-cell>
          <table:table-cell table:style-name="TableCell185">
            <text:p text:style-name="P186"><text:span text:style-name="T187">После выполнения</text:span></text:p>
          </table:table-cell>
        </table:table-row>
        <table:table-row table:style-name="TableRow188">
          <table:table-cell table:style-name="TableCell189">
            <text:p text:style-name="P190"><text:span text:style-name="T191">0010</text:span></text:p>
          </table:table-cell>
          <table:table-cell table:style-name="TableCell192">
            <text:p text:style-name="P193"><text:span text:style-name="T194">MOV <text:s text:c="2"/>AX, 1A07</text:span></text:p>
          </table:table-cell>
          <table:table-cell table:style-name="TableCell195">
            <text:p text:style-name="P196"><text:span text:style-name="T197">B8071A</text:span></text:p>
          </table:table-cell>
          <table:table-cell table:style-name="TableCell198">
            <text:p text:style-name="P199"><text:span text:style-name="T200">(AX) = 0000</text:span></text:p>
            <text:p text:style-name="P201"><text:s/>(IP) = 0010</text:p>
          </table:table-cell>
          <table:table-cell table:style-name="TableCell202">
            <text:p text:style-name="P203"><text:span text:style-name="T204">(AX) = 1A07</text:span></text:p>
            <text:p text:style-name="P205"><text:s/>(IP) = 0013</text:p>
          </table:table-cell>
        </table:table-row>
        <table:table-row table:style-name="TableRow206">
          <table:table-cell table:style-name="TableCell207">
            <text:p text:style-name="P208"><text:span text:style-name="T209">0013</text:span></text:p>
          </table:table-cell>
          <table:table-cell table:style-name="TableCell210">
            <text:p text:style-name="P211"><text:span text:style-name="T212">MOV DS, AX</text:span></text:p>
          </table:table-cell>
          <table:table-cell table:style-name="TableCell213">
            <text:p text:style-name="P214"><text:span text:style-name="T215">8ED8</text:span></text:p>
          </table:table-cell>
          <table:table-cell table:style-name="TableCell216">
            <text:p text:style-name="P217"><text:span text:style-name="T218">(DS) = 19F5</text:span></text:p>
            <text:p text:style-name="P219">(IP) = 0013</text:p>
          </table:table-cell>
          <table:table-cell table:style-name="TableCell220">
            <text:p text:style-name="P221"><text:span text:style-name="T222">(DS) = 1A07</text:span></text:p>
            <text:p text:style-name="P223">(IP) = 0015</text:p>
          </table:table-cell>
        </table:table-row>
        <table:table-row table:style-name="TableRow224">
          <table:table-cell table:style-name="TableCell225">
            <text:p text:style-name="P226"><text:span text:style-name="T227">0015</text:span></text:p>
          </table:table-cell>
          <table:table-cell table:style-name="TableCell228">
            <text:p text:style-name="P229"><text:span text:style-name="T230">MOV DX, 0000</text:span></text:p>
          </table:table-cell>
          <table:table-cell table:style-name="TableCell231">
            <text:p text:style-name="P232"><text:span text:style-name="T233">BA0000</text:span></text:p>
          </table:table-cell>
          <table:table-cell table:style-name="TableCell234">
            <text:p text:style-name="P235"><text:span text:style-name="T236">(DX) = 0000</text:span></text:p>
            <text:p text:style-name="P237"><text:span text:style-name="T238">(IP) = 0015</text:span></text:p>
          </table:table-cell>
          <table:table-cell table:style-name="TableCell239">
            <text:p text:style-name="P240"><text:span text:style-name="T241">(DX) = 0000</text:span></text:p>
            <text:p text:style-name="P242"><text:span text:style-name="T243">(IP) = 0018</text:span></text:p>
          </table:table-cell>
        </table:table-row>
        <table:table-row table:style-name="TableRow244">
          <table:table-cell table:style-name="TableCell245">
            <text:p text:style-name="P246"><text:span text:style-name="T247">0018</text:span></text:p>
          </table:table-cell>
          <table:table-cell table:style-name="TableCell248">
            <text:p text:style-name="P249"><text:span text:style-name="T250">MOV AH,09</text:span></text:p>
          </table:table-cell>
          <table:table-cell table:style-name="TableCell251">
            <text:p text:style-name="P252"><text:span text:style-name="T253">B409</text:span></text:p>
          </table:table-cell>
          <table:table-cell table:style-name="TableCell254">
            <text:p text:style-name="P255"><text:span text:style-name="T256">(AX) = 1A07</text:span></text:p>
            <text:p text:style-name="P257">(IP) = 0018</text:p>
          </table:table-cell>
          <table:table-cell table:style-name="TableCell258">
            <text:p text:style-name="P259"><text:span text:style-name="T260">(AX) = 0907</text:span></text:p>
            <text:p text:style-name="P261"><text:span text:style-name="T262">(IP) = 001A</text:span></text:p>
          </table:table-cell>
        </table:table-row>
        <table:table-row table:style-name="TableRow263">
          <table:table-cell table:style-name="TableCell264">
            <text:p text:style-name="P265"><text:span text:style-name="T266">001A</text:span></text:p>
          </table:table-cell>
          <table:table-cell table:style-name="TableCell267">
            <text:p text:style-name="P268"><text:span text:style-name="T269">INT 21</text:span></text:p>
          </table:table-cell>
          <table:table-cell table:style-name="TableCell270">
            <text:p text:style-name="P271"><text:span text:style-name="T272">CD21</text:span></text:p>
          </table:table-cell>
          <table:table-cell table:style-name="TableCell273">
            <text:p text:style-name="P274"><text:span text:style-name="T275">(IP) = 001A</text:span></text:p>
          </table:table-cell>
          <table:table-cell table:style-name="TableCell276">
            <text:p text:style-name="P277"><text:span text:style-name="T278">(IP) = 001C</text:span></text:p>
          </table:table-cell>
        </table:table-row>
        <table:table-row table:style-name="TableRow279">
          <table:table-cell table:style-name="TableCell280">
            <text:p text:style-name="P281"><text:span text:style-name="T282">001C</text:span></text:p>
          </table:table-cell>
          <table:table-cell table:style-name="TableCell283">
            <text:p text:style-name="P284"><text:span text:style-name="T285">MOV AH,4C</text:span></text:p>
          </table:table-cell>
          <table:table-cell table:style-name="TableCell286">
            <text:p text:style-name="P287"><text:span text:style-name="T288">B44C</text:span></text:p>
          </table:table-cell>
          <table:table-cell table:style-name="TableCell289">
            <text:p text:style-name="P290"><text:span text:style-name="T291">(AX) = 09</text:span><text:span text:style-name="T292">07</text:span></text:p>
            <text:p text:style-name="P293"><text:span text:style-name="T294">(IP) = 001C</text:span></text:p>
          </table:table-cell>
          <table:table-cell table:style-name="TableCell295">
            <text:p text:style-name="P296"><text:span text:style-name="T297">(AX) = 4C</text:span><text:span text:style-name="T298">07</text:span></text:p>
            <text:p text:style-name="P299"><text:span text:style-name="T300">(IP) = 001E</text:span></text:p>
          </table:table-cell>
        </table:table-row>
        <table:table-row table:style-name="TableRow301">
          <table:table-cell table:style-name="TableCell302">
            <text:p text:style-name="P303"><text:span text:style-name="T304">001E</text:span></text:p>
          </table:table-cell>
          <table:table-cell table:style-name="TableCell305">
            <text:p text:style-name="P306"><text:span text:style-name="T307">INT 21</text:span></text:p>
          </table:table-cell>
          <table:table-cell table:style-name="TableCell308">
            <text:p text:style-name="P309"><text:span text:style-name="T310">CD21</text:span></text:p>
          </table:table-cell>
          <table:table-cell table:style-name="TableCell311">
            <text:p text:style-name="P312"><text:span text:style-name="T313">(AX) = 4C</text:span><text:span text:style-name="T314">07</text:span></text:p>
            <text:p text:style-name="P315"><text:span text:style-name="T316">(DS) = 1A07</text:span></text:p>
            <text:p text:style-name="P317"><text:span text:style-name="T318">(IP) = 001E</text:span></text:p>
          </table:table-cell>
          <table:table-cell table:style-name="TableCell319">
            <text:p text:style-name="P320"><text:span text:style-name="T321">(AX) = 0000</text:span></text:p>
            <text:p text:style-name="P322"><text:span text:style-name="T323">(DS) = 19F5</text:span></text:p>
            <text:p text:style-name="P324"><text:span text:style-name="T325">(IP) = 0010</text:span></text:p>
          </table:table-cell>
        </table:table-row>
      </table:table>
      <text:p text:style-name="P326"/>
      <text:p text:style-name="P327"><text:span text:style-name="T328">Часть 2.</text:span></text:p>
      <text:p text:style-name="P329"><text:span text:style-name="T330">1.<text:s/></text:span><text:span text:style-name="T331">Открыла программу<text:s/></text:span><text:span text:style-name="T332">hello</text:span><text:span text:style-name="T333">2.</text:span><text:span text:style-name="T334">asm</text:span><text:span text:style-name="T335"><text:s/>с помощью текстового редактора, акцентируя внимание на процедуру<text:s/></text:span><text:span text:style-name="T336">WriteMsg</text:span><text:span text:style-name="T337">.</text:span></text:p>
      <text:p text:style-name="P338"><text:span text:style-name="T339">2. Изучила строение<text:s/></text:span><text:span text:style-name="T340">программы<text:s/></text:span><text:span text:style-name="T341">hello</text:span><text:span text:style-name="T342">2.</text:span><text:span text:style-name="T343">asm</text:span><text:span text:style-name="T344">, параллельно преобразовав строку-приветствие в соответствие с личными данными.</text:span></text:p>
      <text:list text:style-name="LFO6" text:continue-numbering="true">
        <text:list-item>
          <text:p text:style-name="P345"><text:span text:style-name="T346">Загрузила<text:s/></text:span><text:span text:style-name="T347">hello</text:span><text:span text:style-name="T348">2.</text:span><text:span text:style-name="T349">asm</text:span><text:span text:style-name="T350"><text:s/>в каталог<text:s/></text:span><text:span text:style-name="T351">Masm</text:span><text:span text:style-name="T352">.</text:span></text:p>
        </text:list-item>
        <text:list-item>
          <text:p text:style-name="P353"><text:span text:style-name="T354">Протранслировала программу с созданием объектного файла и файла с диагностическими сообщениями. Синтаксических ошибок н</text:span><text:span text:style-name="T355">е обнаружено.<text:s/></text:span></text:p>
        </text:list-item>
        <text:list-item>
          <text:p text:style-name="P356"><text:span text:style-name="T357">Скомпилировала загрузочный модуль с созданием карты памяти и исполняемого файла<text:s/></text:span><text:span text:style-name="T358">hello</text:span><text:span text:style-name="T359">2.exe.</text:span></text:p>
        </text:list-item>
        <text:list-item>
          <text:p text:style-name="P360"><text:span text:style-name="T361">Выполнила программу<text:s/></text:span><text:span text:style-name="T362">hello</text:span><text:span text:style-name="T363">2.</text:span><text:span text:style-name="T364">exe</text:span><text:span text:style-name="T365"><text:s/>и проверила корректность ее работы:</text:span></text:p>
        </text:list-item>
      </text:list>
      <text:p text:style-name="P366"><text:span text:style-name="T367">&gt;</text:span><text:span text:style-name="T368"><text:s/></text:span><text:span text:style-name="T369">Hello Worlds!</text:span></text:p>
      <text:p text:style-name="P370"><text:span text:style-name="T371">&gt;</text:span><text:span text:style-name="T372">Student</text:span><text:span text:style-name="T373"><text:s/></text:span><text:span text:style-name="T374">from</text:span><text:span text:style-name="T375"><text:s/>9382 –<text:s/></text:span><text:span text:style-name="T376">Pya</text:span><text:span text:style-name="T377"><text:s/></text:span><text:span text:style-name="T378">Son</text:span><text:span text:style-name="T379"><text:s/></text:span><text:span text:style-name="T380">Khwa</text:span></text:p>
      <text:p text:style-name="P381"><text:span text:style-name="T382">7. Запустила программу с помощью</text:span><text:span text:style-name="T383"><text:s/>отладчика<text:s/></text:span><text:span text:style-name="T384">afdpro</text:span><text:span text:style-name="T385">.</text:span><text:span text:style-name="T386">exe</text:span><text:span text:style-name="T387"><text:s/>и пошагово исполнила с записью используемых регистров и ячеек команд.</text:span></text:p>
      <text:p text:style-name="P388"/>
      <text:p text:style-name="P389"><text:span text:style-name="T390">Содержимое сегментных регистров до старта программы:<text:s/></text:span><text:span text:style-name="T391">CS</text:span><text:span text:style-name="T392">:1</text:span><text:span text:style-name="T393">A</text:span><text:span text:style-name="T394">0</text:span><text:span text:style-name="T395">B</text:span><text:span text:style-name="T396">,<text:s/></text:span><text:span text:style-name="T397">DS</text:span><text:span text:style-name="T398">:19</text:span><text:span text:style-name="T399">F</text:span><text:span text:style-name="T400">5,<text:s/></text:span><text:span text:style-name="T401">ES</text:span><text:span text:style-name="T402">:19</text:span><text:span text:style-name="T403">F</text:span><text:span text:style-name="T404">5,<text:s/></text:span><text:span text:style-name="T405">SS</text:span><text:span text:style-name="T406">:1</text:span><text:span text:style-name="T407">A</text:span><text:span text:style-name="T408">05,<text:s/></text:span><text:span text:style-name="T409">HS</text:span><text:span text:style-name="T410">:19</text:span><text:span text:style-name="T411">F</text:span><text:span text:style-name="T412">5,<text:s/></text:span><text:span text:style-name="T413">FS</text:span><text:span text:style-name="T414">:19</text:span><text:span text:style-name="T415">F</text:span><text:span text:style-name="T416">5</text:span></text:p>
      <text:p text:style-name="P417"><text:span text:style-name="T418">Табл.2.</text:span></text:p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 table:number-rows-spanned="2">
            <text:p text:style-name="P427"><text:span text:style-name="T428">Адрес</text:span></text:p>
            <text:p text:style-name="P429"><text:span text:style-name="T430">Команды</text:span></text:p>
          </table:table-cell>
          <table:table-cell table:style-name="TableCell431" table:number-rows-spanned="2">
            <text:p text:style-name="P432"><text:span text:style-name="T433">Символический</text:span></text:p>
            <text:p text:style-name="P434"><text:span text:style-name="T435">код <text:s/>команды</text:span></text:p>
          </table:table-cell>
          <table:table-cell table:style-name="TableCell436" table:number-rows-spanned="2">
            <text:p text:style-name="P437"><text:span text:style-name="T438">1</text:span><text:span text:style-name="T439">6-ричный</text:span></text:p>
            <text:p text:style-name="P440"><text:span text:style-name="T441">код команды</text:span></text:p>
          </table:table-cell>
          <table:table-cell table:style-name="TableCell442" table:number-columns-spanned="2">
            <text:p text:style-name="P443"><text:span text:style-name="T444">Содержимое регистров и ячеек памяти</text:span></text:p>
          </table:table-cell>
          <table:covered-table-cell/>
        </table:table-row>
        <table:table-row table:style-name="TableRow44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46">
            <text:p text:style-name="P447"><text:span text:style-name="T448">Д</text:span><text:span text:style-name="T449">о выполнения</text:span></text:p>
          </table:table-cell>
          <table:table-cell table:style-name="TableCell450">
            <text:p text:style-name="P451"><text:span text:style-name="T452">После выполнения</text:span></text:p>
          </table:table-cell>
        </table:table-row>
        <table:table-row table:style-name="TableRow453">
          <table:table-cell table:style-name="TableCell454">
            <text:p text:style-name="P455"><text:span text:style-name="T456">00</text:span><text:span text:style-name="T457">05</text:span></text:p>
          </table:table-cell>
          <table:table-cell table:style-name="TableCell458">
            <text:p text:style-name="P459"><text:span text:style-name="T460">PUSH DS</text:span></text:p>
          </table:table-cell>
          <table:table-cell table:style-name="TableCell461">
            <text:p text:style-name="P462"><text:span text:style-name="T463">1E</text:span></text:p>
          </table:table-cell>
          <table:table-cell table:style-name="TableCell464">
            <text:p text:style-name="P465"><text:span text:style-name="T466">(DS) = 19F5</text:span></text:p>
            <text:p text:style-name="P467"><text:span text:style-name="T468">(SP) = 0018</text:span></text:p>
            <text:p text:style-name="P469"><text:span text:style-name="T470">(IP) = 0005</text:span></text:p>
            <text:p text:style-name="P471"><text:span text:style-name="T472">Stack +0 0000</text:span></text:p>
            <text:p text:style-name="P473"><text:span text:style-name="T474"><text:s text:c="5"/>+2 0000</text:span></text:p>
            <text:p text:style-name="P475"><text:span text:style-name="T476"><text:s text:c="5"/>+4 0000</text:span></text:p>
          </table:table-cell>
          <table:table-cell table:style-name="TableCell477">
            <text:p text:style-name="P478"><text:span text:style-name="T479">(DS) = 19F5</text:span></text:p>
            <text:p text:style-name="P480"><text:span text:style-name="T481">(SP)=0016</text:span></text:p>
            <text:p text:style-name="P482"><text:span text:style-name="T483">(IP) = 0006</text:span></text:p>
            <text:p text:style-name="P484"><text:span text:style-name="T485">Stack +0 19F5</text:span></text:p>
            <text:p text:style-name="P486"><text:span text:style-name="T487"><text:s text:c="5"/>+2 0000</text:span></text:p>
            <text:p text:style-name="P488"><text:span text:style-name="T489"><text:s text:c="5"/>+4<text:s/></text:span><text:span text:style-name="T490">0000</text:span></text:p>
          </table:table-cell>
        </table:table-row>
        <table:table-row table:style-name="TableRow491">
          <table:table-cell table:style-name="TableCell492">
            <text:p text:style-name="P493"><text:span text:style-name="T494">0006</text:span></text:p>
          </table:table-cell>
          <table:table-cell table:style-name="TableCell495">
            <text:p text:style-name="P496"><text:span text:style-name="T497">SUB AX, AX</text:span></text:p>
          </table:table-cell>
          <table:table-cell table:style-name="TableCell498">
            <text:p text:style-name="P499"><text:span text:style-name="T500">2BCO</text:span></text:p>
          </table:table-cell>
          <table:table-cell table:style-name="TableCell501">
            <text:p text:style-name="P502"><text:span text:style-name="T503">(AX) = 0000</text:span></text:p>
            <text:p text:style-name="P504"><text:span text:style-name="T505">(IP) = 0006</text:span></text:p>
          </table:table-cell>
          <table:table-cell table:style-name="TableCell506">
            <text:p text:style-name="P507"><text:span text:style-name="T508">(AX) = 0000</text:span></text:p>
            <text:p text:style-name="P509"><text:span text:style-name="T510">(IP) = 0008</text:span></text:p>
          </table:table-cell>
        </table:table-row>
        <table:table-row table:style-name="TableRow511">
          <table:table-cell table:style-name="TableCell512">
            <text:p text:style-name="P513"><text:span text:style-name="T514">0008</text:span></text:p>
          </table:table-cell>
          <table:table-cell table:style-name="TableCell515">
            <text:p text:style-name="P516"><text:span text:style-name="T517">PUSH AX</text:span></text:p>
          </table:table-cell>
          <table:table-cell table:style-name="TableCell518">
            <text:p text:style-name="P519"><text:span text:style-name="T520">50</text:span></text:p>
          </table:table-cell>
          <table:table-cell table:style-name="TableCell521">
            <text:p text:style-name="P522"><text:span text:style-name="T523">(AX) = 0000</text:span></text:p>
            <text:p text:style-name="P524"><text:span text:style-name="T525">(SP)=0016</text:span></text:p>
            <text:p text:style-name="P526"><text:span text:style-name="T527">(IP) = 0008</text:span></text:p>
            <text:p text:style-name="P528"><text:span text:style-name="T529">Stack +0 19F5</text:span></text:p>
            <text:p text:style-name="P530"><text:span text:style-name="T531"><text:s text:c="5"/>+2 0000</text:span></text:p>
            <text:p text:style-name="P532"><text:span text:style-name="T533"><text:s text:c="5"/>+4 0000</text:span></text:p>
          </table:table-cell>
          <table:table-cell table:style-name="TableCell534">
            <text:p text:style-name="P535"><text:span text:style-name="T536">(AX) = 0000</text:span></text:p>
            <text:p text:style-name="P537"><text:span text:style-name="T538">(SP) = 0014</text:span></text:p>
            <text:p text:style-name="P539"><text:span text:style-name="T540">(IP) = 0009</text:span></text:p>
            <text:p text:style-name="P541"><text:span text:style-name="T542">Stack +0 0000</text:span></text:p>
            <text:p text:style-name="P543"><text:span text:style-name="T544"><text:s text:c="5"/>+2 19F5</text:span></text:p>
            <text:p text:style-name="P545"><text:span text:style-name="T546"><text:s text:c="5"/>+4 0000</text:span></text:p>
          </table:table-cell>
        </table:table-row>
        <table:table-row table:style-name="TableRow547">
          <table:table-cell table:style-name="TableCell548">
            <text:p text:style-name="P549"><text:span text:style-name="T550">0009</text:span></text:p>
          </table:table-cell>
          <table:table-cell table:style-name="TableCell551">
            <text:p text:style-name="P552"><text:span text:style-name="T553">MOV <text:s text:c="2"/></text:span><text:span text:style-name="T554">AX, 1A07</text:span></text:p>
          </table:table-cell>
          <table:table-cell table:style-name="TableCell555">
            <text:p text:style-name="P556"><text:span text:style-name="T557">B8071A</text:span></text:p>
          </table:table-cell>
          <table:table-cell table:style-name="TableCell558">
            <text:p text:style-name="P559"><text:span text:style-name="T560">(AX) = 0000</text:span></text:p>
            <text:p text:style-name="P561"><text:span text:style-name="T562">(IP) = 0009</text:span></text:p>
          </table:table-cell>
          <table:table-cell table:style-name="TableCell563">
            <text:p text:style-name="P564"><text:span text:style-name="T565">(AX) = 1A07</text:span></text:p>
            <text:p text:style-name="P566"><text:span text:style-name="T567">(IP) = 000C</text:span></text:p>
          </table:table-cell>
        </table:table-row>
        <table:table-row table:style-name="TableRow568">
          <table:table-cell table:style-name="TableCell569">
            <text:p text:style-name="P570"><text:span text:style-name="T571">000C</text:span></text:p>
          </table:table-cell>
          <table:table-cell table:style-name="TableCell572">
            <text:p text:style-name="P573"><text:span text:style-name="T574">MOV DS, AX</text:span></text:p>
          </table:table-cell>
          <table:table-cell table:style-name="TableCell575">
            <text:p text:style-name="P576"><text:span text:style-name="T577">8ED8</text:span></text:p>
          </table:table-cell>
          <table:table-cell table:style-name="TableCell578">
            <text:p text:style-name="P579"><text:span text:style-name="T580">(AX) = 1A07</text:span></text:p>
            <text:p text:style-name="P581"><text:span text:style-name="T582">(DS) = 19F5</text:span></text:p>
            <text:p text:style-name="P583"><text:span text:style-name="T584">(IP) = 000C</text:span></text:p>
          </table:table-cell>
          <table:table-cell table:style-name="TableCell585">
            <text:p text:style-name="P586"><text:span text:style-name="T587">(AX) = 1A07</text:span></text:p>
            <text:p text:style-name="P588"><text:span text:style-name="T589">(DS) = 1A07</text:span></text:p>
            <text:p text:style-name="P590"><text:span text:style-name="T591">(IP) = 000E</text:span></text:p>
          </table:table-cell>
        </table:table-row>
        <table:table-row table:style-name="TableRow592">
          <table:table-cell table:style-name="TableCell593">
            <text:p text:style-name="P594"><text:span text:style-name="T595">000E</text:span></text:p>
          </table:table-cell>
          <table:table-cell table:style-name="TableCell596">
            <text:p text:style-name="P597"><text:span text:style-name="T598">MOV DX, 0000</text:span></text:p>
          </table:table-cell>
          <table:table-cell table:style-name="TableCell599">
            <text:p text:style-name="P600"><text:span text:style-name="T601">BA0000</text:span></text:p>
          </table:table-cell>
          <table:table-cell table:style-name="TableCell602">
            <text:p text:style-name="P603"><text:span text:style-name="T604">(DX) = 0000</text:span></text:p>
            <text:p text:style-name="P605"><text:span text:style-name="T606">(IP) = 000E</text:span></text:p>
          </table:table-cell>
          <table:table-cell table:style-name="TableCell607">
            <text:p text:style-name="P608"><text:span text:style-name="T609">(DX) = 0000</text:span></text:p>
            <text:p text:style-name="P610"><text:span text:style-name="T611">(IP) = 0011</text:span></text:p>
          </table:table-cell>
        </table:table-row>
        <table:table-row table:style-name="TableRow612">
          <table:table-cell table:style-name="TableCell613">
            <text:p text:style-name="P614"><text:span text:style-name="T615">0011</text:span></text:p>
          </table:table-cell>
          <table:table-cell table:style-name="TableCell616">
            <text:p text:style-name="P617"><text:span text:style-name="T618">CALL 0000</text:span></text:p>
          </table:table-cell>
          <table:table-cell table:style-name="TableCell619">
            <text:p text:style-name="P620"><text:span text:style-name="T621">E8ECFF</text:span></text:p>
          </table:table-cell>
          <table:table-cell table:style-name="TableCell622">
            <text:p text:style-name="P623"><text:span text:style-name="T624">(SP) = 0014</text:span></text:p>
            <text:p text:style-name="P625"><text:span text:style-name="T626">(IP) = 0011</text:span></text:p>
            <text:p text:style-name="P627"><text:span text:style-name="T628">Stack +0 0000</text:span></text:p>
            <text:p text:style-name="P629"><text:span text:style-name="T630"><text:s text:c="5"/>+2 19F5</text:span></text:p>
            <text:p text:style-name="P631"><text:span text:style-name="T632"><text:s text:c="5"/>+4 0000</text:span></text:p>
          </table:table-cell>
          <table:table-cell table:style-name="TableCell633">
            <text:p text:style-name="P634"><text:span text:style-name="T635">(SP) = 0012</text:span></text:p>
            <text:p text:style-name="P636"><text:span text:style-name="T637">(IP) = 0000</text:span></text:p>
            <text:p text:style-name="P638"><text:span text:style-name="T639">Stack +0 0014</text:span></text:p>
            <text:p text:style-name="P640"><text:span text:style-name="T641"><text:s text:c="5"/>+2 0000</text:span></text:p>
            <text:p text:style-name="P642"><text:span text:style-name="T643"><text:s text:c="5"/>+4 19F5</text:span></text:p>
          </table:table-cell>
        </table:table-row>
        <table:table-row table:style-name="TableRow644">
          <table:table-cell table:style-name="TableCell645">
            <text:p text:style-name="P646"><text:span text:style-name="T647">0000</text:span></text:p>
          </table:table-cell>
          <table:table-cell table:style-name="TableCell648">
            <text:p text:style-name="P649"><text:span text:style-name="T650">MOV AH,09</text:span></text:p>
          </table:table-cell>
          <table:table-cell table:style-name="TableCell651">
            <text:p text:style-name="P652"><text:span text:style-name="T653">B409</text:span></text:p>
          </table:table-cell>
          <table:table-cell table:style-name="TableCell654">
            <text:p text:style-name="P655"><text:span text:style-name="T656">(AX) =<text:s/></text:span><text:span text:style-name="T657">1</text:span><text:span text:style-name="T658">A07</text:span></text:p>
            <text:p text:style-name="P659"><text:span text:style-name="T660">(IP) = 0000</text:span></text:p>
          </table:table-cell>
          <table:table-cell table:style-name="TableCell661">
            <text:p text:style-name="P662"><text:span text:style-name="T663">(AX) = 0907</text:span></text:p>
            <text:p text:style-name="P664"><text:span text:style-name="T665">(IP) = 0002</text:span></text:p>
          </table:table-cell>
        </table:table-row>
        <table:table-row table:style-name="TableRow666">
          <table:table-cell table:style-name="TableCell667">
            <text:p text:style-name="P668"><text:span text:style-name="T669">0002</text:span></text:p>
          </table:table-cell>
          <table:table-cell table:style-name="TableCell670">
            <text:p text:style-name="P671"><text:span text:style-name="T672">INT 21</text:span></text:p>
          </table:table-cell>
          <table:table-cell table:style-name="TableCell673">
            <text:p text:style-name="P674"><text:span text:style-name="T675">CD21</text:span></text:p>
          </table:table-cell>
          <table:table-cell table:style-name="TableCell676">
            <text:p text:style-name="P677"><text:span text:style-name="T678">(IP) = 0002</text:span></text:p>
          </table:table-cell>
          <table:table-cell table:style-name="TableCell679">
            <text:p text:style-name="P680"><text:span text:style-name="T681">(IP) = 0004</text:span></text:p>
          </table:table-cell>
        </table:table-row>
        <table:table-row table:style-name="TableRow682">
          <table:table-cell table:style-name="TableCell683">
            <text:p text:style-name="P684"><text:span text:style-name="T685">0004</text:span></text:p>
          </table:table-cell>
          <table:table-cell table:style-name="TableCell686">
            <text:p text:style-name="P687"><text:span text:style-name="T688">RET</text:span></text:p>
          </table:table-cell>
          <table:table-cell table:style-name="TableCell689">
            <text:p text:style-name="P690"><text:span text:style-name="T691">C3</text:span></text:p>
          </table:table-cell>
          <table:table-cell table:style-name="TableCell692">
            <text:p text:style-name="P693"><text:span text:style-name="T694">(SP)</text:span><text:span text:style-name="T695"><text:s/>= 0012</text:span></text:p>
            <text:p text:style-name="P696"><text:span text:style-name="T697">(IP) = 0004</text:span></text:p>
            <text:p text:style-name="P698"><text:span text:style-name="T699">Stack +0 0014</text:span></text:p>
            <text:p text:style-name="P700"><text:span text:style-name="T701"><text:s text:c="5"/>+2 0000</text:span></text:p>
            <text:p text:style-name="P702"><text:span text:style-name="T703"><text:s text:c="5"/>+4 19F5</text:span></text:p>
          </table:table-cell>
          <table:table-cell table:style-name="TableCell704">
            <text:p text:style-name="P705"><text:span text:style-name="T706">(SP) = 0014</text:span></text:p>
            <text:p text:style-name="P707"><text:span text:style-name="T708">(IP) = 0014</text:span></text:p>
            <text:p text:style-name="P709"><text:span text:style-name="T710">Stack +0 0000</text:span></text:p>
            <text:p text:style-name="P711"><text:span text:style-name="T712"><text:s text:c="5"/>+2 119C</text:span></text:p>
            <text:p text:style-name="P713"><text:span text:style-name="T714"><text:s text:c="5"/>+4 0000</text:span></text:p>
          </table:table-cell>
        </table:table-row>
        <table:table-row table:style-name="TableRow715">
          <table:table-cell table:style-name="TableCell716">
            <text:p text:style-name="P717"><text:span text:style-name="T718">0014</text:span></text:p>
          </table:table-cell>
          <table:table-cell table:style-name="TableCell719">
            <text:p text:style-name="P720"><text:span text:style-name="T721">MOV DX,0010</text:span></text:p>
          </table:table-cell>
          <table:table-cell table:style-name="TableCell722">
            <text:p text:style-name="P723"><text:span text:style-name="T724">BA1000</text:span></text:p>
          </table:table-cell>
          <table:table-cell table:style-name="TableCell725">
            <text:p text:style-name="P726"><text:span text:style-name="T727">(DX) = 0000</text:span></text:p>
            <text:p text:style-name="P728"><text:span text:style-name="T729">(IP) = 0014</text:span></text:p>
          </table:table-cell>
          <table:table-cell table:style-name="TableCell730">
            <text:p text:style-name="P731"><text:span text:style-name="T732">(DX) = 0010</text:span></text:p>
            <text:p text:style-name="P733"><text:span text:style-name="T734">(IP) = 0017</text:span></text:p>
          </table:table-cell>
        </table:table-row>
        <table:table-row table:style-name="TableRow735">
          <table:table-cell table:style-name="TableCell736">
            <text:p text:style-name="P737"><text:span text:style-name="T738">0017</text:span></text:p>
          </table:table-cell>
          <table:table-cell table:style-name="TableCell739">
            <text:p text:style-name="P740"><text:span text:style-name="T741">CALL 0000</text:span></text:p>
          </table:table-cell>
          <table:table-cell table:style-name="TableCell742">
            <text:p text:style-name="P743"><text:span text:style-name="T744">E8E6FF</text:span></text:p>
          </table:table-cell>
          <table:table-cell table:style-name="TableCell745">
            <text:p text:style-name="P746"><text:span text:style-name="T747">(SP)=0014</text:span></text:p>
            <text:p text:style-name="P748"><text:span text:style-name="T749">(IP) = 001</text:span><text:span text:style-name="T750">7</text:span></text:p>
            <text:p text:style-name="P751"><text:span text:style-name="T752">Stack +0 0000</text:span></text:p>
            <text:p text:style-name="P753"><text:span text:style-name="T754"><text:s text:c="5"/>+2 19F5</text:span></text:p>
            <text:p text:style-name="P755"><text:span text:style-name="T756"><text:s text:c="5"/>+4 0000</text:span></text:p>
          </table:table-cell>
          <table:table-cell table:style-name="TableCell757">
            <text:p text:style-name="P758"><text:span text:style-name="T759">(SP) = 0012</text:span></text:p>
            <text:p text:style-name="P760"><text:span text:style-name="T761">(IP) = 0000</text:span></text:p>
            <text:p text:style-name="P762"><text:span text:style-name="T763">Stack +0 001A</text:span></text:p>
            <text:p text:style-name="P764"><text:span text:style-name="T765"><text:s text:c="5"/>+2 0000</text:span></text:p>
            <text:p text:style-name="P766"><text:span text:style-name="T767"><text:s text:c="5"/>+4 19F5</text:span></text:p>
          </table:table-cell>
        </table:table-row>
        <table:table-row table:style-name="TableRow768">
          <table:table-cell table:style-name="TableCell769">
            <text:p text:style-name="P770"><text:span text:style-name="T771">0000</text:span></text:p>
          </table:table-cell>
          <table:table-cell table:style-name="TableCell772">
            <text:p text:style-name="P773"><text:span text:style-name="T774">MOV AH,09</text:span></text:p>
          </table:table-cell>
          <table:table-cell table:style-name="TableCell775">
            <text:p text:style-name="P776"><text:span text:style-name="T777">B409</text:span></text:p>
          </table:table-cell>
          <table:table-cell table:style-name="TableCell778">
            <text:p text:style-name="P779"><text:span text:style-name="T780">(AX) = 0907</text:span></text:p>
            <text:p text:style-name="P781"><text:span text:style-name="T782">(IP) = 0000</text:span></text:p>
          </table:table-cell>
          <table:table-cell table:style-name="TableCell783">
            <text:p text:style-name="P784"><text:span text:style-name="T785">(AX) = 0907</text:span></text:p>
            <text:p text:style-name="P786"><text:span text:style-name="T787">(IP) = 0002</text:span></text:p>
          </table:table-cell>
        </table:table-row>
        <table:table-row table:style-name="TableRow788">
          <table:table-cell table:style-name="TableCell789">
            <text:p text:style-name="P790"><text:span text:style-name="T791">0002</text:span></text:p>
          </table:table-cell>
          <table:table-cell table:style-name="TableCell792">
            <text:p text:style-name="P793"><text:span text:style-name="T794">INT 21</text:span></text:p>
          </table:table-cell>
          <table:table-cell table:style-name="TableCell795">
            <text:p text:style-name="P796"><text:span text:style-name="T797">CD21</text:span></text:p>
          </table:table-cell>
          <table:table-cell table:style-name="TableCell798">
            <text:p text:style-name="P799"><text:span text:style-name="T800">(IP) = 000</text:span><text:span text:style-name="T801">2</text:span></text:p>
          </table:table-cell>
          <table:table-cell table:style-name="TableCell802">
            <text:p text:style-name="P803"><text:span text:style-name="T804">(IP) = 0004</text:span></text:p>
          </table:table-cell>
        </table:table-row>
        <table:table-row table:style-name="TableRow805">
          <table:table-cell table:style-name="TableCell806">
            <text:p text:style-name="P807"><text:span text:style-name="T808">0004</text:span></text:p>
          </table:table-cell>
          <table:table-cell table:style-name="TableCell809">
            <text:p text:style-name="P810"><text:span text:style-name="T811">RET</text:span></text:p>
          </table:table-cell>
          <table:table-cell table:style-name="TableCell812">
            <text:p text:style-name="P813"><text:span text:style-name="T814">C3</text:span></text:p>
          </table:table-cell>
          <table:table-cell table:style-name="TableCell815">
            <text:p text:style-name="P816"><text:span text:style-name="T817">(SP) = 0012</text:span></text:p>
            <text:p text:style-name="P818"><text:span text:style-name="T819">(IP) = 0004</text:span></text:p>
            <text:p text:style-name="P820"><text:span text:style-name="T821">Stack +0 001A</text:span></text:p>
            <text:p text:style-name="P822"><text:span text:style-name="T823"><text:s text:c="5"/>+2 0000</text:span></text:p>
            <text:p text:style-name="P824"><text:span text:style-name="T825"><text:s text:c="5"/>+4 19F5</text:span></text:p>
          </table:table-cell>
          <table:table-cell table:style-name="TableCell826">
            <text:p text:style-name="P827"><text:span text:style-name="T828">(SP) = 0014</text:span></text:p>
            <text:p text:style-name="P829"><text:span text:style-name="T830">(IP) = 001A</text:span></text:p>
            <text:p text:style-name="P831"><text:span text:style-name="T832">Stack +0 0000</text:span></text:p>
            <text:p text:style-name="P833"><text:span text:style-name="T834"><text:s text:c="5"/>+2 19F5</text:span></text:p>
            <text:p text:style-name="P835"><text:span text:style-name="T836"><text:s text:c="5"/>+4 0000</text:span></text:p>
          </table:table-cell>
        </table:table-row>
        <table:table-row table:style-name="TableRow837">
          <table:table-cell table:style-name="TableCell838">
            <text:p text:style-name="P839"><text:span text:style-name="T840">001A</text:span></text:p>
          </table:table-cell>
          <table:table-cell table:style-name="TableCell841">
            <text:p text:style-name="P842"><text:span text:style-name="T843">RET Far</text:span></text:p>
          </table:table-cell>
          <table:table-cell table:style-name="TableCell844">
            <text:p text:style-name="P845"><text:span text:style-name="T846">CB</text:span></text:p>
          </table:table-cell>
          <table:table-cell table:style-name="TableCell847">
            <text:p text:style-name="P848"><text:span text:style-name="T849">(SP) = 0014</text:span></text:p>
            <text:p text:style-name="P850"><text:span text:style-name="T851">(IP) = 001A</text:span></text:p>
            <text:p text:style-name="P852"><text:span text:style-name="T853">Stack +0 0000</text:span></text:p>
            <text:p text:style-name="P854"><text:span text:style-name="T855"><text:s text:c="5"/>+2 19F5</text:span></text:p>
            <text:p text:style-name="P856"><text:span text:style-name="T857"><text:s text:c="5"/>+4 0000</text:span></text:p>
          </table:table-cell>
          <table:table-cell table:style-name="TableCell858">
            <text:p text:style-name="P859"><text:span text:style-name="T860">(SP) = 0018</text:span></text:p>
            <text:p text:style-name="P861"><text:span text:style-name="T862">(IP) = 0000</text:span></text:p>
            <text:p text:style-name="P863"><text:span text:style-name="T864">Stack +0 0000</text:span></text:p>
            <text:p text:style-name="P865"><text:span text:style-name="T866"><text:s text:c="5"/>+2 0000</text:span></text:p>
            <text:p text:style-name="P867"><text:span text:style-name="T868"><text:s text:c="5"/>+4 0000</text:span></text:p>
          </table:table-cell>
        </table:table-row>
        <table:table-row table:style-name="TableRow869">
          <table:table-cell table:style-name="TableCell870">
            <text:p text:style-name="P871"><text:span text:style-name="T872">0000</text:span></text:p>
          </table:table-cell>
          <table:table-cell table:style-name="TableCell873">
            <text:p text:style-name="P874"><text:span text:style-name="T875">INT 20</text:span></text:p>
          </table:table-cell>
          <table:table-cell table:style-name="TableCell876">
            <text:p text:style-name="P877"><text:span text:style-name="T878">CD20</text:span></text:p>
          </table:table-cell>
          <table:table-cell table:style-name="TableCell879">
            <text:p text:style-name="P880"><text:span text:style-name="T881">(AX) = 0907</text:span></text:p>
            <text:p text:style-name="P882"><text:span text:style-name="T883">(DS) = 1A07</text:span></text:p>
            <text:p text:style-name="P884"><text:span text:style-name="T885">(IP) = 0000</text:span></text:p>
          </table:table-cell>
          <table:table-cell table:style-name="TableCell886">
            <text:p text:style-name="P887"><text:span text:style-name="T888">(AX) = 0000</text:span></text:p>
            <text:p text:style-name="P889"><text:span text:style-name="T890">(DS) = 19F5</text:span></text:p>
            <text:p text:style-name="P891"><text:span text:style-name="T892">(IP) = 0005</text:span></text:p>
          </table:table-cell>
        </table:table-row>
      </table:table>
      <text:p text:style-name="P893"/>
      <text:p text:style-name="P894"><text:span text:style-name="T895">Выводы.</text:span></text:p>
      <text:p text:style-name="P896"><text:span text:style-name="T897">В ходе выполнения лабораторной работы было совершенно ознакомление с языком Ассемблера, был освоен этап трансляции, также была изучена структура данных программ и работа с<text:s/></text:span><text:span text:style-name="T898">программой<text:s/></text:span><text:span text:style-name="T899">DOSBox</text:span><text:s/>0.74-3.</text:p>
      <text:p text:style-name="P900"/>
      <text:p text:style-name="P901">Приложение.</text:p>
      <text:p text:style-name="P902"><text:span text:style-name="T903">Текст файла<text:s/></text:span><text:span text:style-name="T904">HELLO1.ASM</text:span></text:p>
      <text:p text:style-name="P905">__Microsoft (R) Macro Assembler Version 5.10 <text:s text:c="17"/>10/13/20 20:40:5</text:p>
      <text:p text:style-name="P906"><text:s text:c="61"/>Page <text:s text:c="4"/>1-1</text:p>
      <text:p text:style-name="P907"/>
      <text:p text:style-name="P908"/>
      <text:p text:style-name="P909"><text:tab/><text:tab/><text:tab/><text:tab/></text:p>
      <text:p text:style-name="P910"><text:span text:style-name="T911"><text:tab/></text:span><text:span text:style-name="T912"><text:tab/></text:span><text:span text:style-name="T913"><text:tab/></text:span><text:span text:style-name="T914"><text:tab/>; HELLO1.ASM - <text:s/></text:span><text:span text:style-name="T915">гЇа</text:span><text:span text:style-name="T916">®</text:span><text:span text:style-name="T917">йҐ</text:span><text:span text:style-name="T918">­­ </text:span><text:span text:style-name="T919">п</text:span><text:span text:style-name="T920"><text:s/></text:span><text:span text:style-name="T921">ўҐабЁп</text:span><text:span text:style-name="T922"><text:s/></text:span><text:span text:style-name="T923">гзҐЎ</text:span><text:span text:style-name="T924">­®©<text:s/></text:span><text:span text:style-name="T925">Їа</text:span><text:span text:style-name="T926">®</text:span><text:span text:style-name="T927">Ја</text:span></text:p>
      <text:p text:style-name="P928"><text:span text:style-name="T929"><text:tab/></text:span><text:span text:style-name="T930"><text:tab/></text:span><text:span text:style-name="T931"><text:tab/></text:span><text:span text:style-name="T932"><text:tab/> ¬¬</text:span><text:span text:style-name="T933">л</text:span><text:span text:style-name="T934"><text:s/>« </text:span><text:span text:style-name="T935">Ў</text:span><text:span text:style-name="T936">.</text:span><text:span text:style-name="T937">а</text:span><text:span text:style-name="T938"> </text:span><text:span text:style-name="T939">Ў</text:span><text:span text:style-name="T940">. N1</text:span></text:p>
      <text:p text:style-name="P941"><text:span text:style-name="T942"><text:tab/></text:span><text:span text:style-name="T943"><text:tab/></text:span><text:span text:style-name="T944"><text:tab/></text:span><text:span text:style-name="T945"><text:tab/>; <text:s text:c="14"/></text:span><text:span text:style-name="T946">Ї</text:span><text:span text:style-name="T947">® ¤</text:span><text:span text:style-name="T948">ЁбжЁЇ</text:span><text:span text:style-name="T949">«</text:span><text:span text:style-name="T950">Ё</text:span><text:span text:style-name="T951">­</text:span><text:span text:style-name="T952">Ґ</text:span><text:span text:style-name="T953"><text:s/>"</text:span><text:span text:style-name="T954">ЂаеЁвҐЄвга</text:span><text:span text:style-name="T955"> <text:s/></text:span><text:span text:style-name="T956">Є</text:span><text:span text:style-name="T957">®¬</text:span><text:span text:style-name="T958">Ї</text:span></text:p>
      <text:p text:style-name="P959"><text:span text:style-name="T960"><text:tab/></text:span><text:span text:style-name="T961"><text:tab/></text:span><text:span text:style-name="T962"><text:tab/></text:span><text:span text:style-name="T963"><text:tab/></text:span><text:span text:style-name="T964">мовҐа</text:span><text:span text:style-name="T965"> "</text:span></text:p>
      <text:p text:style-name="P966"><text:tab/><text:tab/><text:tab/><text:tab/>; *********************************************</text:p>
      <text:p text:style-name="P967"><text:tab/><text:tab/><text:tab/><text:tab/>********************</text:p>
      <text:p text:style-name="P968"><text:span text:style-name="T969"><text:tab/></text:span><text:span text:style-name="T970"><text:tab/></text:span><text:span text:style-name="T971"><text:tab/></text:span><text:span text:style-name="T972"><text:tab/>;<text:s/></text:span><text:span text:style-name="T973">Ќ</text:span><text:span text:style-name="T974"> §­ </text:span><text:span text:style-name="T975">зҐ</text:span><text:span text:style-name="T976">­</text:span><text:span text:style-name="T977">ЁҐ</text:span><text:span text:style-name="T978">:<text:s/></text:span><text:span text:style-name="T979">Џа</text:span><text:span text:style-name="T980">®</text:span><text:span text:style-name="T981">Ја</text:span><text:span text:style-name="T982"> ¬¬ <text:s/></text:span><text:span text:style-name="T983">д</text:span><text:span text:style-name="T984">®</text:span><text:span text:style-name="T985">а</text:span><text:span text:style-name="T986">¬</text:span><text:span text:style-name="T987">ЁагҐв</text:span><text:span text:style-name="T988"><text:s/></text:span><text:span text:style-name="T989">Ё</text:span><text:span text:style-name="T990"><text:s/></text:span><text:span text:style-name="T991">ўлў</text:span><text:span text:style-name="T992">®¤</text:span><text:span text:style-name="T993">Ёв</text:span><text:span text:style-name="T994"><text:s/>­ <text:s/></text:span></text:p>
      <text:p text:style-name="P995"><text:span text:style-name="T996"><text:tab/></text:span><text:span text:style-name="T997"><text:tab/></text:span><text:span text:style-name="T998"><text:tab/></text:span><text:span text:style-name="T999"><text:tab/></text:span><text:span text:style-name="T1000">нЄа</text:span><text:span text:style-name="T1001"> ­<text:s/></text:span><text:span text:style-name="T1002">ЇаЁўҐвбвўЁҐ</text:span></text:p>
      <text:p text:style-name="P1003"><text:span text:style-name="T1004"><text:tab/></text:span><text:span text:style-name="T1005"><text:tab/></text:span><text:span text:style-name="T1006"><text:tab/></text:span><text:span text:style-name="T1007"><text:tab/>; <text:s text:c="12"/></text:span><text:span text:style-name="T1008">Ї</text:span><text:span text:style-name="T1009">®«</text:span><text:span text:style-name="T1010">м</text:span><text:span text:style-name="T1011">§®</text:span><text:span text:style-name="T1012">ў</text:span><text:span text:style-name="T1013"> </text:span><text:span text:style-name="T1014">вҐ</text:span><text:span text:style-name="T1015">«</text:span><text:span text:style-name="T1016">п</text:span><text:span text:style-name="T1017"><text:s/></text:span><text:span text:style-name="T1018">б</text:span><text:span text:style-name="T1019"><text:s/></text:span><text:span text:style-name="T1020">Ї</text:span><text:span text:style-name="T1021">®¬®</text:span><text:span text:style-name="T1022">ймо</text:span><text:span text:style-name="T1023"><text:s/></text:span><text:span text:style-name="T1024">дг</text:span><text:span text:style-name="T1025">­</text:span><text:span text:style-name="T1026">ЄжЁЁ</text:span><text:span text:style-name="T1027"><text:s/>„</text:span><text:span text:style-name="T1028">Ћ</text:span></text:p>
      <text:p text:style-name="P1029"><text:span text:style-name="T1030"><text:tab/></text:span><text:span text:style-name="T1031"><text:tab/></text:span><text:span text:style-name="T1032"><text:tab/></text:span><text:span text:style-name="T1033"><text:tab/>‘ "‚</text:span><text:span text:style-name="T1034">лў</text:span><text:span text:style-name="T1035">®¤<text:s/></text:span><text:span text:style-name="T1036">бва</text:span><text:span text:style-name="T1037">®</text:span><text:span text:style-name="T1038">ЄЁ</text:span><text:span text:style-name="T1039">"</text:span></text:p>
      <text:p text:style-name="P1040"><text:span text:style-name="T1041"><text:tab/></text:span><text:span text:style-name="T1042"><text:tab/></text:span><text:span text:style-name="T1043"><text:tab/></text:span><text:span text:style-name="T1044"><text:tab/>; <text:s text:c="12"/>(­®¬</text:span><text:span text:style-name="T1045">Ґа</text:span><text:span text:style-name="T1046"><text:s/>09<text:s/></text:span><text:span text:style-name="T1047">ЇаҐалў</text:span><text:span text:style-name="T1048"> ­</text:span><text:span text:style-name="T1049">ЁҐ</text:span><text:span text:style-name="T1050"><text:s/>21h),<text:s/></text:span><text:span text:style-name="T1051">Є</text:span><text:span text:style-name="T1052">®</text:span><text:span text:style-name="T1053">в</text:span><text:span text:style-name="T1054">®</text:span><text:span text:style-name="T1055">а</text:span><text:span text:style-name="T1056"> </text:span></text:p>
      <text:p text:style-name="P1057"><text:span text:style-name="T1058"><text:tab/></text:span><text:span text:style-name="T1059"><text:tab/></text:span><text:span text:style-name="T1060"><text:tab/></text:span><text:span text:style-name="T1061"><text:tab/></text:span><text:span text:style-name="T1062">п</text:span><text:span text:style-name="T1063">:</text:span></text:p>
      <text:p text:style-name="P1064"><text:span text:style-name="T1065"><text:tab/></text:span><text:span text:style-name="T1066"><text:tab/></text:span><text:span text:style-name="T1067"><text:tab/></text:span><text:span text:style-name="T1068"><text:tab/>; <text:s text:c="13"/>- ®</text:span><text:span text:style-name="T1069">ЎҐбЇҐзЁў</text:span><text:span text:style-name="T1070"> </text:span><text:span text:style-name="T1071">Ґв</text:span><text:span text:style-name="T1072"><text:s/></text:span><text:span text:style-name="T1073">ўлў</text:span><text:span text:style-name="T1074">®¤ ­ <text:s/></text:span><text:span text:style-name="T1075">нЄа</text:span><text:span text:style-name="T1076"> ­<text:s/></text:span><text:span text:style-name="T1077">бв</text:span></text:p>
      <text:p text:style-name="P1078"><text:span text:style-name="T1079"><text:tab/></text:span><text:span text:style-name="T1080"><text:tab/></text:span><text:span text:style-name="T1081"><text:tab/></text:span><text:span text:style-name="T1082"><text:tab/></text:span><text:span text:style-name="T1083">а</text:span><text:span text:style-name="T1084">®</text:span><text:span text:style-name="T1085">ЄЁ</text:span><text:span text:style-name="T1086"><text:s/></text:span><text:span text:style-name="T1087">бЁ</text:span><text:span text:style-name="T1088">¬</text:span><text:span text:style-name="T1089">ў</text:span><text:span text:style-name="T1090">®«®</text:span><text:span text:style-name="T1091">ў</text:span><text:span text:style-name="T1092">,</text:span></text:p>
      <text:p text:style-name="P1093"><text:span text:style-name="T1094"><text:tab/></text:span><text:span text:style-name="T1095"><text:tab/></text:span><text:span text:style-name="T1096"><text:tab/></text:span><text:span text:style-name="T1097"><text:tab/>; <text:s text:c="15"/>§ </text:span><text:span text:style-name="T1098">Є</text:span><text:span text:style-name="T1099"> ­</text:span><text:span text:style-name="T1100">зЁў</text:span><text:span text:style-name="T1101"> </text:span><text:span text:style-name="T1102">ойҐ</text:span><text:span text:style-name="T1103">©</text:span><text:span text:style-name="T1104">бп</text:span><text:span text:style-name="T1105"><text:s/>§­ </text:span><text:span text:style-name="T1106">Є</text:span><text:span text:style-name="T1107">®¬ "$";</text:span></text:p>
      <text:p text:style-name="P1108"><text:span text:style-name="T1109"><text:tab/></text:span><text:span text:style-name="T1110"><text:tab/></text:span><text:span text:style-name="T1111"><text:tab/></text:span><text:span text:style-name="T1112"><text:tab/>; <text:s text:c="13"/>-<text:s/></text:span><text:span text:style-name="T1113">ваҐЎгҐв</text:span><text:span text:style-name="T1114"><text:s/>§ ¤ ­</text:span><text:span text:style-name="T1115">Ёп</text:span><text:span text:style-name="T1116"><text:s/></text:span><text:span text:style-name="T1117">ў</text:span><text:span text:style-name="T1118"><text:s/></text:span><text:span text:style-name="T1119">аҐЈЁбваҐ</text:span><text:span text:style-name="T1120"><text:s/>ah<text:s/></text:span></text:p>
      <text:p text:style-name="P1121"><text:span text:style-name="T1122"><text:tab/></text:span><text:span text:style-name="T1123"><text:tab/></text:span><text:span text:style-name="T1124"><text:tab/></text:span><text:span text:style-name="T1125"><text:tab/>­®¬</text:span><text:span text:style-name="T1126">Ґа</text:span><text:span text:style-name="T1127"> <text:s/></text:span><text:span text:style-name="T1128">дг</text:span><text:span text:style-name="T1129">­</text:span><text:span text:style-name="T1130">ЄжЁЁ</text:span><text:span text:style-name="T1131">=09h,</text:span></text:p>
      <text:p text:style-name="P1132"><text:span text:style-name="T1133"><text:tab/></text:span><text:span text:style-name="T1134"><text:tab/></text:span><text:span text:style-name="T1135"><text:tab/></text:span><text:span text:style-name="T1136"><text:tab/>; <text:s text:c="15"/> <text:s/></text:span><text:span text:style-name="T1137">ў</text:span><text:span text:style-name="T1138"><text:s/></text:span><text:span text:style-name="T1139">аҐЈЁбваҐ</text:span><text:span text:style-name="T1140"><text:s/>dx - <text:s/></text:span><text:span text:style-name="T1141">б</text:span><text:span text:style-name="T1142">¬</text:span><text:span text:style-name="T1143">ҐйҐ</text:span><text:span text:style-name="T1144">­</text:span><text:span text:style-name="T1145">Ёп</text:span><text:span text:style-name="T1146"><text:s text:c="2"/> </text:span></text:p>
      <text:p text:style-name="P1147"><text:span text:style-name="T1148"><text:tab/></text:span><text:span text:style-name="T1149"><text:tab/></text:span><text:span text:style-name="T1150"><text:tab/></text:span><text:span text:style-name="T1151"><text:tab/>¤</text:span><text:span text:style-name="T1152">аҐб</text:span><text:span text:style-name="T1153">  <text:s/></text:span><text:span text:style-name="T1154">ўлў</text:span><text:span text:style-name="T1155">®¤</text:span><text:span text:style-name="T1156">Ё</text:span><text:span text:style-name="T1157">¬®©</text:span></text:p>
      <text:p text:style-name="P1158"><text:span text:style-name="T1159"><text:tab/></text:span><text:span text:style-name="T1160"><text:tab/></text:span><text:span text:style-name="T1161"><text:tab/></text:span><text:span text:style-name="T1162"><text:tab/>; <text:s text:c="15"/></text:span><text:span text:style-name="T1163">бва</text:span><text:span text:style-name="T1164">®</text:span><text:span text:style-name="T1165">ЄЁ</text:span><text:span text:style-name="T1166">;</text:span></text:p>
      <text:p text:style-name="P1167"><text:span text:style-name="T1168"><text:tab/></text:span><text:span text:style-name="T1169"><text:tab/></text:span><text:span text:style-name="T1170"><text:tab/></text:span><text:span text:style-name="T1171"><text:tab/>; <text:s text:c="13"/>-<text:s/></text:span><text:span text:style-name="T1172">ЁбЇ</text:span><text:span text:style-name="T1173">®«</text:span><text:span text:style-name="T1174">м</text:span><text:span text:style-name="T1175">§</text:span><text:span text:style-name="T1176">гҐв</text:span><text:span text:style-name="T1177"><text:s/></text:span><text:span text:style-name="T1178">аҐЈЁбва</text:span><text:span text:style-name="T1179"><text:s text:c="2"/>ax <text:s/></text:span><text:span text:style-name="T1180">Ё</text:span><text:span text:style-name="T1181"><text:s text:c="2"/>­</text:span><text:span text:style-name="T1182">Ґ</text:span><text:span text:style-name="T1183"><text:s/></text:span></text:p>
      <text:p text:style-name="P1184"><text:span text:style-name="T1185"><text:tab/></text:span><text:span text:style-name="T1186"><text:tab/></text:span><text:span text:style-name="T1187"><text:tab/></text:span><text:span text:style-name="T1188"><text:tab/></text:span><text:span text:style-name="T1189">б</text:span><text:span text:style-name="T1190">®</text:span><text:span text:style-name="T1191">еа</text:span><text:span text:style-name="T1192"> ­</text:span><text:span text:style-name="T1193">пҐв</text:span><text:span text:style-name="T1194"><text:s/></text:span><text:span text:style-name="T1195">ҐЈ</text:span><text:span text:style-name="T1196">®</text:span></text:p>
      <text:p text:style-name="P1197"><text:span text:style-name="T1198"><text:tab/></text:span><text:span text:style-name="T1199"><text:tab/></text:span><text:span text:style-name="T1200"><text:tab/></text:span><text:span text:style-name="T1201"><text:tab/>; <text:s text:c="15"/></text:span><text:span text:style-name="T1202">б</text:span><text:span text:style-name="T1203">®¤</text:span><text:span text:style-name="T1204">Ґа</text:span><text:span text:style-name="T1205">¦</text:span><text:span text:style-name="T1206">Ё</text:span><text:span text:style-name="T1207">¬®</text:span><text:span text:style-name="T1208">Ґ</text:span><text:span text:style-name="T1209">.</text:span></text:p>
      <text:p text:style-name="P1210"><text:tab/><text:tab/><text:tab/><text:tab/>; *********************************************</text:p>
      <text:p text:style-name="P1211"><text:tab/><text:tab/><text:tab/><text:tab/>*********************</text:p>
      <text:p text:style-name="P1212"><text:tab/><text:tab/><text:tab/><text:tab/></text:p>
      <text:p text:style-name="P1213"><text:tab/><text:tab/><text:tab/><text:tab/><text:s text:c="3"/>DOSSEG <text:s text:c="37"/></text:p>
      <text:p text:style-name="P1214"><text:span text:style-name="T1215"><text:tab/></text:span><text:span text:style-name="T1216"><text:tab/></text:span><text:span text:style-name="T1217"><text:tab/></text:span><text:span text:style-name="T1218"><text:tab/>; ‡ ¤ ­</text:span><text:span text:style-name="T1219">ЁҐ</text:span><text:span text:style-name="T1220"><text:s/></text:span><text:span text:style-name="T1221">бҐЈ</text:span><text:span text:style-name="T1222">¬</text:span><text:span text:style-name="T1223">Ґ</text:span><text:span text:style-name="T1224">­</text:span><text:span text:style-name="T1225">в</text:span><text:span text:style-name="T1226">®</text:span><text:span text:style-name="T1227">ў</text:span><text:span text:style-name="T1228"><text:s/></text:span><text:span text:style-name="T1229">Ї</text:span><text:span text:style-name="T1230">®¤ „</text:span><text:span text:style-name="T1231">Ћ</text:span><text:span text:style-name="T1232">‘</text:span></text:p>
      <text:p text:style-name="P1233"><text:tab/><text:tab/><text:tab/><text:tab/><text:s text:c="3"/>.MODEL <text:s/>SMALL <text:s text:c="30"/></text:p>
      <text:p text:style-name="P1234"><text:span text:style-name="T1235"><text:tab/></text:span><text:span text:style-name="T1236"><text:tab/></text:span><text:span text:style-name="T1237"><text:tab/></text:span><text:span text:style-name="T1238"><text:tab/>;<text:s/></text:span><text:span text:style-name="T1239">Њ</text:span><text:span text:style-name="T1240">®¤</text:span><text:span text:style-name="T1241">Ґ</text:span><text:span text:style-name="T1242">«</text:span><text:span text:style-name="T1243">м</text:span><text:span text:style-name="T1244"><text:s/></text:span><text:span text:style-name="T1245">Ї</text:span><text:span text:style-name="T1246"> ¬</text:span><text:span text:style-name="T1247">пвЁ</text:span><text:span text:style-name="T1248">-SMALL(</text:span><text:span text:style-name="T1249">Њ</text:span><text:span text:style-name="T1250"> « </text:span><text:span text:style-name="T1251">п</text:span><text:span text:style-name="T1252">)</text:span></text:p>
      <text:p text:style-name="P1253"><text:tab/><text:tab/><text:tab/><text:tab/><text:s text:c="3"/>.STACK <text:s/>100h <text:s text:c="31"/></text:p>
      <text:p text:style-name="P1254"><text:span text:style-name="T1255"><text:tab/></text:span><text:span text:style-name="T1256"><text:tab/></text:span><text:span text:style-name="T1257"><text:tab/></text:span><text:span text:style-name="T1258"><text:tab/>;<text:s/></text:span><text:span text:style-name="T1259">ЋвўҐбвЁ</text:span><text:span text:style-name="T1260"><text:s/></text:span><text:span text:style-name="T1261">Ї</text:span><text:span text:style-name="T1262">®¤ ‘</text:span><text:span text:style-name="T1263">вҐЄ</text:span><text:span text:style-name="T1264"><text:s/>256<text:s/></text:span><text:span text:style-name="T1265">Ў</text:span><text:span text:style-name="T1266"> ©</text:span><text:span text:style-name="T1267">в</text:span></text:p>
      <text:p text:style-name="P1268"><text:span text:style-name="T1269"><text:tab/></text:span><text:span text:style-name="T1270"><text:tab/></text:span><text:span text:style-name="T1271"><text:tab/></text:span><text:span text:style-name="T1272"><text:tab/><text:s text:c="3"/></text:span><text:span text:style-name="T1273">.DATA <text:s text:c="38"/></text:span></text:p>
      <text:p text:style-name="P1274"><text:tab/><text:tab/><text:tab/><text:tab/>; Ќ з «® бҐЈ¬Ґ­в  ¤ ­­ле</text:p>
      <text:p text:style-name="P1275"><text:s/>0000<text:tab/><text:tab/><text:tab/><text:tab/>Greeting <text:s/>LABEL <text:s/>BYTE <text:s text:c="25"/></text:p>
      <text:p text:style-name="P1276"><text:tab/><text:tab/><text:tab/><text:tab/>; ’ҐЄбв <text:s/>ЇаЁўҐвбвўЁп</text:p>
      <text:p text:style-name="P1277"><text:s/>0000 <text:s/>82 A0 E1 20 AF E0<text:tab/><text:s text:c="3"/>DB '‚ б ЇаЁўҐвбвўгҐв бв.Ја.7303 - €ў ­®ў €.€</text:p>
      <text:p text:style-name="P1278"><text:span text:style-name="T1279"><text:tab/></text:span><text:span text:style-name="T1280"><text:tab/></text:span><text:span text:style-name="T1281"><text:tab/></text:span><text:span text:style-name="T1282"><text:tab/></text:span><text:span text:style-name="T1283">.',13,10,'$'</text:span></text:p>
      <text:p text:style-name="P1284"><text:s text:c="7"/>A8 A2 A5 E2 E1 E2<text:tab/></text:p>
      <text:p text:style-name="P1285"><text:s text:c="7"/>A2 E3 A5 E2 20 E1<text:tab/></text:p>
      <text:p text:style-name="P1286"><text:s text:c="7"/>E2 2E A3 E0 2E 37<text:tab/></text:p>
      <text:p text:style-name="P1287"><text:s text:c="7"/>33 30 33 20 2D 20<text:tab/></text:p>
      <text:p text:style-name="P1288"><text:s text:c="7"/>88 A2 A0 AD AE A2<text:tab/></text:p>
      <text:p text:style-name="P1289"><text:s text:c="7"/>20 88 2E 88 2E 0D<text:tab/></text:p>
      <text:p text:style-name="P1290"><text:s text:c="7"/>0A 24<text:tab/><text:tab/><text:tab/></text:p>
      <text:p text:style-name="P1291"><text:span text:style-name="T1292"><text:tab/></text:span><text:span text:style-name="T1293"><text:tab/></text:span><text:span text:style-name="T1294"><text:tab/></text:span><text:span text:style-name="T1295"><text:tab/><text:s text:c="3"/>.CODE <text:s text:c="31"/>;<text:s/></text:span><text:span text:style-name="T1296">Ќ</text:span><text:span text:style-name="T1297"> </text:span><text:span text:style-name="T1298">з</text:span><text:span text:style-name="T1299"> «</text:span></text:p>
      <text:p text:style-name="P1300"><text:span text:style-name="T1301"><text:tab/></text:span><text:span text:style-name="T1302"><text:tab/></text:span><text:span text:style-name="T1303"><text:tab/></text:span><text:span text:style-name="T1304"><text:tab/>®<text:s/></text:span><text:span text:style-name="T1305">бҐЈ</text:span><text:span text:style-name="T1306">¬</text:span><text:span text:style-name="T1307">Ґ</text:span><text:span text:style-name="T1308">­</text:span><text:span text:style-name="T1309">в</text:span><text:span text:style-name="T1310"> <text:s/></text:span><text:span text:style-name="T1311">Є</text:span><text:span text:style-name="T1312">®¤ </text:span></text:p>
      <text:p text:style-name="P1313"><text:span text:style-name="T1314"><text:s/>0000 <text:s/>B8 ---- R</text:span><text:span text:style-name="T1315"><text:tab/></text:span><text:span text:style-name="T1316"><text:tab/><text:s text:c="3"/>mov <text:s/>ax, @data <text:s text:c="23"/>; ‡ </text:span><text:span text:style-name="T1317">Ја</text:span></text:p>
      <text:p text:style-name="P1318"><text:span text:style-name="T1319"><text:tab/></text:span><text:span text:style-name="T1320"><text:tab/></text:span><text:span text:style-name="T1321"><text:tab/></text:span><text:span text:style-name="T1322"><text:tab/></text:span><text:span text:style-name="T1323">г</text:span><text:span text:style-name="T1324">§</text:span><text:span text:style-name="T1325">Є</text:span><text:span text:style-name="T1326"> <text:s/></text:span><text:span text:style-name="T1327">ў</text:span><text:span text:style-name="T1328"><text:s/>DS  ¤</text:span><text:span text:style-name="T1329">аҐб</text:span><text:span text:style-name="T1330">  ­ </text:span><text:span text:style-name="T1331">з</text:span><text:span text:style-name="T1332"> « </text:span></text:p>
      <text:p text:style-name="P1333"><text:span text:style-name="T1334"><text:s/>0003 <text:s/>8E D8</text:span><text:span text:style-name="T1335"><text:tab/></text:span><text:span text:style-name="T1336"><text:tab/></text:span><text:span text:style-name="T1337"><text:tab/><text:s text:c="3"/>mov <text:s/>ds, ax <text:s text:c="26"/>;<text:s/></text:span><text:span text:style-name="T1338">бҐЈ</text:span><text:span text:style-name="T1339">¬</text:span></text:p>
      <text:p text:style-name="P1340"><text:span text:style-name="T1341"><text:tab/></text:span><text:span text:style-name="T1342"><text:tab/></text:span><text:span text:style-name="T1343"><text:tab/></text:span><text:span text:style-name="T1344"><text:tab/></text:span><text:span text:style-name="T1345">Ґ</text:span><text:span text:style-name="T1346">­</text:span><text:span text:style-name="T1347">в</text:span><text:span text:style-name="T1348">  ¤ ­­</text:span><text:span text:style-name="T1349">ле</text:span></text:p>
      <text:p text:style-name="P1350"><text:span text:style-name="T1351"><text:s/>0005 <text:s/>BA 0000 R</text:span><text:span text:style-name="T1352"><text:tab/></text:span><text:span text:style-name="T1353"><text:tab/><text:s text:c="3"/>mov <text:s/>dx, OFFSET Greeting <text:s text:c="13"/>; ‡ </text:span><text:span text:style-name="T1354">Ја</text:span></text:p>
      <text:p text:style-name="P1355"><text:span text:style-name="T1356"><text:tab/></text:span><text:span text:style-name="T1357"><text:tab/></text:span><text:span text:style-name="T1358"><text:tab/></text:span><text:span text:style-name="T1359"><text:tab/></text:span><text:span text:style-name="T1360">г§Є  ў dx б¬ҐйҐ­Ёп</text:span></text:p>
      <text:p text:style-name="P1361">__Microsoft (R) Macro Assembler Version 5.10 <text:s text:c="17"/>10/13/20 20:40:5</text:p>
      <text:p text:style-name="P1362"><text:span text:style-name="T1363"><text:s text:c="61"/></text:span><text:span text:style-name="T1364">Page <text:s text:c="4"/>1-2</text:span></text:p>
      <text:p text:style-name="P1365"/>
      <text:p text:style-name="P1366"/>
      <text:p text:style-name="P1367"><text:tab/><text:tab/><text:tab/><text:tab/><text:s text:c="40"/>;  ¤аҐб</text:p>
      <text:p text:style-name="P1368"><text:tab/><text:tab/><text:tab/><text:tab/>  вҐЄбв  ЇаЁўҐвбвўЁп</text:p>
      <text:p text:style-name="P1369"><text:s/>0008<text:tab/><text:tab/><text:tab/><text:tab/>DisplayGreeting:</text:p>
      <text:p text:style-name="P1370"><text:s/>0008 <text:s/>B4 09<text:tab/><text:tab/><text:tab/><text:s text:c="3"/>mov <text:s/>ah, 9 <text:s text:c="27"/>; # дг</text:p>
      <text:p text:style-name="P1371"><text:tab/><text:tab/><text:tab/><text:tab/>­ЄжЁЁ „Ћ‘ ЇҐз вЁ бва®ЄЁ</text:p>
      <text:p text:style-name="P1372"><text:span text:style-name="T1373"><text:s/></text:span><text:span text:style-name="T1374">000A <text:s/>CD 21</text:span><text:span text:style-name="T1375"><text:tab/></text:span><text:span text:style-name="T1376"><text:tab/></text:span><text:span text:style-name="T1377"><text:tab/><text:s text:c="3"/>int <text:s/>21h <text:s text:c="28"/>;<text:s/></text:span><text:span text:style-name="T1378">ўлў</text:span><text:span text:style-name="T1379">®¤</text:span></text:p>
      <text:p text:style-name="P1380"><text:span text:style-name="T1381"><text:tab/></text:span><text:span text:style-name="T1382"><text:tab/></text:span><text:span text:style-name="T1383"><text:tab/></text:span><text:span text:style-name="T1384"><text:tab/><text:s/></text:span><text:span text:style-name="T1385">­  нЄа ­ <text:s/>ЇаЁўҐвбвўЁп</text:span></text:p>
      <text:p text:style-name="P1386"><text:span text:style-name="T1387"><text:s/>000C <text:s/>B4 4C</text:span><text:span text:style-name="T1388"><text:tab/></text:span><text:span text:style-name="T1389"><text:tab/></text:span><text:span text:style-name="T1390"><text:tab/><text:s text:c="3"/>mov <text:s/>ah, 4ch <text:s text:c="25"/>; #<text:s/></text:span><text:span text:style-name="T1391">дг</text:span></text:p>
      <text:p text:style-name="P1392"><text:span text:style-name="T1393"><text:tab/></text:span><text:span text:style-name="T1394"><text:tab/></text:span><text:span text:style-name="T1395"><text:tab/></text:span><text:span text:style-name="T1396"><text:tab/>­</text:span><text:span text:style-name="T1397">ЄжЁЁ</text:span><text:span text:style-name="T1398"><text:s/>„</text:span><text:span text:style-name="T1399">Ћ</text:span><text:span text:style-name="T1400">‘ § </text:span><text:span text:style-name="T1401">ўҐаиҐ</text:span><text:span text:style-name="T1402">­</text:span><text:span text:style-name="T1403">Ёп</text:span><text:span text:style-name="T1404"><text:s/></text:span><text:span text:style-name="T1405">Їа</text:span><text:span text:style-name="T1406">®</text:span><text:span text:style-name="T1407">Ја</text:span><text:span text:style-name="T1408"> ¬¬</text:span><text:span text:style-name="T1409">л</text:span></text:p>
      <text:p text:style-name="P1410"><text:span text:style-name="T1411"><text:s/>000E <text:s/>CD 21</text:span><text:span text:style-name="T1412"><text:tab/></text:span><text:span text:style-name="T1413"><text:tab/></text:span><text:span text:style-name="T1414"><text:tab/><text:s text:c="3"/>int <text:s/>21h <text:s text:c="28"/>; § </text:span><text:span text:style-name="T1415">ўҐа</text:span></text:p>
      <text:p text:style-name="P1416"><text:span text:style-name="T1417"><text:tab/></text:span><text:span text:style-name="T1418"><text:tab/></text:span><text:span text:style-name="T1419"><text:tab/></text:span><text:span text:style-name="T1420"><text:tab/></text:span><text:span text:style-name="T1421">иҐ</text:span><text:span text:style-name="T1422">­</text:span><text:span text:style-name="T1423">ЁҐ</text:span><text:span text:style-name="T1424"><text:s/></text:span><text:span text:style-name="T1425">Їа</text:span><text:span text:style-name="T1426">®</text:span><text:span text:style-name="T1427">Ја</text:span><text:span text:style-name="T1428"> ¬¬</text:span><text:span text:style-name="T1429">л</text:span><text:span text:style-name="T1430"><text:s/></text:span><text:span text:style-name="T1431">Ё</text:span><text:span text:style-name="T1432"><text:s/></text:span><text:span text:style-name="T1433">ўле</text:span><text:span text:style-name="T1434">®¤<text:s/></text:span><text:span text:style-name="T1435">ў</text:span><text:span text:style-name="T1436"><text:s/>„</text:span><text:span text:style-name="T1437">Ћ</text:span><text:span text:style-name="T1438">‘</text:span></text:p>
      <text:p text:style-name="P1439"><text:tab/><text:tab/><text:tab/><text:tab/><text:s text:c="3"/>END</text:p>
      <text:p text:style-name="P1440">__Microsoft (R) Macro Assembler Version 5.10 <text:s text:c="17"/>10/13/20 20:40:5</text:p>
      <text:p text:style-name="P1441"><text:s text:c="61"/>Symbols-1</text:p>
      <text:p text:style-name="P1442"/>
      <text:p text:style-name="P1443"/>
      <text:p text:style-name="P1444">Segments and Groups:</text:p>
      <text:p text:style-name="P1445"/>
      <text:p text:style-name="P1446"><text:s text:c="16"/>N a m e <text:s text:c="8"/><text:tab/>Length<text:tab/><text:s/>Align<text:tab/>Combine Class</text:p>
      <text:p text:style-name="P1447"/>
      <text:p text:style-name="P1448">DGROUP . . . . . . . . . . . . . <text:s/><text:tab/>GROUP</text:p>
      <text:p text:style-name="P1449"><text:s text:c="2"/>_DATA <text:s/>. . . . . . . . . . . . <text:s/><text:tab/>002C<text:tab/>WORD<text:tab/>PUBLIC<text:tab/>'DATA'</text:p>
      <text:p text:style-name="P1450"><text:s text:c="2"/>STACK <text:s/>. . . . . . . . . . . . <text:s/><text:tab/>0100<text:tab/>PARA<text:tab/>STACK<text:tab/>'STACK'</text:p>
      <text:p text:style-name="P1451">_TEXT <text:s/>. . . . . . . . . . . . . <text:s/><text:tab/>0010<text:tab/>WORD<text:tab/>PUBLIC<text:tab/>'CODE'</text:p>
      <text:p text:style-name="P1452"/>
      <text:p text:style-name="P1453">Symbols: <text:s text:c="11"/></text:p>
      <text:p text:style-name="P1454"/>
      <text:p text:style-name="P1455"><text:s text:c="16"/>N a m e <text:s text:c="8"/><text:tab/>Type<text:tab/><text:s/>Value<text:tab/><text:s/>Attr</text:p>
      <text:p text:style-name="P1456"/>
      <text:p text:style-name="P1457">DISPLAYGREETING <text:s/>. . . . . . . . <text:s/><text:tab/>L NEAR<text:tab/>0008<text:tab/>_TEXT</text:p>
      <text:p text:style-name="P1458"/>
      <text:p text:style-name="P1459">GREETING . . . . . . . . . . . . <text:s/><text:tab/>L BYTE<text:tab/>0000<text:tab/>_DATA</text:p>
      <text:p text:style-name="P1460"/>
      <text:p text:style-name="P1461">@CODE <text:s/>. . . . . . . . . . . . . <text:s/><text:tab/>TEXT <text:s/>_TEXT<text:tab/><text:tab/></text:p>
      <text:p text:style-name="P1462">@CODESIZE <text:s/>. . . . . . . . . . . <text:s/><text:tab/>TEXT <text:s/>0<text:tab/><text:tab/></text:p>
      <text:p text:style-name="P1463">@CPU . . . . . . . . . . . . . . <text:s/><text:tab/>TEXT <text:s/>0101h<text:tab/><text:tab/></text:p>
      <text:p text:style-name="P1464">@DATASIZE <text:s/>. . . . . . . . . . . <text:s/><text:tab/>TEXT <text:s/>0<text:tab/><text:tab/></text:p>
      <text:p text:style-name="P1465">@FILENAME <text:s/>. . . . . . . . . . . <text:s/><text:tab/>TEXT <text:s/>HELLO1<text:tab/><text:tab/></text:p>
      <text:p text:style-name="P1466">@VERSION . . . . . . . . . . . . <text:s/><text:tab/>TEXT <text:s/>510<text:tab/><text:tab/></text:p>
      <text:p text:style-name="P1467"/>
      <text:p text:style-name="P1468"/>
      <text:p text:style-name="P1469"><text:s text:c="5"/>33 Source <text:s/>Lines</text:p>
      <text:p text:style-name="P1470"><text:s text:c="5"/>33 Total <text:s text:c="2"/>Lines</text:p>
      <text:p text:style-name="P1471"><text:s text:c="5"/>19 Symbols</text:p>
      <text:p text:style-name="P1472"/>
      <text:p text:style-name="P1473"><text:s text:c="2"/>47994 + 461313 Bytes symbol space free</text:p>
      <text:p text:style-name="P1474"/>
      <text:p text:style-name="P1475"><text:s text:c="6"/>0 Warning Errors</text:p>
      <text:p text:style-name="P1476"><text:s text:c="6"/>0 Severe <text:s/>Errors</text:p>
      <text:p text:style-name="P1477"/>
      <text:p text:style-name="P1478"><text:span text:style-name="T1479">Текст</text:span><text:span text:style-name="T1480"><text:s/></text:span><text:span text:style-name="T1481">файла</text:span><text:span text:style-name="T1482"><text:s/></text:span><text:span text:style-name="T1483">HELLO</text:span><text:span text:style-name="T1484">1.</text:span><text:span text:style-name="T1485">ASM</text:span></text:p>
      <text:p text:style-name="P1486"/>
      <text:p text:style-name="P1487">; HELLO1.ASM - <text:s/>гЇа®йҐ­­ п ўҐабЁп гзҐЎ­®© Їа®Ја ¬¬л « Ў.а Ў. N1</text:p>
      <text:p text:style-name="P1488">; <text:s text:c="14"/>Ї® ¤ЁбжЁЇ«Ё­Ґ "ЂаеЁвҐЄвга  Є®¬ЇмовҐа "</text:p>
      <text:p text:style-name="P1489">; *****************************************************************</text:p>
      <text:p text:style-name="P1490">; Ќ §­ зҐ­ЁҐ: Џа®Ја ¬¬  д®а¬ЁагҐв Ё ўлў®¤Ёв<text:s/>­  нЄа ­<text:s/>ЇаЁўҐвбвўЁҐ</text:p>
      <text:p text:style-name="P1491">; <text:s text:c="12"/>Ї®«м§®ў вҐ«п<text:s/>б Ї®¬®ймо дг­ЄжЁЁ „Ћ‘ "‚лў®¤ бва®ЄЁ"</text:p>
      <text:p text:style-name="P1492">; <text:s text:c="12"/>(­®¬Ґа 09 ЇаҐалў ­ЁҐ 21h), Є®в®а п:</text:p>
      <text:p text:style-name="P1493">; <text:s text:c="13"/>- ®ЎҐбЇҐзЁў Ґв ўлў®¤<text:s/>­  нЄа ­<text:s/>бва®ЄЁ бЁ¬ў®«®ў,</text:p>
      <text:p text:style-name="P1494">; <text:s text:c="15"/>§ Є ­зЁў ойҐ©бп §­ Є®¬ "$";</text:p>
      <text:p text:style-name="P1495">; <text:s text:c="13"/>- ваҐЎгҐв § ¤ ­Ёп ў аҐЈЁбваҐ ah<text:s/>­®¬Ґа  дг­ЄжЁЁ=09h,</text:p>
      <text:p text:style-name="P1496">; <text:s text:c="15"/>  ў аҐЈЁбваҐ dx - <text:s/>б¬ҐйҐ­Ёп <text:s/> ¤аҐб  <text:s/>ўлў®¤Ё¬®©</text:p>
      <text:p text:style-name="P1497">; <text:s text:c="15"/>бва®ЄЁ;</text:p>
      <text:p text:style-name="P1498">; <text:s text:c="13"/>- ЁбЇ®«м§гҐв аҐЈЁбва <text:s/>ax <text:s/>Ё <text:s/>­Ґ б®еа ­пҐв ҐЈ®</text:p>
      <text:p text:style-name="P1499">; <text:s text:c="15"/>б®¤Ґа¦Ё¬®Ґ.</text:p>
      <text:p text:style-name="P1500">; ******************************************************************</text:p>
      <text:p text:style-name="P1501"/>
      <text:p text:style-name="P1502"><text:s text:c="3"/>DOSSEG <text:s text:c="37"/>; ‡ ¤ ­ЁҐ бҐЈ¬Ґ­в®ў Ї®¤ „Ћ‘</text:p>
      <text:p text:style-name="P1503"><text:span text:style-name="T1504"><text:s text:c="3"/></text:span><text:span text:style-name="T1505">.MODEL <text:s/>SMALL <text:s text:c="30"/>;<text:s/></text:span><text:span text:style-name="T1506">Њ</text:span><text:span text:style-name="T1507">®¤</text:span><text:span text:style-name="T1508">Ґ</text:span><text:span text:style-name="T1509">«</text:span><text:span text:style-name="T1510">м</text:span><text:span text:style-name="T1511"><text:s/></text:span><text:span text:style-name="T1512">Ї</text:span><text:span text:style-name="T1513"> ¬</text:span><text:span text:style-name="T1514">пвЁ</text:span><text:span text:style-name="T1515">-SMALL(</text:span><text:span text:style-name="T1516">Њ</text:span><text:span text:style-name="T1517"> « </text:span><text:span text:style-name="T1518">п</text:span><text:span text:style-name="T1519">)</text:span></text:p>
      <text:p text:style-name="P1520"><text:span text:style-name="T1521"><text:s text:c="3"/>.STACK <text:s/>100h <text:s text:c="31"/>;<text:s/></text:span><text:span text:style-name="T1522">ЋвўҐбвЁ</text:span><text:span text:style-name="T1523"><text:s/></text:span><text:span text:style-name="T1524">Ї</text:span><text:span text:style-name="T1525">®¤ ‘</text:span><text:span text:style-name="T1526">вҐЄ</text:span><text:span text:style-name="T1527"><text:s/>256<text:s/></text:span><text:span text:style-name="T1528">Ў</text:span><text:span text:style-name="T1529"> ©</text:span><text:span text:style-name="T1530">в</text:span></text:p>
      <text:p text:style-name="P1531"><text:span text:style-name="T1532"><text:s text:c="3"/></text:span><text:span text:style-name="T1533">.DATA <text:s text:c="21"/></text:span><text:span text:style-name="T1534"><text:s text:c="17"/>; Ќ з «® бҐЈ¬Ґ</text:span><text:span text:style-name="T1535">­в  ¤ </text:span><text:span text:style-name="T1536">­</text:span><text:span text:style-name="T1537">­ле</text:span></text:p>
      <text:p text:style-name="P1538">Greeting <text:s/>LABEL <text:s/>BYTE <text:s text:c="25"/>; ’ҐЄбв <text:s/>ЇаЁўҐвбвўЁп</text:p>
      <text:p text:style-name="P1539"><text:s text:c="3"/>DB 'Вас приветствует ст.гр.9382 - Пя С.',13,10,'$'</text:p>
      <text:p text:style-name="P1540"><text:s text:c="3"/>.CODE <text:s text:c="31"/>; Ќ з «® бҐЈ¬Ґ­в  Є®¤ </text:p>
      <text:p text:style-name="P1541"><text:s text:c="3"/>mov <text:s/>ax, @data<text:s/><text:s text:c="23"/>; ‡ Јаг§Є  ў DS  ¤аҐб <text:s/>­ з « </text:p>
      <text:p text:style-name="P1542"><text:s text:c="3"/>mov <text:s/>ds, ax <text:s text:c="26"/>; бҐЈ¬Ґ­в  ¤ ­­ле</text:p>
      <text:p text:style-name="P1543"><text:span text:style-name="T1544"><text:s text:c="3"/></text:span><text:span text:style-name="T1545">mov <text:s/>dx, OFFSET Greeting <text:s text:c="13"/>; ‡ </text:span><text:span text:style-name="T1546">Јаг</text:span><text:span text:style-name="T1547">§</text:span><text:span text:style-name="T1548">Є</text:span><text:span text:style-name="T1549"> <text:s/></text:span><text:span text:style-name="T1550">ў</text:span><text:span text:style-name="T1551"><text:s/>dx<text:s/></text:span><text:span text:style-name="T1552">б</text:span><text:span text:style-name="T1553">¬</text:span><text:span text:style-name="T1554">ҐйҐ</text:span><text:span text:style-name="T1555">­</text:span><text:span text:style-name="T1556">Ёп</text:span></text:p>
      <text:p text:style-name="P1557"><text:span text:style-name="T1558"><text:s text:c="40"/>;  ¤</text:span><text:span text:style-name="T1559">аҐб</text:span><text:span text:style-name="T1560"> <text:s/></text:span><text:span text:style-name="T1561">вҐЄбв</text:span><text:span text:style-name="T1562"> <text:s/></text:span><text:span text:style-name="T1563">ЇаЁўҐвбвўЁп</text:span></text:p>
      <text:p text:style-name="P1564">DisplayGreeting:</text:p>
      <text:p text:style-name="P1565"><text:span text:style-name="T1566"><text:s text:c="3"/>mov <text:s/>ah, 9 <text:s text:c="27"/>; #<text:s/></text:span><text:span text:style-name="T1567">дг</text:span><text:span text:style-name="T1568">­</text:span><text:span text:style-name="T1569">ЄжЁЁ</text:span><text:span text:style-name="T1570"><text:s/>„</text:span><text:span text:style-name="T1571">Ћ</text:span><text:span text:style-name="T1572">‘<text:s/></text:span><text:span text:style-name="T1573">ЇҐз</text:span><text:span text:style-name="T1574"> </text:span><text:span text:style-name="T1575">вЁ</text:span><text:span text:style-name="T1576"><text:s/></text:span><text:span text:style-name="T1577">бва</text:span><text:span text:style-name="T1578">®</text:span><text:span text:style-name="T1579">ЄЁ</text:span></text:p>
      <text:p text:style-name="P1580"><text:span text:style-name="T1581"><text:s text:c="3"/>int <text:s/>21h <text:s text:c="28"/>;<text:s/></text:span><text:span text:style-name="T1582">ўлў</text:span><text:span text:style-name="T1583">®¤<text:s/></text:span><text:span text:style-name="T1584">­ <text:s/></text:span><text:span text:style-name="T1585">нЄа</text:span><text:span text:style-name="T1586"> </text:span><text:span text:style-name="T1587">­<text:s text:c="2"/></text:span><text:span text:style-name="T1588">ЇаЁўҐвбвўЁп</text:span></text:p>
      <text:p text:style-name="P1589"><text:span text:style-name="T1590"><text:s text:c="3"/>mov <text:s/>ah, 4ch <text:s text:c="25"/>; #<text:s/></text:span><text:span text:style-name="T1591">дг</text:span><text:span text:style-name="T1592">­</text:span><text:span text:style-name="T1593">ЄжЁЁ</text:span><text:span text:style-name="T1594"><text:s/>„</text:span><text:span text:style-name="T1595">Ћ</text:span><text:span text:style-name="T1596">‘ § </text:span><text:span text:style-name="T1597">ўҐаиҐ</text:span><text:span text:style-name="T1598">­</text:span><text:span text:style-name="T1599">Ёп</text:span><text:span text:style-name="T1600"><text:s/></text:span><text:span text:style-name="T1601">Їа</text:span><text:span text:style-name="T1602">®</text:span><text:span text:style-name="T1603">Ја</text:span><text:span text:style-name="T1604"> ¬¬</text:span><text:span text:style-name="T1605">л</text:span></text:p>
      <text:p text:style-name="P1606"><text:span text:style-name="T1607"><text:s text:c="3"/>int <text:s/>21h <text:s text:c="28"/>; § </text:span><text:span text:style-name="T1608">ўҐаиҐ</text:span><text:span text:style-name="T1609">­</text:span><text:span text:style-name="T1610">ЁҐ</text:span><text:span text:style-name="T1611"><text:s/></text:span><text:span text:style-name="T1612">Їа</text:span><text:span text:style-name="T1613">®</text:span><text:span text:style-name="T1614">Ја</text:span><text:span text:style-name="T1615"> ¬¬</text:span><text:span text:style-name="T1616">л</text:span><text:span text:style-name="T1617"><text:s/></text:span><text:span text:style-name="T1618">Ё</text:span><text:span text:style-name="T1619"><text:s/></text:span><text:span text:style-name="T1620">ўле</text:span><text:span text:style-name="T1621">®¤<text:s/></text:span><text:span text:style-name="T1622">ў</text:span><text:span text:style-name="T1623"><text:s/>„</text:span><text:span text:style-name="T1624">Ћ</text:span><text:span text:style-name="T1625">‘</text:span></text:p>
      <text:p text:style-name="P1626"><text:span text:style-name="T1627"><text:s text:c="3"/></text:span><text:span text:style-name="T1628">END</text:span></text:p>
      <text:p text:style-name="P1629"><text:span text:style-name="T1630">Текст</text:span><text:span text:style-name="T1631"><text:s/></text:span><text:span text:style-name="T1632">файла</text:span><text:span text:style-name="T1633"><text:s/>HELLO2.LST</text:span></text:p>
      <text:p text:style-name="P1634">__Microsoft (R) Macro Assembler Version 5.10 <text:s text:c="17"/>10/22/20 13:08:5</text:p>
      <text:p text:style-name="P1635"><text:s text:c="61"/>Page <text:s text:c="4"/>1-1</text:p>
      <text:p text:style-name="P1636"/>
      <text:p text:style-name="P1637"/>
      <text:p text:style-name="P1638"><text:span text:style-name="T1639"><text:tab/></text:span><text:span text:style-name="T1640"><text:tab/></text:span><text:span text:style-name="T1641"><text:tab/></text:span><text:span text:style-name="T1642"><text:tab/>; HELLO2 - “</text:span><text:span text:style-name="T1643">зҐЎ</text:span><text:span text:style-name="T1644">­ </text:span><text:span text:style-name="T1645">п</text:span><text:span text:style-name="T1646"><text:s/></text:span><text:span text:style-name="T1647">Їа</text:span><text:span text:style-name="T1648">®</text:span><text:span text:style-name="T1649">Ја</text:span><text:span text:style-name="T1650"> ¬¬  N2 <text:s/>« </text:span><text:span text:style-name="T1651">Ў</text:span><text:span text:style-name="T1652">.</text:span><text:span text:style-name="T1653">а</text:span><text:span text:style-name="T1654"> </text:span><text:span text:style-name="T1655">Ў</text:span><text:span text:style-name="T1656">.#1<text:s/></text:span><text:span text:style-name="T1657">Ї</text:span><text:span text:style-name="T1658">®<text:s/></text:span></text:p>
      <text:p text:style-name="P1659"><text:span text:style-name="T1660"><text:tab/></text:span><text:span text:style-name="T1661"><text:tab/></text:span><text:span text:style-name="T1662"><text:tab/></text:span><text:span text:style-name="T1663"><text:tab/>¤</text:span><text:span text:style-name="T1664">ЁбжЁЇ</text:span><text:span text:style-name="T1665">«</text:span><text:span text:style-name="T1666">Ё</text:span><text:span text:style-name="T1667">­</text:span><text:span text:style-name="T1668">Ґ</text:span><text:span text:style-name="T1669"><text:s/>"</text:span><text:span text:style-name="T1670">ЂаеЁвҐЄвга</text:span><text:span text:style-name="T1671"> <text:s/></text:span><text:span text:style-name="T1672">Є</text:span><text:span text:style-name="T1673">®¬</text:span><text:span text:style-name="T1674">ЇмовҐа</text:span><text:span text:style-name="T1675"> "</text:span></text:p>
      <text:p text:style-name="P1676"><text:span text:style-name="T1677"><text:tab/></text:span><text:span text:style-name="T1678"><text:tab/></text:span><text:span text:style-name="T1679"><text:tab/></text:span><text:span text:style-name="T1680"><text:tab/>; <text:s text:c="9"/></text:span><text:span text:style-name="T1681">Џа</text:span><text:span text:style-name="T1682">®</text:span><text:span text:style-name="T1683">Ја</text:span><text:span text:style-name="T1684"> ¬¬ <text:s/></text:span><text:span text:style-name="T1685">ЁбЇ</text:span><text:span text:style-name="T1686">®«</text:span><text:span text:style-name="T1687">м</text:span><text:span text:style-name="T1688">§</text:span><text:span text:style-name="T1689">гҐв</text:span><text:span text:style-name="T1690"><text:s/></text:span><text:span text:style-name="T1691">Їа</text:span><text:span text:style-name="T1692">®</text:span><text:span text:style-name="T1693">жҐ</text:span><text:span text:style-name="T1694">¤</text:span><text:span text:style-name="T1695">гаг</text:span><text:span text:style-name="T1696"><text:s/>¤«</text:span><text:span text:style-name="T1697">п</text:span><text:span text:style-name="T1698"><text:s/></text:span><text:span text:style-name="T1699">Ї</text:span></text:p>
      <text:p text:style-name="P1700"><text:span text:style-name="T1701"><text:tab/></text:span><text:span text:style-name="T1702"><text:tab/></text:span><text:span text:style-name="T1703"><text:tab/></text:span><text:span text:style-name="T1704"><text:tab/></text:span><text:span text:style-name="T1705">Ґз</text:span><text:span text:style-name="T1706"> </text:span><text:span text:style-name="T1707">вЁ</text:span><text:span text:style-name="T1708"><text:s/></text:span><text:span text:style-name="T1709">бва</text:span><text:span text:style-name="T1710">®</text:span><text:span text:style-name="T1711">ЄЁ</text:span></text:p>
      <text:p text:style-name="P1712"><text:tab/><text:tab/><text:tab/><text:tab/>;</text:p>
      <text:p text:style-name="P1713"><text:span text:style-name="T1714"><text:tab/></text:span><text:span text:style-name="T1715"><text:tab/></text:span><text:span text:style-name="T1716"><text:tab/></text:span><text:span text:style-name="T1717"><text:tab/>; <text:s text:c="5"/>’…</text:span><text:span text:style-name="T1718">Љ</text:span><text:span text:style-name="T1719">‘’ <text:s/></text:span><text:span text:style-name="T1720">ЏђЋѓђЂЊЊ</text:span><text:span text:style-name="T1721">›</text:span></text:p>
      <text:p text:style-name="P1722"><text:tab/><text:tab/><text:tab/><text:tab/></text:p>
      <text:p text:style-name="P1723"><text:span text:style-name="T1724"><text:s/>= 0024</text:span><text:span text:style-name="T1725"><text:tab/></text:span><text:span text:style-name="T1726"><text:tab/></text:span><text:span text:style-name="T1727"><text:tab/></text:span><text:span text:style-name="T1728"><text:tab/>EOFLine <text:s/>EQU <text:s/>'$' <text:s text:c="8"/>;<text:s/></text:span><text:span text:style-name="T1729">ЋЇаҐ</text:span><text:span text:style-name="T1730">¤</text:span><text:span text:style-name="T1731">Ґ</text:span><text:span text:style-name="T1732">«</text:span><text:span text:style-name="T1733">Ґ</text:span><text:span text:style-name="T1734">­</text:span><text:span text:style-name="T1735">ЁҐ</text:span><text:span text:style-name="T1736"><text:s/></text:span><text:span text:style-name="T1737">бЁ</text:span><text:span text:style-name="T1738">¬</text:span><text:span text:style-name="T1739">ў</text:span><text:span text:style-name="T1740">®«</text:span><text:span text:style-name="T1741">м</text:span></text:p>
      <text:p text:style-name="P1742"><text:span text:style-name="T1743"><text:tab/></text:span><text:span text:style-name="T1744"><text:tab/></text:span><text:span text:style-name="T1745"><text:tab/></text:span><text:span text:style-name="T1746"><text:tab/>­®©<text:s/></text:span><text:span text:style-name="T1747">Є</text:span><text:span text:style-name="T1748">®­</text:span><text:span text:style-name="T1749">бв</text:span><text:span text:style-name="T1750"> ­</text:span><text:span text:style-name="T1751">вл</text:span></text:p>
      <text:p text:style-name="P1752"><text:span text:style-name="T1753"><text:tab/></text:span><text:span text:style-name="T1754"><text:tab/></text:span><text:span text:style-name="T1755"><text:tab/></text:span><text:span text:style-name="T1756"><text:tab/><text:s text:c="26"/>; <text:s text:c="4"/>"</text:span><text:span text:style-name="T1757">Љ</text:span><text:span text:style-name="T1758">®­</text:span><text:span text:style-name="T1759">Ґж</text:span><text:span text:style-name="T1760"><text:s/></text:span><text:span text:style-name="T1761">бва</text:span><text:span text:style-name="T1762">®</text:span><text:span text:style-name="T1763">ЄЁ</text:span><text:span text:style-name="T1764">"</text:span></text:p>
      <text:p text:style-name="P1765"><text:tab/><text:tab/><text:tab/><text:tab/></text:p>
      <text:p text:style-name="P1766"><text:span text:style-name="T1767"><text:tab/></text:span><text:span text:style-name="T1768"><text:tab/></text:span><text:span text:style-name="T1769"><text:tab/></text:span><text:span text:style-name="T1770"><text:tab/>; ‘</text:span><text:span text:style-name="T1771">вҐЄ</text:span><text:span text:style-name="T1772"><text:s text:c="2"/></text:span><text:span text:style-name="T1773">Їа</text:span><text:span text:style-name="T1774">®</text:span><text:span text:style-name="T1775">Ја</text:span><text:span text:style-name="T1776"> ¬¬</text:span><text:span text:style-name="T1777">л</text:span></text:p>
      <text:p text:style-name="P1778"><text:tab/><text:tab/><text:tab/><text:tab/></text:p>
      <text:p text:style-name="P1779"><text:s/>0000<text:tab/><text:tab/><text:tab/><text:tab/>AStack <text:s text:c="3"/>SEGMENT <text:s/>STACK</text:p>
      <text:p text:style-name="P1780"><text:span text:style-name="T1781"><text:s/>0000 <text:s/>000C[</text:span><text:span text:style-name="T1782"><text:tab/></text:span><text:span text:style-name="T1783"><text:tab/></text:span><text:span text:style-name="T1784"><text:tab/><text:s text:c="10"/>DW 12 DUP(?) <text:s text:c="3"/>;<text:s/></text:span><text:span text:style-name="T1785">Ћвў</text:span><text:span text:style-name="T1786">®¤</text:span><text:span text:style-name="T1787">Ёвбп</text:span><text:span text:style-name="T1788"><text:s/>12<text:s/></text:span><text:span text:style-name="T1789">б</text:span><text:span text:style-name="T1790">«®</text:span><text:span text:style-name="T1791">ў</text:span><text:span text:style-name="T1792"><text:s/></text:span><text:span text:style-name="T1793">Ї</text:span></text:p>
      <text:p text:style-name="P1794"><text:span text:style-name="T1795"><text:tab/></text:span><text:span text:style-name="T1796"><text:tab/></text:span><text:span text:style-name="T1797"><text:tab/></text:span><text:span text:style-name="T1798"><text:tab/> ¬</text:span><text:span text:style-name="T1799">пвЁ</text:span></text:p>
      <text:p text:style-name="P1800"><text:tab/><text:s text:c="3"/>????<text:tab/><text:tab/><text:tab/></text:p>
      <text:p text:style-name="P1801"><text:tab/><text:tab/><text:tab/><text:s/>]<text:tab/></text:p>
      <text:p text:style-name="P1802"><text:tab/><text:tab/><text:tab/><text:tab/></text:p>
      <text:p text:style-name="P1803"><text:s/>0018<text:tab/><text:tab/><text:tab/><text:tab/>AStack <text:s text:c="3"/>ENDS</text:p>
      <text:p text:style-name="P1804"><text:tab/><text:tab/><text:tab/><text:tab/></text:p>
      <text:p text:style-name="P1805"><text:span text:style-name="T1806"><text:tab/></text:span><text:span text:style-name="T1807"><text:tab/></text:span><text:span text:style-name="T1808"><text:tab/></text:span><text:span text:style-name="T1809"><text:tab/>; „ ­­</text:span><text:span text:style-name="T1810">лҐ</text:span><text:span text:style-name="T1811"><text:s/></text:span><text:span text:style-name="T1812">Їа</text:span><text:span text:style-name="T1813">®</text:span><text:span text:style-name="T1814">Ја</text:span><text:span text:style-name="T1815"> ¬¬</text:span><text:span text:style-name="T1816">л</text:span></text:p>
      <text:p text:style-name="P1817"><text:tab/><text:tab/><text:tab/><text:tab/></text:p>
      <text:p text:style-name="P1818"><text:s/>0000<text:tab/><text:tab/><text:tab/><text:tab/>DATA <text:s text:c="5"/>SEGMENT</text:p>
      <text:p text:style-name="P1819"><text:tab/><text:tab/><text:tab/><text:tab/></text:p>
      <text:p text:style-name="P1820"><text:span text:style-name="T1821"><text:tab/></text:span><text:span text:style-name="T1822"><text:tab/></text:span><text:span text:style-name="T1823"><text:tab/></text:span><text:span text:style-name="T1824"><text:tab/>; <text:s/>„</text:span><text:span text:style-name="T1825">ЁаҐЄвЁўл</text:span><text:span text:style-name="T1826"><text:s/>®</text:span><text:span text:style-name="T1827">ЇЁб</text:span><text:span text:style-name="T1828"> ­</text:span><text:span text:style-name="T1829">Ёп</text:span><text:span text:style-name="T1830"><text:s/>¤ ­­</text:span><text:span text:style-name="T1831">ле</text:span></text:p>
      <text:p text:style-name="P1832"><text:tab/><text:tab/><text:tab/><text:tab/></text:p>
      <text:p text:style-name="P1833"><text:s/>0000 <text:s/>48 65 6C 6C 6F 20<text:tab/>HELLO <text:s text:c="4"/>DB 'Hello Worlds!', 0AH, 0DH,EOFLine</text:p>
      <text:p text:style-name="P1834"><text:s text:c="7"/>57 6F 72 6C 64 73<text:tab/></text:p>
      <text:p text:style-name="P1835"><text:s text:c="7"/>21 0A 0D 24<text:tab/><text:tab/></text:p>
      <text:p text:style-name="P1836"><text:s/>0010 <text:s/>53 74 75 64 65 6E<text:tab/>GREETING <text:s/>DB 'Student from 9382 - SonKhwa$'</text:p>
      <text:p text:style-name="P1837"><text:s text:c="7"/>74 20 66 72 6F 6D<text:tab/></text:p>
      <text:p text:style-name="P1838"><text:s text:c="7"/>20 39 33 38 32 20<text:tab/></text:p>
      <text:p text:style-name="P1839"><text:s text:c="7"/>2D 20 53 6F 6E 4B<text:tab/></text:p>
      <text:p text:style-name="P1840"><text:s text:c="7"/>68 77 61 24<text:tab/><text:tab/></text:p>
      <text:p text:style-name="P1841"><text:s/>002C<text:tab/><text:tab/><text:tab/><text:tab/>DATA <text:s text:c="5"/>ENDS</text:p>
      <text:p text:style-name="P1842"><text:tab/><text:tab/><text:tab/><text:tab/></text:p>
      <text:p text:style-name="P1843"><text:span text:style-name="T1844"><text:tab/></text:span><text:span text:style-name="T1845"><text:tab/></text:span><text:span text:style-name="T1846"><text:tab/></text:span><text:span text:style-name="T1847"><text:tab/>;<text:s/></text:span><text:span text:style-name="T1848">Љ</text:span><text:span text:style-name="T1849">®¤<text:s/></text:span><text:span text:style-name="T1850">Їа</text:span><text:span text:style-name="T1851">®</text:span><text:span text:style-name="T1852">Ја</text:span><text:span text:style-name="T1853"> ¬¬</text:span><text:span text:style-name="T1854">л</text:span></text:p>
      <text:p text:style-name="P1855"><text:tab/><text:tab/><text:tab/><text:tab/></text:p>
      <text:p text:style-name="P1856"><text:s/>0000<text:tab/><text:tab/><text:tab/><text:tab/>CODE <text:s text:c="5"/>SEGMENT</text:p>
      <text:p text:style-name="P1857"><text:tab/><text:tab/><text:tab/><text:tab/><text:s text:c="10"/>ASSUME CS:Code DS:DATA SS:AStack</text:p>
      <text:p text:style-name="P1858">HELLO2.ASM(28): warning A4001: Extra characters on line</text:p>
      <text:p text:style-name="P1859"><text:span text:style-name="T1860"><text:tab/></text:span><text:span text:style-name="T1861"><text:tab/></text:span><text:span text:style-name="T1862"><text:tab/></text:span><text:span text:style-name="T1863"><text:tab/>;<text:s/></text:span><text:span text:style-name="T1864">Џа</text:span><text:span text:style-name="T1865">®</text:span><text:span text:style-name="T1866">жҐ</text:span><text:span text:style-name="T1867">¤</text:span><text:span text:style-name="T1868">га</text:span><text:span text:style-name="T1869"> <text:s/></text:span><text:span text:style-name="T1870">ЇҐз</text:span><text:span text:style-name="T1871"> </text:span><text:span text:style-name="T1872">вЁ</text:span><text:span text:style-name="T1873"><text:s/></text:span><text:span text:style-name="T1874">бва</text:span><text:span text:style-name="T1875">®</text:span><text:span text:style-name="T1876">ЄЁ</text:span></text:p>
      <text:p text:style-name="P1877"><text:s/>0000<text:tab/><text:tab/><text:tab/><text:tab/>WriteMsg <text:s/>PROC <text:s/>NEAR</text:p>
      <text:p text:style-name="P1878"><text:s/>0000 <text:s/>B4 09<text:tab/><text:tab/><text:tab/><text:s text:c="10"/>mov <text:s text:c="2"/>AH,9</text:p>
      <text:p text:style-name="P1879"><text:span text:style-name="T1880"><text:s/>0002 <text:s/>CD 21</text:span><text:span text:style-name="T1881"><text:tab/></text:span><text:span text:style-name="T1882"><text:tab/></text:span><text:span text:style-name="T1883"><text:tab/><text:s text:c="10"/>int <text:s text:c="2"/>21h <text:s/>; ‚</text:span><text:span text:style-name="T1884">л</text:span><text:span text:style-name="T1885">§®</text:span><text:span text:style-name="T1886">ў</text:span><text:span text:style-name="T1887"><text:s/></text:span><text:span text:style-name="T1888">дг</text:span><text:span text:style-name="T1889">­</text:span><text:span text:style-name="T1890">ЄжЁЁ</text:span><text:span text:style-name="T1891"><text:s/>DOS<text:s/></text:span><text:span text:style-name="T1892">Ї</text:span><text:span text:style-name="T1893">®<text:s/></text:span><text:span text:style-name="T1894">ЇаҐ</text:span></text:p>
      <text:p text:style-name="P1895"><text:span text:style-name="T1896"><text:tab/></text:span><text:span text:style-name="T1897"><text:tab/></text:span><text:span text:style-name="T1898"><text:tab/></text:span><text:span text:style-name="T1899"><text:tab/></text:span><text:span text:style-name="T1900">алў</text:span><text:span text:style-name="T1901"> ­</text:span><text:span text:style-name="T1902">Ёо</text:span></text:p>
      <text:p text:style-name="P1903"><text:s/>0004 <text:s/>C3<text:tab/><text:tab/><text:tab/><text:s text:c="10"/>ret</text:p>
      <text:p text:style-name="P1904"><text:s/>0005<text:tab/><text:tab/><text:tab/><text:tab/>WriteMsg <text:s/>ENDP</text:p>
      <text:p text:style-name="P1905"><text:tab/><text:tab/><text:tab/><text:tab/></text:p>
      <text:p text:style-name="P1906"><text:span text:style-name="T1907"><text:tab/></text:span><text:span text:style-name="T1908"><text:tab/></text:span><text:span text:style-name="T1909"><text:tab/></text:span><text:span text:style-name="T1910"><text:tab/>;<text:s/></text:span><text:span text:style-name="T1911">ѓ</text:span><text:span text:style-name="T1912">®«®</text:span><text:span text:style-name="T1913">ў</text:span><text:span text:style-name="T1914">­ </text:span><text:span text:style-name="T1915">п</text:span><text:span text:style-name="T1916"><text:s/></text:span><text:span text:style-name="T1917">Їа</text:span><text:span text:style-name="T1918">®</text:span><text:span text:style-name="T1919">жҐ</text:span><text:span text:style-name="T1920">¤</text:span><text:span text:style-name="T1921">га</text:span><text:span text:style-name="T1922"> </text:span></text:p>
      <text:p text:style-name="P1923"><text:s/>0005<text:tab/><text:tab/><text:tab/><text:tab/>Main <text:s text:c="5"/>PROC <text:s/>FAR</text:p>
      <text:p text:style-name="P1924"><text:span text:style-name="T1925"><text:s/>0005 <text:s/>1E</text:span><text:span text:style-name="T1926"><text:tab/></text:span><text:span text:style-name="T1927"><text:tab/></text:span><text:span text:style-name="T1928"><text:tab/><text:s text:c="10"/>push <text:s/>DS <text:s text:c="6"/>;\ <text:s/>‘®</text:span><text:span text:style-name="T1929">еа</text:span><text:span text:style-name="T1930"> ­</text:span><text:span text:style-name="T1931">Ґ</text:span><text:span text:style-name="T1932">­</text:span><text:span text:style-name="T1933">ЁҐ</text:span><text:span text:style-name="T1934"><text:s/> ¤</text:span><text:span text:style-name="T1935">аҐб</text:span><text:span text:style-name="T1936"> <text:s/></text:span></text:p>
      <text:p text:style-name="P1937"><text:span text:style-name="T1938"><text:tab/></text:span><text:span text:style-name="T1939"><text:tab/></text:span><text:span text:style-name="T1940"><text:tab/></text:span><text:span text:style-name="T1941"><text:tab/>­ </text:span><text:span text:style-name="T1942">з</text:span><text:span text:style-name="T1943"> «  PSP<text:s/></text:span><text:span text:style-name="T1944">ў</text:span><text:span text:style-name="T1945"><text:s/></text:span><text:span text:style-name="T1946">бвҐЄҐ</text:span></text:p>
      <text:p text:style-name="P1947"><text:span text:style-name="T1948"><text:s/>0006 <text:s/>2B C0</text:span><text:span text:style-name="T1949"><text:tab/></text:span><text:span text:style-name="T1950"><text:tab/></text:span><text:span text:style-name="T1951"><text:tab/><text:s text:c="10"/>sub <text:s text:c="2"/>AX,AX <text:s text:c="3"/>; &gt; ¤«</text:span><text:span text:style-name="T1952">п</text:span><text:span text:style-name="T1953"><text:s/></text:span><text:span text:style-name="T1954">Ї</text:span><text:span text:style-name="T1955">®</text:span><text:span text:style-name="T1956">б</text:span><text:span text:style-name="T1957">«</text:span><text:span text:style-name="T1958">Ґ</text:span><text:span text:style-name="T1959">¤</text:span><text:span text:style-name="T1960">гойҐЈ</text:span><text:span text:style-name="T1961">®<text:s/></text:span><text:span text:style-name="T1962">ў</text:span></text:p>
      <text:p text:style-name="P1963">__Microsoft (R) Macro Assembler Version 5.10 <text:s text:c="17"/>10/22/20 13:08:5</text:p>
      <text:p text:style-name="P1964"><text:s text:c="61"/>Page <text:s text:c="4"/>1-2</text:p>
      <text:p text:style-name="P1965"/>
      <text:p text:style-name="P1966"/>
      <text:p text:style-name="P1967"><text:span text:style-name="T1968"><text:tab/></text:span><text:span text:style-name="T1969"><text:tab/></text:span><text:span text:style-name="T1970"><text:tab/></text:span><text:span text:style-name="T1971"><text:tab/>®</text:span><text:span text:style-name="T1972">ббв</text:span><text:span text:style-name="T1973"> ­®</text:span><text:span text:style-name="T1974">ў</text:span><text:span text:style-name="T1975">«</text:span><text:span text:style-name="T1976">Ґ</text:span><text:span text:style-name="T1977">­</text:span><text:span text:style-name="T1978">Ёп</text:span><text:span text:style-name="T1979"><text:s/></text:span><text:span text:style-name="T1980">Ї</text:span><text:span text:style-name="T1981">®</text:span></text:p>
      <text:p text:style-name="P1982"><text:span text:style-name="T1983"><text:s/>0008 <text:s/>50</text:span><text:span text:style-name="T1984"><text:tab/></text:span><text:span text:style-name="T1985"><text:tab/></text:span><text:span text:style-name="T1986"><text:tab/><text:s text:c="10"/>push <text:s/>AX <text:s text:c="6"/>;/ <text:s/></text:span><text:span text:style-name="T1987">Є</text:span><text:span text:style-name="T1988">®¬ ­¤</text:span><text:span text:style-name="T1989">Ґ</text:span><text:span text:style-name="T1990"><text:s/>ret, § </text:span><text:span text:style-name="T1991">ўҐа</text:span></text:p>
      <text:p text:style-name="P1992"><text:span text:style-name="T1993"><text:tab/></text:span><text:span text:style-name="T1994"><text:tab/></text:span><text:span text:style-name="T1995"><text:tab/></text:span><text:span text:style-name="T1996"><text:tab/></text:span><text:span text:style-name="T1997">и ойҐ© Їа®жҐ¤гаг.</text:span></text:p>
      <text:p text:style-name="P1998"><text:span text:style-name="T1999"><text:s/></text:span><text:span text:style-name="T2000">0009 <text:s/>B8 ---- R</text:span><text:span text:style-name="T2001"><text:tab/></text:span><text:span text:style-name="T2002"><text:tab/><text:s text:c="10"/>mov <text:s text:c="2"/>AX,DATA <text:s text:c="12"/>; ‡ </text:span><text:span text:style-name="T2003">Јаг</text:span><text:span text:style-name="T2004">§</text:span><text:span text:style-name="T2005">Є</text:span><text:span text:style-name="T2006"> <text:s/></text:span></text:p>
      <text:p text:style-name="P2007"><text:span text:style-name="T2008"><text:tab/></text:span><text:span text:style-name="T2009"><text:tab/></text:span><text:span text:style-name="T2010"><text:tab/></text:span><text:span text:style-name="T2011"><text:tab/></text:span><text:span text:style-name="T2012">бҐЈ</text:span><text:span text:style-name="T2013">¬</text:span><text:span text:style-name="T2014">Ґ</text:span><text:span text:style-name="T2015">­</text:span><text:span text:style-name="T2016">в</text:span><text:span text:style-name="T2017">­®</text:span><text:span text:style-name="T2018">Ј</text:span><text:span text:style-name="T2019">®</text:span></text:p>
      <text:p text:style-name="P2020"><text:span text:style-name="T2021"><text:s/>000C <text:s/>8E D8</text:span><text:span text:style-name="T2022"><text:tab/></text:span><text:span text:style-name="T2023"><text:tab/></text:span><text:span text:style-name="T2024"><text:tab/><text:s text:c="10"/>mov <text:s text:c="2"/>DS,AX <text:s text:c="14"/>;<text:s/></text:span><text:span text:style-name="T2025">аҐЈЁбва</text:span><text:span text:style-name="T2026"> <text:s/></text:span></text:p>
      <text:p text:style-name="P2027"><text:span text:style-name="T2028"><text:tab/></text:span><text:span text:style-name="T2029"><text:tab/></text:span><text:span text:style-name="T2030"><text:tab/></text:span><text:span text:style-name="T2031"><text:tab/>¤ ­­</text:span><text:span text:style-name="T2032">ле</text:span><text:span text:style-name="T2033">.</text:span></text:p>
      <text:p text:style-name="P2034"><text:span text:style-name="T2035"><text:s/>000E <text:s/>BA 0000 R</text:span><text:span text:style-name="T2036"><text:tab/></text:span><text:span text:style-name="T2037"><text:tab/><text:s text:c="10"/>mov <text:s text:c="2"/>DX, OFFSET HELLO <text:s text:c="3"/>; ‚</text:span><text:span text:style-name="T2038">лў</text:span><text:span text:style-name="T2039">®¤ ­ <text:s/></text:span></text:p>
      <text:p text:style-name="P2040"><text:span text:style-name="T2041"><text:tab/></text:span><text:span text:style-name="T2042"><text:tab/></text:span><text:span text:style-name="T2043"><text:tab/></text:span><text:span text:style-name="T2044"><text:tab/></text:span><text:span text:style-name="T2045">нЄа</text:span><text:span text:style-name="T2046"> ­<text:s/></text:span><text:span text:style-name="T2047">ЇҐаў</text:span><text:span text:style-name="T2048">®©</text:span></text:p>
      <text:p text:style-name="P2049"><text:span text:style-name="T2050"><text:s/>0011 <text:s/>E8 0000 R</text:span><text:span text:style-name="T2051"><text:tab/></text:span><text:span text:style-name="T2052"><text:tab/><text:s text:c="10"/>call <text:s/>WriteMsg <text:s text:c="11"/>;<text:s/></text:span><text:span text:style-name="T2053">бва</text:span><text:span text:style-name="T2054">®</text:span><text:span text:style-name="T2055">ЄЁ</text:span><text:span text:style-name="T2056"><text:s/></text:span><text:span text:style-name="T2057">Їа</text:span></text:p>
      <text:p text:style-name="P2058"><text:span text:style-name="T2059"><text:tab/></text:span><text:span text:style-name="T2060"><text:tab/></text:span><text:span text:style-name="T2061"><text:tab/></text:span><text:span text:style-name="T2062"><text:tab/></text:span><text:span text:style-name="T2063">ЁўҐвбвўЁп</text:span><text:span text:style-name="T2064">.</text:span></text:p>
      <text:p text:style-name="P2065"><text:span text:style-name="T2066"><text:s/>0014 <text:s/>BA 0010 R</text:span><text:span text:style-name="T2067"><text:tab/></text:span><text:span text:style-name="T2068"><text:tab/><text:s text:c="10"/>mov <text:s text:c="2"/>DX, OFFSET GREETING ; ‚</text:span><text:span text:style-name="T2069">лў</text:span><text:span text:style-name="T2070">®¤ ­ <text:s/></text:span></text:p>
      <text:p text:style-name="P2071"><text:span text:style-name="T2072"><text:tab/></text:span><text:span text:style-name="T2073"><text:tab/></text:span><text:span text:style-name="T2074"><text:tab/></text:span><text:span text:style-name="T2075"><text:tab/></text:span><text:span text:style-name="T2076">нЄа</text:span><text:span text:style-name="T2077"> ­<text:s/></text:span><text:span text:style-name="T2078">ўв</text:span><text:span text:style-name="T2079">®</text:span><text:span text:style-name="T2080">а</text:span><text:span text:style-name="T2081">®©</text:span></text:p>
      <text:p text:style-name="P2082"><text:span text:style-name="T2083"><text:s/>0017 <text:s/>E8 0000 R</text:span><text:span text:style-name="T2084"><text:tab/></text:span><text:span text:style-name="T2085"><text:tab/><text:s text:c="10"/>call <text:s/>WriteMsg <text:s text:c="11"/>;<text:s/></text:span><text:span text:style-name="T2086">бва</text:span><text:span text:style-name="T2087">®</text:span><text:span text:style-name="T2088">ЄЁ</text:span><text:span text:style-name="T2089"><text:s/></text:span><text:span text:style-name="T2090">Їа</text:span></text:p>
      <text:p text:style-name="P2091"><text:span text:style-name="T2092"><text:tab/></text:span><text:span text:style-name="T2093"><text:tab/></text:span><text:span text:style-name="T2094"><text:tab/></text:span><text:span text:style-name="T2095"><text:tab/></text:span><text:span text:style-name="T2096">ЁўҐвбвўЁп</text:span><text:span text:style-name="T2097">.</text:span></text:p>
      <text:p text:style-name="P2098"><text:span text:style-name="T2099"><text:s/>001A <text:s/>CB</text:span><text:span text:style-name="T2100"><text:tab/></text:span><text:span text:style-name="T2101"><text:tab/></text:span><text:span text:style-name="T2102"><text:tab/><text:s text:c="10"/>ret <text:s text:c="22"/>; ‚</text:span><text:span text:style-name="T2103">ле</text:span><text:span text:style-name="T2104">®¤<text:s/></text:span><text:span text:style-name="T2105">ў</text:span><text:span text:style-name="T2106"><text:s/>D</text:span></text:p>
      <text:p text:style-name="P2107"><text:span text:style-name="T2108"><text:tab/></text:span><text:span text:style-name="T2109"><text:tab/></text:span><text:span text:style-name="T2110"><text:tab/></text:span><text:span text:style-name="T2111"><text:tab/>OS<text:s/></text:span><text:span text:style-name="T2112">Ї</text:span><text:span text:style-name="T2113">®<text:s/></text:span><text:span text:style-name="T2114">Є</text:span><text:span text:style-name="T2115">®¬ ­¤</text:span><text:span text:style-name="T2116">Ґ</text:span><text:span text:style-name="T2117">,</text:span></text:p>
      <text:p text:style-name="P2118"><text:span text:style-name="T2119"><text:tab/></text:span><text:span text:style-name="T2120"><text:tab/></text:span><text:span text:style-name="T2121"><text:tab/></text:span><text:span text:style-name="T2122"><text:tab/><text:s text:c="36"/>; ­ </text:span><text:span text:style-name="T2123">е</text:span><text:span text:style-name="T2124">®¤</text:span><text:span text:style-name="T2125">пйҐ</text:span><text:span text:style-name="T2126">©</text:span></text:p>
      <text:p text:style-name="P2127"><text:span text:style-name="T2128"><text:tab/></text:span><text:span text:style-name="T2129"><text:tab/></text:span><text:span text:style-name="T2130"><text:tab/></text:span><text:span text:style-name="T2131"><text:tab/></text:span><text:span text:style-name="T2132">бп</text:span><text:span text:style-name="T2133"><text:s/></text:span><text:span text:style-name="T2134">ў</text:span><text:span text:style-name="T2135"><text:s/>1-®¬<text:s/></text:span><text:span text:style-name="T2136">б</text:span><text:span text:style-name="T2137">«®</text:span><text:span text:style-name="T2138">ўҐ</text:span><text:span text:style-name="T2139"><text:s/>PSP.</text:span></text:p>
      <text:p text:style-name="P2140"><text:span text:style-name="T2141"><text:s/></text:span><text:span text:style-name="T2142">001B</text:span><text:span text:style-name="T2143"><text:tab/></text:span><text:span text:style-name="T2144"><text:tab/></text:span><text:span text:style-name="T2145"><text:tab/></text:span><text:span text:style-name="T2146"><text:tab/>Main <text:s text:c="5"/>ENDP</text:span></text:p>
      <text:p text:style-name="P2147"><text:s/>001B<text:tab/><text:tab/><text:tab/><text:tab/>CODE <text:s text:c="5"/>ENDS</text:p>
      <text:p text:style-name="P2148"><text:tab/><text:tab/><text:tab/><text:tab/><text:s text:c="10"/>END Main</text:p>
      <text:p text:style-name="P2149">__Microsoft (R) Macro Assembler Version 5.10 <text:s text:c="17"/>10/22/20 13:08:5</text:p>
      <text:p text:style-name="P2150"><text:s text:c="61"/>Symbols-1</text:p>
      <text:p text:style-name="P2151"/>
      <text:p text:style-name="P2152"/>
      <text:p text:style-name="P2153">Segments and Groups:</text:p>
      <text:p text:style-name="P2154"/>
      <text:p text:style-name="P2155"><text:s text:c="16"/>N a m e <text:s text:c="8"/><text:tab/>Length<text:tab/><text:s/>Align<text:tab/>Combine Class</text:p>
      <text:p text:style-name="P2156"/>
      <text:p text:style-name="P2157">ASTACK . . . . . . . . . . . . . <text:s/><text:tab/>0018<text:tab/>PARA<text:tab/>STACK<text:tab/></text:p>
      <text:p text:style-name="P2158">CODE . . . . . . . . . . . . . . <text:s/><text:tab/>001B<text:tab/>PARA<text:tab/>NONE<text:tab/></text:p>
      <text:p text:style-name="P2159">DATA . . . . . . . . . . . . . . <text:s/><text:tab/>002C<text:tab/>PARA<text:tab/>NONE<text:tab/></text:p>
      <text:p text:style-name="P2160"/>
      <text:p text:style-name="P2161">Symbols: <text:s text:c="11"/></text:p>
      <text:p text:style-name="P2162"/>
      <text:p text:style-name="P2163"><text:s text:c="16"/>N a m e <text:s text:c="8"/><text:tab/>Type<text:tab/><text:s/>Value<text:tab/><text:s/>Attr</text:p>
      <text:p text:style-name="P2164"/>
      <text:p text:style-name="P2165">EOFLINE <text:s/>. . . . . . . . . . . . <text:s/><text:tab/>NUMBER<text:tab/>0024<text:tab/></text:p>
      <text:p text:style-name="P2166"/>
      <text:p text:style-name="P2167">GREETING . . . . . . . . . . . . <text:s/><text:tab/>L BYTE<text:tab/>0010<text:tab/>DATA</text:p>
      <text:p text:style-name="P2168"/>
      <text:p text:style-name="P2169">HELLO <text:s/>. . . . . . . . . . . . . <text:s/><text:tab/>L BYTE<text:tab/>0000<text:tab/>DATA</text:p>
      <text:p text:style-name="P2170"/>
      <text:p text:style-name="P2171">MAIN . . . . . . . . . . . . . . <text:s/><text:tab/>F PROC<text:tab/>0005<text:tab/>CODE<text:tab/>Length = 0016</text:p>
      <text:p text:style-name="P2172"/>
      <text:p text:style-name="P2173">WRITEMSG . . . . . . . . . . . . <text:s/><text:tab/>N PROC<text:tab/>0000<text:tab/>CODE<text:tab/>Length = 0005</text:p>
      <text:p text:style-name="P2174"/>
      <text:p text:style-name="P2175">@CPU . . . . . . . . . . . . . . <text:s/><text:tab/>TEXT <text:s/>0101h<text:tab/><text:tab/></text:p>
      <text:p text:style-name="P2176">@FILENAME <text:s/>. . . . . . . . . . . <text:s/><text:tab/>TEXT <text:s/>HELLO2<text:tab/><text:tab/></text:p>
      <text:p text:style-name="P2177">@VERSION . . . . . . . . . . . . <text:s/><text:tab/>TEXT <text:s/>510<text:tab/><text:tab/></text:p>
      <text:p text:style-name="P2178"/>
      <text:p text:style-name="P2179"/>
      <text:p text:style-name="P2180"><text:s text:c="5"/>51 Source <text:s/>Lines</text:p>
      <text:p text:style-name="P2181"><text:s text:c="5"/>51 Total <text:s text:c="2"/>Lines</text:p>
      <text:p text:style-name="P2182"><text:s text:c="5"/>13 Symbols</text:p>
      <text:p text:style-name="P2183"/>
      <text:p text:style-name="P2184"><text:s text:c="2"/>48002 + 461305 Bytes symbol space free</text:p>
      <text:p text:style-name="P2185"/>
      <text:p text:style-name="P2186"><text:s text:c="6"/>1 Warning Errors</text:p>
      <text:p text:style-name="P2187"><text:span text:style-name="T2188"><text:s text:c="6"/></text:span><text:span text:style-name="T2189">0 Severe <text:s/>Errors</text:span></text:p>
      <text:p text:style-name="P2190"/>
      <text:p text:style-name="P2191"/>
      <text:p text:style-name="P2192"><text:span text:style-name="T2193"><text:s/></text:span><text:span text:style-name="T2194">Текст</text:span><text:span text:style-name="T2195"><text:s/></text:span><text:span text:style-name="T2196">файла</text:span><text:span text:style-name="T2197"><text:s/>HELLO2.ASM</text:span></text:p>
      <text:p text:style-name="P2198">; HELLO2 - “зҐЎ­ п Їа®Ја ¬¬  N2 <text:s/>« Ў.а Ў.#1 Ї® ¤ЁбжЁЇ«Ё­Ґ "ЂаеЁвҐЄвга  Є®¬ЇмовҐа "</text:p>
      <text:p text:style-name="P2199">; <text:s text:c="9"/>Џа®Ја ¬¬  ЁбЇ®«м§гҐв Їа®жҐ¤гаг ¤«п ЇҐз вЁ бва®ЄЁ</text:p>
      <text:p text:style-name="P2200">;</text:p>
      <text:p text:style-name="P2201">; <text:s text:c="5"/>’…Љ‘’ <text:s/>ЏђЋѓђЂЊЊ›</text:p>
      <text:p text:style-name="P2202"/>
      <text:p text:style-name="P2203">EOFLine <text:s/>EQU <text:s/>'$' <text:s text:c="8"/>; ЋЇаҐ¤Ґ«Ґ­ЁҐ бЁ¬ў®«м­®© Є®­бв ­вл</text:p>
      <text:p text:style-name="P2204"><text:s text:c="26"/>; <text:s text:c="4"/>"Љ®­Ґж бва®ЄЁ"</text:p>
      <text:p text:style-name="P2205"/>
      <text:p text:style-name="P2206">; ‘вҐЄ <text:s/>Їа®Ја ¬¬л</text:p>
      <text:p text:style-name="P2207"/>
      <text:p text:style-name="P2208">AStack <text:s text:c="3"/>SEGMENT <text:s/>STACK</text:p>
      <text:p text:style-name="P2209"><text:s text:c="10"/>DW 12 DUP(?) <text:s text:c="3"/>; Ћвў®¤Ёвбп 12 б«®ў Ї ¬пвЁ</text:p>
      <text:p text:style-name="P2210">AStack <text:s text:c="3"/>ENDS</text:p>
      <text:p text:style-name="P2211"/>
      <text:p text:style-name="P2212">; „ ­­лҐ Їа®Ја ¬¬л</text:p>
      <text:p text:style-name="P2213"/>
      <text:p text:style-name="P2214">DATA <text:s text:c="5"/>SEGMENT</text:p>
      <text:p text:style-name="P2215"/>
      <text:p text:style-name="P2216">; <text:s/>„ЁаҐЄвЁўл ®ЇЁб ­Ёп ¤ ­­ле</text:p>
      <text:p text:style-name="P2217"/>
      <text:p text:style-name="P2218">HELLO <text:s text:c="4"/>DB 'Hello Worlds!', 0AH, 0DH,EOFLine</text:p>
      <text:p text:style-name="P2219">GREETING <text:s/>DB 'Student from 9382 - Pya Son Khwa$'</text:p>
      <text:p text:style-name="P2220">DATA <text:s text:c="5"/>ENDS</text:p>
      <text:p text:style-name="P2221"/>
      <text:p text:style-name="P2222">; Љ®¤ Їа®Ја ¬¬л</text:p>
      <text:p text:style-name="P2223"/>
      <text:p text:style-name="P2224">CODE <text:s text:c="5"/>SEGMENT</text:p>
      <text:p text:style-name="P2225"><text:s text:c="10"/>ASSUME CS:Code DS:DATA SS:AStack</text:p>
      <text:p text:style-name="P2226">;<text:s/>Џа®жҐ¤га  ЇҐз вЁ бва®ЄЁ</text:p>
      <text:p text:style-name="P2227">WriteMsg <text:s/>PROC <text:s/>NEAR</text:p>
      <text:p text:style-name="P2228"><text:s text:c="10"/>mov <text:s text:c="2"/>AH,9</text:p>
      <text:p text:style-name="P2229"><text:s text:c="10"/>int <text:s text:c="2"/>21h <text:s/>; ‚л§®ў дг­ЄжЁЁ DOS Ї® ЇаҐалў ­Ёо</text:p>
      <text:p text:style-name="P2230"><text:s text:c="10"/>ret</text:p>
      <text:p text:style-name="P2231">WriteMsg <text:s/>ENDP</text:p>
      <text:p text:style-name="P2232"/>
      <text:p text:style-name="P2233">; ѓ®«®ў­ п Їа®жҐ¤га </text:p>
      <text:p text:style-name="P2234">Main <text:s text:c="5"/>PROC <text:s/>FAR</text:p>
      <text:p text:style-name="P2235"><text:s text:c="10"/>push <text:s/>DS <text:s text:c="6"/>;\ <text:s/>‘®еа ­Ґ­ЁҐ  ¤аҐб <text:s/>­ з «  PSP ў бвҐЄҐ</text:p>
      <text:p text:style-name="P2236"><text:s text:c="10"/>sub <text:s text:c="2"/>AX,AX <text:s text:c="3"/>; &gt; ¤«п Ї®б«Ґ¤гойҐЈ® ў®ббв ­®ў«Ґ­Ёп Ї®</text:p>
      <text:p text:style-name="P2237"><text:s text:c="10"/>push <text:s/>AX <text:s text:c="6"/>;/ <text:s/>Є®¬ ­¤Ґ ret, § ўҐаи ойҐ© Їа®жҐ¤гаг.</text:p>
      <text:p text:style-name="P2238"><text:s text:c="10"/>mov <text:s text:c="2"/>AX,DATA <text:s text:c="12"/>; ‡ Јаг§Є  бҐЈ¬Ґ­в­®Ј®</text:p>
      <text:p text:style-name="P2239"><text:s text:c="10"/>mov <text:s text:c="2"/>DS,AX <text:s text:c="14"/>; аҐЈЁбва  ¤ ­­ле.</text:p>
      <text:p text:style-name="P2240"><text:s text:c="10"/>mov <text:s text:c="2"/>DX, OFFSET HELLO <text:s text:c="3"/>; ‚лў®¤<text:s/>­  нЄа ­<text:s/>ЇҐаў®©</text:p>
      <text:p text:style-name="P2241"><text:s text:c="10"/>call <text:s/>WriteMsg <text:s text:c="11"/>; бва®ЄЁ ЇаЁўҐвбвўЁп.</text:p>
      <text:p text:style-name="P2242"><text:s text:c="10"/>mov <text:s text:c="2"/>DX, OFFSET GREETING ; ‚лў®¤<text:s/>­  нЄа ­<text:s/>ўв®а®©</text:p>
      <text:p text:style-name="P2243"><text:s text:c="10"/>call <text:s/>WriteMsg <text:s text:c="11"/>; бва®ЄЁ ЇаЁўҐвбвўЁп.</text:p>
      <text:p text:style-name="P2244"><text:s text:c="10"/>ret <text:s/><text:s text:c="21"/>; ‚ле®¤ ў DOS Ї® Є®¬ ­¤Ґ,</text:p>
      <text:p text:style-name="P2245"><text:s text:c="36"/>;<text:s/>­ е®¤пйҐ©бп ў 1-®¬ б«®ўҐ PSP.</text:p>
      <text:p text:style-name="P2246">Main <text:s text:c="5"/>ENDP</text:p>
      <text:p text:style-name="P2247">CODE <text:s text:c="5"/>ENDS</text:p>
      <text:p text:style-name="P2248"><text:span text:style-name="T2249"><text:s text:c="10"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4%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6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vel Martinenko</meta:initial-creator>
    <dc:creator>Учетная запись Майкрософт</dc:creator>
    <meta:creation-date>2019-09-17T11:31:00Z</meta:creation-date>
    <dc:date>2020-10-22T10:16:00Z</dc:date>
    <meta:print-date>2019-09-18T23:43:00Z</meta:print-date>
    <meta:template xlink:href="Normal" xlink:type="simple"/>
    <meta:editing-cycles>12</meta:editing-cycles>
    <meta:editing-duration>PT1614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7" meta:word-count="2775" meta:character-count="18556" meta:row-count="131" meta:non-whitespace-character-count="15818"/>
  </office:meta>
</office:document-meta>
</file>